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officeooo:rsid="00332528" officeooo:paragraph-rsid="00332528"/>
    </style:style>
    <style:style style:name="P4" style:family="paragraph" style:parent-style-name="Standard">
      <style:paragraph-properties fo:break-before="page"/>
      <style:text-properties officeooo:paragraph-rsid="007e8efc"/>
    </style:style>
    <style:style style:name="P5" style:family="paragraph" style:parent-style-name="Standard" style:master-page-name="Standard">
      <style:paragraph-properties style:page-number="1" fo:break-before="page"/>
      <style:text-properties officeooo:paragraph-rsid="0053ca5a"/>
    </style:style>
    <style:style style:name="P6" style:family="paragraph" style:parent-style-name="Standard">
      <style:paragraph-properties fo:text-align="center" style:justify-single-word="false"/>
      <style:text-properties fo:font-size="20pt" officeooo:paragraph-rsid="007cc9b3" style:font-name-asian="ＭＳ 明朝1"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officeooo:rsid="017a0df9" officeooo:paragraph-rsid="007cc9b3" style:font-name-asian="ＭＳ 明朝1"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fo:font-weight="bold" officeooo:paragraph-rsid="007cc9b3" style:font-name-asian="ＭＳ 明朝1" style:font-size-asian="20pt" style:language-asian="ja" style:country-asian="JP"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96d35" officeooo:paragraph-rsid="007cc9b3" style:font-name-asian="ＭＳ 明朝1" style:font-size-asian="20pt" style:language-asian="ja" style:country-asian="JP" style:font-weight-asian="bold" style:font-size-complex="20pt" style:font-weight-complex="bold"/>
    </style:style>
    <style:style style:name="P10" style:family="paragraph" style:parent-style-name="Standard">
      <style:text-properties officeooo:paragraph-rsid="007cc9b3" style:font-name-asian="ＭＳ 明朝1" style:language-asian="ja" style:country-asian="JP"/>
    </style:style>
    <style:style style:name="P11" style:family="paragraph" style:parent-style-name="Standard">
      <style:paragraph-properties fo:text-align="end" style:justify-single-word="false"/>
      <style:text-properties officeooo:paragraph-rsid="007cc9b3" style:font-name-asian="ＭＳ 明朝1" style:language-asian="ja" style:country-asian="JP"/>
    </style:style>
    <style:style style:name="P12" style:family="paragraph" style:parent-style-name="Standard" style:master-page-name="First_20_Page">
      <style:paragraph-properties fo:text-align="start" style:justify-single-word="false" style:page-number="auto"/>
      <style:text-properties fo:font-size="12pt" officeooo:paragraph-rsid="007cc9b3" style:font-name-asian="ＭＳ 明朝1" style:font-size-asian="12pt" style:language-asian="ja" style:country-asian="JP" style:font-size-complex="12pt"/>
    </style:style>
    <style:style style:name="P13" style:family="paragraph">
      <style:paragraph-properties style:text-autospace="none"/>
    </style:style>
    <style:style style:name="P14" style:family="paragraph">
      <style:text-properties style:font-name="ＭＳ Ｐゴシック" fo:font-size="8pt" fo:font-style="normal" fo:font-weight="normal" style:font-name-asian="ＭＳ Ｐゴシック" style:font-size-asian="8pt" style:font-style-asian="normal" style:font-weight-asian="normal" style:font-size-complex="8pt"/>
    </style:style>
    <style:style style:name="P15" style:family="paragraph">
      <style:paragraph-properties fo:text-align="center"/>
      <style:text-properties fo:font-size="12pt"/>
    </style:style>
    <style:style style:name="P16" style:family="paragraph">
      <style:paragraph-properties fo:text-align="center"/>
    </style:style>
    <style:style style:name="P17" style:family="paragraph">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18" style:family="paragraph">
      <style:paragraph-properties fo:text-align="start"/>
    </style:style>
    <style:style style:name="P19" style:family="paragraph">
      <style:paragraph-properties fo:text-align="center"/>
      <style:text-properties style:font-name="ＭＳ Ｐゴシック" fo:font-size="8.5pt" style:font-size-asian="8.5pt" style:font-size-complex="8.5pt"/>
    </style:style>
    <style:style style:name="P20" style:family="paragraph">
      <style:paragraph-properties fo:text-align="center"/>
      <style:text-properties style:font-name="ＭＳ Ｐゴシック" fo:font-size="9pt" style:font-size-asian="9pt" style:font-size-complex="9pt"/>
    </style:style>
    <style:style style:name="P21" style:family="paragraph">
      <style:text-properties style:font-name="ＭＳ Ｐゴシック" fo:font-size="9pt" fo:font-style="normal" fo:font-weight="normal" style:font-name-asian="ＭＳ Ｐゴシック" style:font-size-asian="9pt" style:font-style-asian="normal" style:font-weight-asian="normal" style:font-size-complex="9pt"/>
    </style:style>
    <style:style style:name="P22" style:family="paragraph">
      <style:paragraph-properties fo:text-align="center"/>
      <style:text-properties style:font-name="ＭＳ Ｐゴシック" fo:font-size="8pt" style:font-size-asian="8pt" style:font-size-complex="8pt"/>
    </style:style>
    <style:style style:name="P23" style:family="paragraph">
      <style:text-properties style:font-name="ＭＳ Ｐゴシック" fo:font-size="8.5pt" fo:font-style="normal" fo:font-weight="normal" style:font-name-asian="ＭＳ Ｐゴシック" style:font-size-asian="8.5pt" style:font-style-asian="normal" style:font-weight-asian="normal" style:font-size-complex="8.5pt" style:font-weight-complex="normal"/>
    </style:style>
    <style:style style:name="P24" style:family="paragraph">
      <style:text-properties style:font-name="ＭＳ Ｐゴシック" fo:font-size="9pt" fo:font-style="normal" fo:font-weight="normal" style:font-name-asian="ＭＳ Ｐゴシック" style:font-size-asian="9pt" style:font-style-asian="normal" style:font-weight-asian="normal" style:font-size-complex="9pt" style:font-weight-complex="normal"/>
    </style:style>
    <style:style style:name="P25" style:family="paragraph">
      <style:text-properties style:font-name="ＭＳ Ｐゴシック" fo:font-size="9pt" style:font-name-asian="ＭＳ Ｐゴシック" style:font-size-asian="9pt" style:font-size-complex="9pt"/>
    </style:style>
    <style:style style:name="P26" style:family="paragraph">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P27" style:family="paragraph">
      <style:paragraph-properties fo:text-align="center"/>
      <style:text-properties style:font-name="ＭＳ Ｐゴシック" fo:font-size="12pt"/>
    </style:style>
    <style:style style:name="P28" style:family="paragraph">
      <style:paragraph-properties fo:text-align="center"/>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P29" style:family="paragraph">
      <style:paragraph-properties fo:text-align="star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30" style:family="paragraph">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P31" style:family="paragraph">
      <style:text-properties style:font-name="ＭＳ Ｐゴシック" fo:font-size="8.5pt" style:font-name-asian="ＭＳ Ｐゴシック" style:font-size-asian="8.5pt" style:font-size-complex="8.5pt"/>
    </style:style>
    <style:style style:name="P32" style:family="paragraph">
      <style:text-properties style:font-name="ＭＳ Ｐゴシック" fo:font-size="8pt" style:font-name-asian="ＭＳ Ｐゴシック" style:font-size-asian="8pt" style:font-size-complex="8pt"/>
    </style:style>
    <style:style style:name="P33" style:family="paragraph">
      <style:paragraph-properties fo:text-align="center"/>
      <style:text-properties style:font-name="ＭＳ Ｐゴシック" fo:font-size="11.5pt" style:font-size-asian="11.5pt" style:font-size-complex="11.5pt"/>
    </style:style>
    <style:style style:name="P34" style:family="paragraph">
      <style:text-properties style:font-name="ＭＳ Ｐゴシック2" fo:font-size="9pt" style:font-name-asian="ＭＳ Ｐゴシック" style:font-size-asian="9pt" style:font-size-complex="9pt"/>
    </style:style>
    <style:style style:name="P35" style:family="paragraph">
      <style:text-properties style:font-name="ＭＳ Ｐゴシック1" fo:font-size="9pt" style:font-name-asian="ＭＳ Ｐゴシック1" style:font-size-asian="9pt" style:font-size-complex="9pt"/>
    </style:style>
    <style:style style:name="P36" style:family="paragraph">
      <style:paragraph-properties fo:text-align="center"/>
      <style:text-properties style:font-name="ＭＳ Ｐゴシック1" fo:font-size="9pt" style:font-size-asian="9pt" style:font-size-complex="9pt"/>
    </style:style>
    <style:style style:name="P37" style:family="paragraph">
      <style:text-properties style:font-name="ＭＳ Ｐゴシック1" style:font-name-asian="ＭＳ Ｐゴシック1"/>
    </style:style>
    <style:style style:name="T1"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2" style:family="text">
      <style:text-properties style:font-name="ＭＳ Ｐゴシック" fo:font-size="8pt" fo:font-style="normal" fo:font-weight="normal" style:font-name-asian="ＭＳ Ｐゴシック" style:font-size-asian="8pt" style:font-style-asian="normal" style:font-weight-asian="normal" style:font-size-complex="8pt"/>
    </style:style>
    <style:style style:name="T3" style:family="text">
      <style:text-properties fo:color="#000000" style:font-name="ＭＳ Ｐゴシック" fo:font-size="8pt" fo:font-style="normal" style:text-underline-style="none" fo:font-weight="normal" style:font-name-asian="ＭＳ Ｐゴシック" style:font-size-asian="8pt" style:font-style-asian="normal" style:font-weight-asian="normal" style:font-name-complex="Monaco3" style:font-size-complex="8pt"/>
    </style:style>
    <style:style style:name="T4"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 style:family="tex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T6" style:family="text">
      <style:text-properties fo:color="#000000" style:font-name="ＭＳ Ｐゴシック" fo:font-size="8.5pt" fo:font-style="normal" style:text-underline-style="none" fo:font-weight="normal" style:font-name-asian="ＭＳ Ｐゴシック" style:font-size-asian="8.5pt" style:font-style-asian="normal" style:font-weight-asian="normal" style:font-name-complex="Monaco3" style:font-size-complex="8.5pt"/>
    </style:style>
    <style:style style:name="T7" style:family="text">
      <style:text-properties style:font-name="ＭＳ Ｐゴシック" fo:font-size="8.5pt" style:font-size-asian="8.5pt" style:font-size-complex="8.5pt"/>
    </style:style>
    <style:style style:name="T8" style:family="text">
      <style:text-properties style:font-name="ＭＳ Ｐゴシック" fo:font-size="8.5pt" fo:font-style="normal" fo:font-weight="normal" style:font-name-asian="ＭＳ Ｐゴシック2" style:font-size-asian="8.5pt" style:font-style-asian="normal" style:font-weight-asian="normal" style:font-size-complex="8.5pt"/>
    </style:style>
    <style:style style:name="T9"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10" style:family="text">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T1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2" style:family="text">
      <style:text-properties style:font-name="ＭＳ Ｐゴシック" fo:font-size="8pt" fo:font-style="normal" fo:font-weight="normal" style:font-name-asian="ＭＳ Ｐゴシック2" style:font-size-asian="8pt" style:font-style-asian="normal" style:font-weight-asian="normal" style:font-size-complex="8pt"/>
    </style:style>
    <style:style style:name="T13"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2"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14" style:family="text">
      <style:text-properties style:font-name="ＭＳ Ｐゴシック" fo:font-size="8.5pt" style:font-name-asian="ＭＳ Ｐゴシック" style:font-size-asian="8.5pt" style:font-size-complex="8.5pt"/>
    </style:style>
    <style:style style:name="T15" style:family="text">
      <style:text-properties style:font-name="ＭＳ Ｐゴシック" fo:font-size="9pt" style:font-name-asian="ＭＳ Ｐゴシック" style:font-size-asian="9pt" style:font-size-complex="9pt"/>
    </style:style>
    <style:style style:name="T16" style:family="text">
      <style:text-properties fo:font-size="10pt" style:font-size-asian="10pt" style:font-size-complex="10pt"/>
    </style:style>
    <style:style style:name="T17" style:family="text">
      <style:text-properties style:font-name="ＭＳ Ｐゴシック2" fo:font-size="9pt" fo:font-style="normal" fo:font-weight="normal" style:font-name-asian="ＭＳ Ｐゴシック2" style:font-size-asian="9pt" style:font-style-asian="normal" style:font-weight-asian="normal" style:font-size-complex="15.8999996185303pt"/>
    </style:style>
    <style:style style:name="T18" style:family="text">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T19" style:family="text">
      <style:text-properties style:font-name="ＭＳ Ｐゴシック" fo:font-size="9pt" fo:font-style="normal" fo:font-weight="normal" style:font-name-asian="ＭＳ Ｐゴシック" style:font-size-asian="9pt" style:font-style-asian="normal" style:font-weight-asian="normal" style:font-size-complex="15.8999996185303pt"/>
    </style:style>
    <style:style style:name="T20" style:family="text">
      <style:text-properties style:font-name="ＭＳ Ｐゴシック2" fo:font-size="9pt" fo:font-style="normal" fo:font-weight="normal" style:font-name-asian="ＭＳ Ｐゴシック2" style:font-size-asian="9pt" style:font-style-asian="normal" style:font-weight-asian="normal"/>
    </style:style>
    <style:style style:name="T21" style:family="text">
      <style:text-properties style:font-name="ＭＳ Ｐゴシック" fo:font-size="9pt" fo:font-style="normal" fo:font-weight="normal" style:font-name-asian="ＭＳ Ｐゴシック" style:font-size-asian="9pt" style:font-style-asian="normal" style:font-weight-asian="normal" style:font-size-complex="9pt"/>
    </style:style>
    <style:style style:name="T22"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25" style:family="text">
      <style:text-properties style:font-name="ＭＳ Ｐゴシック" fo:font-size="12pt" style:font-size-asian="9pt"/>
    </style:style>
    <style:style style:name="T26" style:family="text">
      <style:text-properties style:font-name="ＭＳ Ｐゴシック" fo:font-size="9pt" style:font-size-asian="9pt" style:font-size-complex="9pt"/>
    </style:style>
    <style:style style:name="T27" style:family="text">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T28" style:family="text">
      <style:text-properties style:font-name="ＭＳ Ｐゴシック" fo:font-size="9pt" fo:font-style="normal" fo:font-weight="normal" style:font-name-asian="ＭＳ Ｐゴシック" style:font-size-asian="9pt" style:font-style-asian="normal" style:font-weight-asian="normal"/>
    </style:style>
    <style:style style:name="T29"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2"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ＭＳ Ｐゴシック2"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33" style:family="text">
      <style:text-properties style:font-name="ＭＳ Ｐゴシック" fo:font-size="9pt" style:font-name-asian="ＭＳ Ｐゴシック" style:font-size-asian="9pt"/>
    </style:style>
    <style:style style:name="T34" style:family="text">
      <style:text-properties fo:color="#000000" style:text-outline="false" style:text-line-through-style="none" style:text-line-through-type="none" style:font-name="ＭＳ Ｐゴシック" fo:font-size="8.5pt" fo:font-style="normal" fo:text-shadow="none" style:text-underline-style="none" style:letter-kerning="true" style:font-name-asian="ＭＳ Ｐゴシック"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35" style:family="text">
      <style:text-properties style:font-name="ＭＳ Ｐゴシック" fo:font-size="9pt" style:font-name-asian="ＭＳ Ｐゴシック" style:font-size-asian="9pt" style:font-size-complex="15.8999996185303pt"/>
    </style:style>
    <style:style style:name="T36"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40" style:family="text">
      <style:text-properties style:font-name="ＭＳ Ｐゴシック" fo:font-size="8pt" style:font-name-asian="ＭＳ Ｐゴシック" style:font-size-asian="8pt" style:font-size-complex="8pt"/>
    </style:style>
    <style:style style:name="T41"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 fo:font-size="11.5pt" style:font-size-asian="11.5pt" style:font-size-complex="11.5pt"/>
    </style:style>
    <style:style style:name="T43" style:family="text">
      <style:text-properties style:font-name="ＭＳ Ｐゴシック" fo:font-size="12pt" style:font-name-asian="ＭＳ Ｐゴシック" style:font-size-asian="9pt"/>
    </style:style>
    <style:style style:name="T44"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9pt" style:font-style-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ＭＳ Ｐゴシック2"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ＭＳ Ｐゴシック2"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8" style:family="text">
      <style:text-properties style:font-name="ＭＳ Ｐゴシック" fo:font-size="9pt" style:font-size-asian="9pt" style:font-size-complex="15.8999996185303pt"/>
    </style:style>
    <style:style style:name="T49" style:family="text">
      <style:text-properties fo:font-size="12pt"/>
    </style:style>
    <style:style style:name="T50" style:family="text">
      <style:text-properties style:font-name="ＭＳ Ｐゴシック" fo:font-size="9pt" style:font-name-asian="ＭＳ Ｐゴシック" style:font-size-asian="9pt" style:font-size-complex="10pt"/>
    </style:style>
    <style:style style:name="T51" style:family="text">
      <style:text-properties style:font-name="ＭＳ Ｐゴシック2" fo:font-size="9pt" style:font-size-asian="9pt" style:font-size-complex="9pt"/>
    </style:style>
    <style:style style:name="T52" style:family="text">
      <style:text-properties style:font-name="ＭＳ Ｐゴシック2" fo:font-size="9pt" style:font-size-asian="9pt"/>
    </style:style>
    <style:style style:name="T53" style:family="text">
      <style:text-properties style:font-name="ＭＳ Ｐゴシック1" fo:font-size="9pt" style:font-name-asian="ＭＳ Ｐゴシック1" style:font-size-asian="9pt" style:font-size-complex="9pt"/>
    </style:style>
    <style:style style:name="T54" style:family="text">
      <style:text-properties style:font-name="ＭＳ Ｐゴシック1" fo:font-size="9pt" style:font-size-asian="9pt" style:font-size-complex="9pt"/>
    </style:style>
    <style:style style:name="T55" style:family="text">
      <style:text-properties style:font-name="ＭＳ Ｐゴシック1" fo:font-size="10pt" style:font-name-asian="ＭＳ Ｐゴシック1"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057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horizontal-align="center" draw:textarea-vertical-align="middle" style:run-through="foreground"/>
    </style:style>
    <style:style style:name="gr5" style:family="graphic">
      <style:graphic-properties svg:stroke-color="#000000" draw:marker-start="Arrow" draw:marker-start-width="0.176cm" draw:marker-end="Arrow" draw:marker-end-width="0cm" draw:textarea-horizontal-align="center" draw:textarea-vertical-align="middle" style:run-through="foreground"/>
    </style:style>
    <style:style style:name="gr6" style:family="graphic">
      <style:graphic-properties draw:stroke="none" svg:stroke-color="#000000" draw:fill="none" draw:fill-color="#ffffff" fo:min-height="1.561cm" style:run-through="foreground"/>
    </style:style>
    <style:style style:name="gr7" style:family="graphic">
      <style:graphic-properties draw:stroke="none" svg:stroke-color="#000000" draw:fill="none" draw:fill-color="#ffffff" fo:min-height="1.951cm" style:run-through="foreground"/>
    </style:style>
    <style:style style:name="gr8" style:family="graphic">
      <style:graphic-properties draw:stroke="solid" svg:stroke-color="#000000" draw:fill="none" draw:fill-color="#ffffff" draw:textarea-horizontal-align="center" draw:textarea-vertical-align="middle" style:run-through="foreground"/>
    </style:style>
    <style:style style:name="gr9" style:family="graphic">
      <style:graphic-properties draw:stroke="solid" svg:stroke-color="#000000" draw:fill="none" draw:fill-color="#ffffff" draw:textarea-horizontal-align="center" draw:textarea-vertical-align="middle" style:run-through="foreground"/>
    </style:style>
    <style:style style:name="gr10" style:family="graphic">
      <style:graphic-properties draw:stroke="none" svg:stroke-color="#000000" draw:fill="none" draw:fill-color="#ffffff" fo:min-height="0.55cm" style:run-through="foreground"/>
    </style:style>
    <style:style style:name="gr11" style:family="graphic">
      <style:graphic-properties svg:stroke-color="#000000" draw:marker-end="Arrow" draw:marker-end-width="0.176cm" draw:textarea-horizontal-align="center" draw:textarea-vertical-align="middle" style:run-through="foreground"/>
    </style:style>
    <style:style style:name="gr12" style:family="graphic">
      <style:graphic-properties draw:stroke="none" svg:stroke-color="#000000" draw:fill="none" draw:fill-color="#ffffff" fo:min-height="2.341cm" style:run-through="foreground"/>
    </style:style>
    <style:style style:name="gr13" style:family="graphic">
      <style:graphic-properties draw:stroke="none" svg:stroke-color="#000000" draw:fill="none" draw:fill-color="#ffffff" fo:min-height="0.827cm" style:run-through="foreground"/>
    </style:style>
    <style:style style:name="gr14" style:family="graphic">
      <style:graphic-properties draw:stroke="none" svg:stroke-color="#000000" draw:fill="none" draw:fill-color="#ffffff" fo:min-height="1.272cm" style:run-through="foreground"/>
    </style:style>
    <style:style style:name="gr15" style:family="graphic">
      <style:graphic-properties draw:stroke="none" svg:stroke-color="#000000" draw:fill="none" draw:fill-color="#ffffff" fo:min-height="1.653cm" style:run-through="foreground"/>
    </style:style>
    <style:style style:name="gr16" style:family="graphic">
      <style:graphic-properties svg:stroke-width="0.159cm" svg:stroke-color="#ffffff" draw:marker-start-width="0.591cm" draw:marker-end-width="0.591cm" draw:textarea-horizontal-align="center" draw:textarea-vertical-align="middle" fo:padding-top="0.079cm" fo:padding-bottom="0.079cm" fo:padding-left="0.079cm" fo:padding-right="0.079cm" style:run-through="foreground"/>
    </style:style>
    <style:style style:name="gr17" style:family="graphic">
      <style:graphic-properties style:run-through="foreground"/>
    </style:style>
    <style:style style:name="gr18" style:family="graphic">
      <style:graphic-properties svg:stroke-color="#000000" draw:fill="none" draw:textarea-horizontal-align="center" draw:textarea-vertical-align="middle" style:run-through="foreground"/>
    </style:style>
    <style:style style:name="gr19" style:family="graphic">
      <style:graphic-properties draw:stroke="none" svg:stroke-color="#000000" draw:fill="none" draw:fill-color="#ffffff" fo:min-height="2.478cm" style:run-through="foreground"/>
    </style:style>
    <style:style style:name="gr20" style:family="graphic">
      <style:graphic-properties draw:stroke="none" svg:stroke-color="#000000" draw:fill="none" draw:fill-color="#ffffff" fo:min-height="4.542cm" style:run-through="foreground"/>
    </style:style>
    <style:style style:name="gr21" style:family="graphic">
      <style:graphic-properties draw:stroke="none" svg:stroke-color="#000000" draw:fill="none" draw:fill-color="#ffffff" fo:min-height="0.415cm" style:run-through="foreground"/>
    </style:style>
    <style:style style:name="gr22" style:family="graphic">
      <style:graphic-properties draw:stroke="dash" draw:stroke-dash="長い破線" svg:stroke-color="#000000" draw:marker-start="Arrow" draw:marker-start-width="0.176cm" draw:marker-end="Arrow" draw:marker-end-width="0cm" draw:textarea-horizontal-align="center" draw:textarea-vertical-align="middle" style:run-through="foreground"/>
    </style:style>
    <style:style style:name="gr23" style:family="graphic">
      <style:graphic-properties svg:stroke-width="0.141cm" svg:stroke-color="#ffffff" draw:marker-start-width="0.564cm" draw:marker-end-width="0.564cm" draw:textarea-horizontal-align="center" draw:textarea-vertical-align="middle" fo:padding-top="0.071cm" fo:padding-bottom="0.071cm" fo:padding-left="0.071cm" fo:padding-right="0.071cm" style:run-through="foreground"/>
    </style:style>
    <style:style style:name="gr24" style:family="graphic">
      <style:graphic-properties draw:stroke="none" svg:stroke-color="#000000" draw:fill="none" draw:fill-color="#ffffff" fo:min-height="2.891cm" style:run-through="foreground"/>
    </style:style>
    <style:style style:name="gr25" style:family="graphic">
      <style:graphic-properties draw:stroke="none" svg:stroke-color="#000000" draw:fill="none" draw:fill-color="#ffffff" fo:min-height="1.845cm" style:run-through="foreground"/>
    </style:style>
    <style:style style:name="gr26" style:family="graphic">
      <style:graphic-properties draw:stroke="none" svg:stroke-color="#000000" draw:fill="none" draw:fill-color="#ffffff" fo:min-height="1.171cm" style:run-through="foreground"/>
    </style:style>
    <style:style style:name="gr27" style:family="graphic">
      <style:graphic-properties draw:stroke="none" svg:stroke-color="#000000" draw:fill="none" draw:fill-color="#ffffff" fo:min-height="1.24cm" style:run-through="foreground"/>
    </style:style>
    <style:style style:name="gr28" style:family="graphic">
      <style:graphic-properties draw:stroke="none" svg:stroke-color="#000000" draw:fill="none" draw:fill-color="#ffffff" fo:min-height="3.12cm" style:run-through="foreground"/>
    </style:style>
    <style:style style:name="gr29" style:family="graphic">
      <style:graphic-properties draw:stroke="none" svg:stroke-color="#000000" draw:fill="none" draw:fill-color="#ffffff" fo:min-height="2.794cm" style:run-through="foreground"/>
    </style:style>
    <style:style style:name="gr30" style:family="graphic">
      <style:graphic-properties draw:stroke="none" svg:stroke-color="#000000" draw:fill="none" draw:fill-color="#ffffff" fo:min-height="2.214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2.066cm" style:run-through="foreground"/>
    </style:style>
    <style:style style:name="gr33" style:family="graphic">
      <style:graphic-properties draw:stroke="none" svg:stroke-color="#000000" draw:fill="none" draw:fill-color="#ffffff" fo:min-height="2.224cm" style:run-through="foreground"/>
    </style:style>
    <style:style style:name="gr34" style:family="graphic">
      <style:graphic-properties draw:stroke="none" svg:stroke-color="#000000" draw:fill="none" draw:fill-color="#ffffff" fo:min-height="3.717cm" style:run-through="foreground"/>
    </style:style>
    <style:style style:name="gr35" style:family="graphic">
      <style:graphic-properties draw:stroke="none" svg:stroke-color="#000000" draw:fill="none" draw:fill-color="#ffffff" fo:min-height="4.129cm" style:run-through="foreground"/>
    </style:style>
    <style:style style:name="gr36" style:family="graphic">
      <style:graphic-properties draw:stroke="none" svg:stroke-color="#000000" draw:fill="none" draw:fill-color="#ffffff" fo:min-height="1.907cm" style:run-through="foreground"/>
    </style:style>
    <style:style style:name="gr37" style:family="graphic">
      <style:graphic-properties draw:stroke="none" svg:stroke-color="#000000" draw:fill="none" draw:fill-color="#ffffff" fo:min-height="3.505cm" style:run-through="foreground"/>
    </style:style>
    <style:style style:name="gr38" style:family="graphic">
      <style:graphic-properties draw:stroke="none" svg:stroke-color="#000000" draw:fill="none" draw:fill-color="#ffffff" fo:min-height="2.117cm" style:run-through="foreground"/>
    </style:style>
    <style:style style:name="gr39" style:family="graphic">
      <style:graphic-properties draw:stroke="none" svg:stroke-color="#000000" draw:fill="none" draw:fill-color="#ffffff" fo:min-height="0.956cm" style:run-through="foreground"/>
    </style:style>
    <style:style style:name="gr40" style:family="graphic">
      <style:graphic-properties draw:stroke="none" svg:stroke-color="#000000" draw:fill="none" draw:fill-color="#ffffff" fo:min-height="1.217cm" style:run-through="foreground"/>
    </style:style>
    <style:style style:name="gr41" style:family="graphic">
      <style:graphic-properties draw:stroke="none" svg:stroke-color="#000000" draw:fill="none" draw:fill-color="#ffffff" fo:min-height="2.734cm" style:run-through="foreground"/>
    </style:style>
    <style:style style:name="gr42" style:family="graphic">
      <style:graphic-properties draw:stroke="none" svg:stroke-color="#000000" draw:fill="none" draw:fill-color="#ffffff" fo:min-height="0.483cm" style:run-through="foreground"/>
    </style:style>
    <style:style style:name="gr43" style:family="graphic">
      <style:graphic-properties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svg:stroke-color="#000000" draw:fill="none" draw:fill-color="#ffffff" fo:min-height="1.817cm" style:run-through="foreground"/>
    </style:style>
    <style:style style:name="gr45" style:family="graphic">
      <style:graphic-properties draw:stroke="none" svg:stroke-color="#000000" draw:fill="none" draw:fill-color="#ffffff" fo:min-height="2.429cm" style:run-through="foreground"/>
    </style:style>
    <style:style style:name="gr46" style:family="graphic">
      <style:graphic-properties draw:stroke="none" svg:stroke-color="#000000" draw:fill="none" draw:fill-color="#ffffff" fo:min-height="1.804cm" style:run-through="foreground"/>
    </style:style>
    <style:style style:name="gr47" style:family="graphic">
      <style:graphic-properties draw:stroke="none" svg:stroke-color="#000000" draw:fill="none" draw:fill-color="#ffffff" fo:min-height="1.81cm" style:run-through="foreground"/>
    </style:style>
    <style:style style:name="gr48" style:family="graphic">
      <style:graphic-properties draw:stroke="none" svg:stroke-color="#000000" draw:fill="none" draw:fill-color="#ffffff" fo:min-height="1.808cm" style:run-through="foreground"/>
    </style:style>
    <style:style style:name="gr49" style:family="graphic">
      <style:graphic-properties draw:stroke="none" svg:stroke-color="#000000" draw:fill="none" draw:fill-color="#ffffff" fo:min-height="2.524cm" style:run-through="foreground"/>
    </style:style>
    <style:style style:name="gr50" style:family="graphic">
      <style:graphic-properties draw:stroke="none" svg:stroke-color="#000000" draw:fill="none" draw:fill-color="#ffffff" fo:min-height="1.215cm" style:run-through="foreground"/>
    </style:style>
    <style:style style:name="gr51" style:family="graphic">
      <style:graphic-properties draw:stroke="none" svg:stroke-color="#000000" draw:fill="none" draw:fill-color="#ffffff" fo:min-height="3.30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11" draw:style-name="gr43">
        <draw:g draw:style-name="gr17">
          <draw:rect draw:style-name="gr18" draw:text-style-name="P16" svg:width="2.883cm" svg:height="0.95cm" svg:x="7.121cm" svg:y="3.074cm">
            <text:p text:style-name="P16"><text:span text:style-name="T16">HTML</text:span></text:p>
          </draw:rect>
          <draw:line draw:style-name="gr3" draw:text-style-name="P16" svg:x1="8.578cm" svg:y1="4.02cm" svg:x2="8.578cm" svg:y2="25.941cm">
            <text:p/>
          </draw:line>
        </draw:g>
        <draw:g draw:style-name="gr17">
          <draw:rect draw:style-name="gr18" draw:text-style-name="P16" svg:width="2.881cm" svg:height="0.95cm" svg:x="16.267cm" svg:y="3.074cm">
            <text:p text:style-name="P16"><text:span text:style-name="T16">サーバ</text:span></text:p>
          </draw:rect>
          <draw:line draw:style-name="gr3" draw:text-style-name="P16" svg:x1="17.676cm" svg:y1="4.02cm" svg:x2="17.676cm" svg:y2="25.941cm">
            <text:p/>
          </draw:line>
        </draw:g>
        <draw:g draw:style-name="gr17">
          <draw:rect draw:style-name="gr18" draw:text-style-name="P16" svg:width="2.883cm" svg:height="0.95cm" svg:x="2.447cm" svg:y="3.074cm">
            <text:p text:style-name="P16"><text:span text:style-name="T16">ユーザ</text:span></text:p>
          </draw:rect>
          <draw:line draw:style-name="gr3" draw:text-style-name="P16" svg:x1="3.931cm" svg:y1="4.02cm" svg:x2="3.931cm" svg:y2="25.941cm">
            <text:p/>
          </draw:line>
        </draw:g>
        <draw:frame draw:style-name="gr32" draw:text-style-name="P25" svg:width="4.082cm" svg:height="2.066cm" svg:x="4.31cm" svg:y="4.045cm">
          <draw:text-box>
            <text:p><text:span text:style-name="T15">7:</text:span></text:p>
            <text:p><text:span text:style-name="T15">編集子ウィンドウなしのページ</text:span><text:span text:style-name="T15">:</text:span></text:p>
            <text:p><text:span text:style-name="T15">リストのレコードをクリックする。</text:span></text:p>
          </draw:text-box>
        </draw:frame>
        <draw:frame draw:style-name="gr24" draw:text-style-name="P25" svg:width="4.218cm" svg:height="2.892cm" svg:x="8.855cm" svg:y="4.464cm">
          <draw:text-box>
            <text:p><text:span text:style-name="T15">7.1:</text:span><text:span text:style-name="T15"><text:line-break/></text:span><text:span text:style-name="T15">jqGrid</text:span><text:span text:style-name="T15">のリストのレコードがクリックされたイベントのコールバック関数が実行される。</text:span></text:p>
            <text:p><text:span text:style-name="T15">$('#fig2-1-list').jqgrid({</text:span><text:span text:style-name="T11">ondblClickRow:function(){}</text:span><text:span text:style-name="T15">})</text:span></text:p>
          </draw:text-box>
        </draw:frame>
        <draw:frame draw:style-name="gr35" draw:text-style-name="P25" svg:width="2.038cm" svg:height="4.13cm" svg:x="13.478cm" svg:y="6.02cm">
          <draw:text-box>
            <text:p><text:span text:style-name="T15">7.2</text:span></text:p>
            <text:p><text:span text:style-name="T15">引数に行番号を指定して</text:span><text:span text:style-name="T15">jqGrid</text:span><text:span text:style-name="T15">のレコード編集ダイアログを出す。</text:span></text:p>
            <text:p><text:span text:style-name="T15">$('#2-1-list').editGridRow("1", gridoption);</text:span></text:p>
          </draw:text-box>
        </draw:frame>
        <draw:frame draw:style-name="gr44" draw:text-style-name="P25" svg:width="3.65cm" svg:height="1.818cm" svg:x="4.497cm" svg:y="11.71cm">
          <draw:text-box>
            <text:p><text:span text:style-name="T15">7.3:</text:span></text:p>
            <text:p><text:span text:style-name="T15">表示された編集ダイアログを操作する。</text:span></text:p>
          </draw:text-box>
        </draw:frame>
        <draw:rect draw:style-name="gr4" draw:text-style-name="P16" svg:width="0.341cm" svg:height="9.337cm" svg:x="3.77cm" svg:y="4.373cm">
          <text:p/>
        </draw:rect>
        <draw:rect draw:style-name="gr4" draw:text-style-name="P15" svg:width="0.348cm" svg:height="1.283cm" svg:x="8.391cm" svg:y="6.131cm">
          <text:p/>
        </draw:rect>
        <draw:line draw:style-name="gr11" draw:text-style-name="P16" svg:x1="4.109cm" svg:y1="6.131cm" svg:x2="8.395cm" svg:y2="6.131cm">
          <text:p/>
        </draw:line>
        <draw:g draw:style-name="gr17">
          <draw:rect draw:style-name="gr18" draw:text-style-name="P15" svg:width="2.883cm" svg:height="0.952cm" svg:x="11.633cm" svg:y="3.048cm">
            <text:p text:style-name="P16"><text:span text:style-name="T16">JavaScript</text:span></text:p>
          </draw:rect>
          <draw:line draw:style-name="gr3" draw:text-style-name="P16" svg:x1="13.074cm" svg:y1="3.996cm" svg:x2="13.074cm" svg:y2="25.917cm">
            <text:p/>
          </draw:line>
        </draw:g>
        <draw:rect draw:style-name="gr4" draw:text-style-name="P15" svg:width="0.348cm" svg:height="2.846cm" svg:x="12.879cm" svg:y="7.414cm">
          <text:p/>
        </draw:rect>
        <draw:line draw:style-name="gr11" draw:text-style-name="P16" svg:x1="8.557cm" svg:y1="7.414cm" svg:x2="13.073cm" svg:y2="7.414cm">
          <text:p/>
        </draw:line>
        <draw:rect draw:style-name="gr18" draw:text-style-name="P20" svg:width="3.504cm" svg:height="0.583cm" svg:x="13.697cm" svg:y="5.424cm">
          <text:p><text:span text:style-name="T26">jQuery UI Autocomplete</text:span></text:p>
        </draw:rect>
        <draw:line draw:style-name="gr3" draw:text-style-name="P15" svg:x1="15.512cm" svg:y1="6.006cm" svg:x2="15.57cm" svg:y2="13.518cm">
          <text:p/>
        </draw:line>
        <draw:line draw:style-name="gr11" draw:text-style-name="P16" svg:x1="13.12cm" svg:y1="10.334cm" svg:x2="15.333cm" svg:y2="10.334cm">
          <text:p/>
        </draw:line>
        <draw:rect draw:style-name="gr4" draw:text-style-name="P15" svg:width="0.394cm" svg:height="1.468cm" svg:x="15.334cm" svg:y="10.335cm">
          <text:p/>
        </draw:rect>
        <draw:rect draw:style-name="gr4" draw:text-style-name="P15" svg:width="0.348cm" svg:height="1.347cm" svg:x="8.333cm" svg:y="11.807cm">
          <text:p/>
        </draw:rect>
        <draw:line draw:style-name="gr5" draw:text-style-name="P16" svg:x1="8.681cm" svg:y1="11.805cm" svg:x2="15.517cm" svg:y2="11.8cm">
          <text:p/>
        </draw:line>
        <draw:rect draw:style-name="gr4" draw:text-style-name="P16" svg:width="0.341cm" svg:height="10.82cm" svg:x="3.712cm" svg:y="14.552cm">
          <text:p/>
        </draw:rect>
        <draw:frame draw:style-name="gr44" draw:text-style-name="P25" svg:width="4.238cm" svg:height="1.818cm" svg:x="4.158cm" svg:y="14.333cm">
          <draw:text-box>
            <text:p><text:span text:style-name="T15">8:</text:span></text:p>
            <text:p><text:span text:style-name="T15">編集子ウィンドウありのページ</text:span><text:span text:style-name="T15">:</text:span></text:p>
            <text:p><text:span text:style-name="T15">リストのレコードをクリックする。</text:span></text:p>
          </draw:text-box>
        </draw:frame>
        <draw:frame draw:style-name="gr24" draw:text-style-name="P25" svg:width="4.038cm" svg:height="2.892cm" svg:x="9.009cm" svg:y="15.09cm">
          <draw:text-box>
            <text:p><text:span text:style-name="T15">8.1:</text:span></text:p>
            <text:p><text:span text:style-name="T15">jqGrid</text:span><text:span text:style-name="T15">のリストのレコードがクリックされたイベントのコールバック関数が実行される。</text:span></text:p>
            <text:p><text:span text:style-name="T15">$('#fig2-list').jqgrid({</text:span><text:span text:style-name="T11">ondblClickRow:function(){}</text:span><text:span text:style-name="T15">})</text:span></text:p>
          </draw:text-box>
        </draw:frame>
        <draw:frame draw:style-name="gr24" draw:text-style-name="P25" svg:width="2.017cm" svg:height="2.892cm" svg:x="13.32cm" svg:y="16.896cm">
          <draw:text-box>
            <text:p><text:span text:style-name="T15">8.2:</text:span></text:p>
            <text:p><text:span text:style-name="T15">コールバック関数で指定された画面を呼ぶ。</text:span></text:p>
            <text:p><text:span text:style-name="T15">callPage('fig2-1');</text:span></text:p>
          </draw:text-box>
        </draw:frame>
        <draw:frame draw:style-name="gr44" draw:text-style-name="P25" svg:width="3.938cm" svg:height="1.818cm" svg:x="4.315cm" svg:y="23.384cm">
          <draw:text-box>
            <text:p><text:span text:style-name="T15">8.7:</text:span></text:p>
            <text:p><text:span text:style-name="T15">表示された編集子ウィンドウを操作する。</text:span></text:p>
          </draw:text-box>
        </draw:frame>
        <draw:rect draw:style-name="gr4" draw:text-style-name="P16" svg:width="0.341cm" svg:height="2.306cm" svg:x="8.455cm" svg:y="15.69cm">
          <text:p/>
        </draw:rect>
        <draw:rect draw:style-name="gr4" draw:text-style-name="P16" svg:width="0.341cm" svg:height="1.819cm" svg:x="12.923cm" svg:y="18.004cm">
          <text:p/>
        </draw:rect>
        <draw:line draw:style-name="gr11" draw:text-style-name="P16" svg:x1="4.052cm" svg:y1="15.69cm" svg:x2="8.395cm" svg:y2="15.69cm">
          <text:p/>
        </draw:line>
        <draw:line draw:style-name="gr11" draw:text-style-name="P16" svg:x1="8.659cm" svg:y1="18.004cm" svg:x2="13.123cm" svg:y2="18.004cm">
          <text:p/>
        </draw:line>
        <draw:rect draw:style-name="gr18" draw:text-style-name="P20" svg:width="2.98cm" svg:height="0.583cm" svg:x="13.992cm" svg:y="16.667cm">
          <text:p text:style-name="P16"><text:span text:style-name="T26">callPage(name)</text:span></text:p>
        </draw:rect>
        <draw:line draw:style-name="gr3" draw:text-style-name="P15" svg:x1="15.452cm" svg:y1="17.249cm" svg:x2="15.496cm" svg:y2="25cm">
          <text:p/>
        </draw:line>
        <draw:line draw:style-name="gr11" draw:text-style-name="P16" svg:x1="13.239cm" svg:y1="19.823cm" svg:x2="15.452cm" svg:y2="19.823cm">
          <text:p/>
        </draw:line>
        <draw:rect draw:style-name="gr4" draw:text-style-name="P16" svg:width="0.341cm" svg:height="4.559cm" svg:x="15.336cm" svg:y="19.823cm">
          <text:p/>
        </draw:rect>
        <draw:rect draw:style-name="gr4" draw:text-style-name="P16" svg:width="0.341cm" svg:height="2.768cm" svg:x="8.455cm" svg:y="22.227cm">
          <text:p/>
        </draw:rect>
        <draw:line draw:style-name="gr5" draw:text-style-name="P16" svg:x1="8.794cm" svg:y1="22.226cm" svg:x2="15.337cm" svg:y2="22.226cm">
          <text:p/>
        </draw:line>
        <draw:line draw:style-name="gr5" draw:text-style-name="P16" svg:x1="4.052cm" svg:y1="24.965cm" svg:x2="8.552cm" svg:y2="24.965cm">
          <text:p/>
        </draw:line>
        <draw:line draw:style-name="gr5" draw:text-style-name="P16" svg:x1="4.109cm" svg:y1="13.158cm" svg:x2="8.332cm" svg:y2="13.153cm">
          <text:p/>
        </draw:line>
        <draw:rect draw:style-name="gr4" draw:text-style-name="P16" svg:width="0.341cm" svg:height="1.684cm" svg:x="17.505cm" svg:y="20.193cm">
          <text:p/>
        </draw:rect>
        <draw:frame draw:style-name="gr45" draw:text-style-name="P25" svg:width="2.019cm" svg:height="2.43cm" svg:x="15.676cm" svg:y="17.999cm">
          <draw:text-box>
            <text:p><text:span text:style-name="T15">8.3:Ajax</text:span><text:span text:style-name="T15">通信で</text:span><text:span text:style-name="T15">HTML</text:span><text:span text:style-name="T15">ファイル取得のリクエストを送る</text:span></text:p>
          </draw:text-box>
        </draw:frame>
        <draw:frame draw:style-name="gr27" draw:text-style-name="P25" svg:width="1.643cm" svg:height="1.241cm" svg:x="15.861cm" svg:y="20.445cm">
          <draw:text-box>
            <text:p><text:span text:style-name="T15">8.4:HTML</text:span><text:span text:style-name="T15">ファイルを返す</text:span></text:p>
          </draw:text-box>
        </draw:frame>
        <draw:line draw:style-name="gr5" draw:text-style-name="P16" svg:x1="8.794cm" svg:y1="24.712cm" svg:x2="15.337cm" svg:y2="24.712cm">
          <text:p/>
        </draw:line>
        <draw:frame draw:style-name="gr15" draw:text-style-name="P25" svg:width="3.864cm" svg:height="1.654cm" svg:x="9.051cm" svg:y="20.413cm">
          <draw:text-box>
            <text:p><text:span text:style-name="T15">8.5:</text:span></text:p>
            <text:p><text:span text:style-name="T15">取得した</text:span><text:span text:style-name="T15">HTML</text:span><text:span text:style-name="T15">を表示する。</text:span><text:span text:style-name="T15"><text:line-break/></text:span><text:span text:style-name="T15">$('.page:first').html($(html).find('.main'));</text:span></text:p>
          </draw:text-box>
        </draw:frame>
        <draw:frame draw:style-name="gr19" draw:text-style-name="P25" svg:width="4.137cm" svg:height="2.479cm" svg:x="8.936cm" svg:y="22.273cm">
          <draw:text-box>
            <text:p><text:span text:style-name="T15">8.6:</text:span></text:p>
            <text:p><text:span text:style-name="T15">親ウィンドウとなるページを非表示にする。</text:span><text:span text:style-name="T15"><text:line-break/></text:span><text:span text:style-name="T15">$('.page:first').next().css('display', 'none');</text:span></text:p>
          </draw:text-box>
        </draw:frame>
        <draw:line draw:style-name="gr11" draw:text-style-name="P16" svg:x1="15.659cm" svg:y1="20.193cm" svg:x2="17.695cm" svg:y2="20.193cm">
          <text:p/>
        </draw:line>
        <draw:line draw:style-name="gr5" draw:text-style-name="P16" svg:x1="15.681cm" svg:y1="21.875cm" svg:x2="17.68cm" svg:y2="21.875cm">
          <text:p/>
        </draw:line>
      </draw:g>
      <text:p text:style-name="P12"/>
      <text:p text:style-name="P6"/>
      <text:p text:style-name="P6"/>
      <text:p text:style-name="P6"/>
      <text:p text:style-name="P6"/>
      <text:p text:style-name="P6"/>
      <text:p text:style-name="P6"/>
      <text:p text:style-name="P8">ボルグシステム</text:p>
      <text:p text:style-name="P9">機能</text:p>
      <text:p text:style-name="P9">シーケンス図</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株式会社デジタルデザインシンク</text:p>
      <text:p text:style-name="P5"><draw:g text:anchor-type="as-char" draw:z-index="13" draw:style-name="gr1"><draw:g draw:style-name="gr17"><draw:g draw:style-name="gr17"><draw:rect draw:style-name="gr18" draw:text-style-name="P16" svg:width="2.871cm" svg:height="0.946cm" svg:x="4.653cm" svg:y="0.026cm"><text:p text:style-name="P16"><text:span text:style-name="T16">HTML</text:span></text:p></draw:rect><draw:line draw:style-name="gr3" draw:text-style-name="P16" svg:x1="6.108cm" svg:y1="0.969cm" svg:x2="6.108cm" svg:y2="22.804cm"><text:p/></draw:line></draw:g><draw:g draw:style-name="gr17"><draw:rect draw:style-name="gr18" draw:text-style-name="P16" svg:width="2.871cm" svg:height="0.946cm" svg:x="13.765cm" svg:y="0.026cm"><text:p text:style-name="P16"><text:span text:style-name="T16">サーバ</text:span></text:p></draw:rect><draw:line draw:style-name="gr3" draw:text-style-name="P16" svg:x1="15.17cm" svg:y1="0.969cm" svg:x2="15.17cm" svg:y2="22.804cm"><text:p/></draw:line></draw:g><draw:g draw:style-name="gr17"><draw:rect draw:style-name="gr18" draw:text-style-name="P16" svg:width="2.871cm" svg:height="0.946cm" svg:x="0cm" svg:y="0.026cm"><text:p text:style-name="P16"><text:span text:style-name="T16">ユーザ</text:span></text:p></draw:rect><draw:line draw:style-name="gr3" draw:text-style-name="P16" svg:x1="1.479cm" svg:y1="0.969cm" svg:x2="1.479cm" svg:y2="22.804cm"><text:p/></draw:line></draw:g><draw:frame draw:style-name="gr13" draw:text-style-name="P37" svg:width="2.774cm" svg:height="0.828cm" svg:x="1.854cm" svg:y="1.49cm"><draw:text-box><text:p><text:span text:style-name="T53">1:callpage</text:span><text:span text:style-name="T53">クラスのボタンをクリックする</text:span></text:p></draw:text-box></draw:frame><draw:frame draw:style-name="gr19" draw:text-style-name="P35" svg:width="2.029cm" svg:height="2.479cm" svg:x="10.987cm" svg:y="3.113cm"><draw:text-box><text:p><text:span text:style-name="T53">1.2:</text:span></text:p><text:p><text:span text:style-name="T53">ボタンで指定された画面名の画面を呼ぶ。</text:span></text:p><text:p><text:span text:style-name="T53">callPage(name);</text:span></text:p></draw:text-box></draw:frame><draw:frame draw:style-name="gr47" draw:text-style-name="P35" svg:width="4.619cm" svg:height="1.811cm" svg:x="6.271cm" svg:y="5.958cm"><draw:text-box><text:p><text:span text:style-name="T53">1.5:</text:span></text:p><text:p><text:span text:style-name="T53">取得した</text:span><text:span text:style-name="T53">HTML</text:span><text:span text:style-name="T53">を表示する。</text:span><text:span text:style-name="T53"><text:line-break/></text:span><text:span text:style-name="T53">$('.page:first').html($(html).find('.main'));</text:span></text:p></draw:text-box></draw:frame><draw:rect draw:style-name="gr4" draw:text-style-name="P16" svg:width="0.339cm" svg:height="1.216cm" svg:x="1.318cm" svg:y="1.319cm"><text:p/></draw:rect><draw:rect draw:style-name="gr4" draw:text-style-name="P15" svg:width="0.346cm" svg:height="1.223cm" svg:x="5.925cm" svg:y="2.535cm"><text:p/></draw:rect><draw:line draw:style-name="gr11" draw:text-style-name="P16" svg:x1="1.479cm" svg:y1="2.535cm" svg:x2="5.926cm" svg:y2="2.535cm"><text:p/></draw:line><draw:g draw:style-name="gr17"><draw:rect draw:style-name="gr18" draw:text-style-name="P15" svg:width="2.872cm" svg:height="0.948cm" svg:x="9.148cm" svg:y="0cm"><text:p text:style-name="P16"><text:span text:style-name="T16">JavaScript</text:span></text:p></draw:rect><draw:line draw:style-name="gr3" draw:text-style-name="P16" svg:x1="10.586cm" svg:y1="0.944cm" svg:x2="10.586cm" svg:y2="22.779cm"><text:p/></draw:line></draw:g><draw:rect draw:style-name="gr4" draw:text-style-name="P15" svg:width="0.346cm" svg:height="1.468cm" svg:x="10.391cm" svg:y="3.757cm"><text:p/></draw:rect><draw:line draw:style-name="gr11" draw:text-style-name="P16" svg:x1="6.086cm" svg:y1="3.755cm" svg:x2="10.584cm" svg:y2="3.755cm"><text:p/></draw:line><draw:rect draw:style-name="gr18" draw:text-style-name="P20" svg:width="2.396cm" svg:height="0.583cm" svg:x="11.832cm" svg:y="2.861cm"><text:p text:style-name="P16"><text:span text:style-name="T26">callPage(name)</text:span></text:p></draw:rect><draw:line draw:style-name="gr3" draw:text-style-name="P15" svg:x1="13.016cm" svg:y1="3.447cm" svg:x2="13.069cm" svg:y2="10.432cm"><text:p/></draw:line><draw:line draw:style-name="gr11" draw:text-style-name="P16" svg:x1="10.586cm" svg:y1="5.225cm" svg:x2="12.79cm" svg:y2="5.225cm"><text:p/></draw:line><draw:rect draw:style-name="gr4" draw:text-style-name="P15" svg:width="0.346cm" svg:height="4.98cm" svg:x="12.788cm" svg:y="5.225cm"><text:p/></draw:rect><draw:frame draw:style-name="gr32" draw:text-style-name="P35" svg:width="1.823cm" svg:height="2.066cm" svg:x="13.347cm" svg:y="3.748cm"><draw:text-box><text:p><text:span text:style-name="T53">1.3:Ajax</text:span><text:span text:style-name="T53">通信で</text:span><text:span text:style-name="T53">HTML</text:span><text:span text:style-name="T53">ファイル取得のリクエストを送る</text:span></text:p></draw:text-box></draw:frame><draw:rect draw:style-name="gr4" draw:text-style-name="P15" svg:width="0.346cm" svg:height="1.447cm" svg:x="14.942cm" svg:y="5.962cm"><text:p/></draw:rect><draw:line draw:style-name="gr11" draw:text-style-name="P16" svg:x1="13.135cm" svg:y1="5.943cm" svg:x2="14.993cm" svg:y2="5.943cm"><text:p/></draw:line><draw:frame draw:style-name="gr47" draw:text-style-name="P35" svg:width="1.544cm" svg:height="1.811cm" svg:x="13.296cm" svg:y="6.055cm"><draw:text-box><text:p><text:span text:style-name="T53">1.4:HTML</text:span><text:span text:style-name="T53">ファイルを返す</text:span></text:p></draw:text-box></draw:frame><draw:line draw:style-name="gr5" draw:text-style-name="P16" svg:x1="13.135cm" svg:y1="7.407cm" svg:x2="14.993cm" svg:y2="7.407cm"><text:p/></draw:line><draw:rect draw:style-name="gr4" draw:text-style-name="P15" svg:width="0.346cm" svg:height="2.659cm" svg:x="5.925cm" svg:y="7.682cm"><text:p/></draw:rect><draw:line draw:style-name="gr5" draw:text-style-name="P16" svg:x1="6.271cm" svg:y1="7.681cm" svg:x2="12.788cm" svg:y2="7.681cm"><text:p/></draw:line><draw:line draw:style-name="gr5" draw:text-style-name="P16" svg:x1="6.271cm" svg:y1="10.221cm" svg:x2="12.788cm" svg:y2="10.221cm"><text:p/></draw:line><draw:frame draw:style-name="gr19" draw:text-style-name="P35" svg:width="4.336cm" svg:height="2.479cm" svg:x="6.398cm" svg:y="7.768cm"><draw:text-box><text:p><text:span text:style-name="T53">1.6:</text:span></text:p><text:p><text:span text:style-name="T53">前の最前面のページを非表示にする。</text:span><text:span text:style-name="T53"><text:line-break/></text:span><text:span text:style-name="T53">$('.page:firaaast').next().css('display', 'none');</text:span></text:p></draw:text-box></draw:frame><draw:rect draw:style-name="gr4" draw:text-style-name="P16" svg:width="0.339cm" svg:height="0.934cm" svg:x="1.261cm" svg:y="10.507cm"><text:p/></draw:rect><draw:frame draw:style-name="gr48" draw:text-style-name="P35" svg:width="4.617cm" svg:height="1.809cm" svg:x="1.919cm" svg:y="10.62cm"><draw:text-box><text:p><text:span text:style-name="T53">2:</text:span><text:span text:style-name="T53">商品登録・編集画面</text:span><text:span text:style-name="T53"><text:line-break/></text:span><text:span text:style-name="T53">登録ボタンをクリックする</text:span></text:p></draw:text-box></draw:frame><draw:frame draw:style-name="gr19" draw:text-style-name="P35" svg:width="4.022cm" svg:height="2.479cm" svg:x="6.535cm" svg:y="10.606cm"><draw:text-box><text:p><text:span text:style-name="T53">2.1:</text:span></text:p><text:p><text:span text:style-name="T53">登録ボタンが押されたイベントのコールバック関数が実行される。</text:span></text:p><text:p><text:span text:style-name="T53">$(document).on('click', <text:s/>'.add-confirm:first', function(){});</text:span></text:p></draw:text-box></draw:frame><draw:frame draw:style-name="gr24" draw:text-style-name="P35" svg:width="2.01cm" svg:height="2.892cm" svg:x="10.896cm" svg:y="12.661cm"><draw:text-box><text:p><text:span text:style-name="T53">2.2:</text:span></text:p><text:p><text:span text:style-name="T53">最前面のページを消す関数がコールされる。</text:span></text:p><text:p><text:span text:style-name="T53">disappearPage();</text:span></text:p></draw:text-box></draw:frame><draw:frame draw:style-name="gr47" draw:text-style-name="P35" svg:width="4.619cm" svg:height="1.811cm" svg:x="6.105cm" svg:y="14.716cm"><draw:text-box><text:p><text:span text:style-name="T53">2.3:</text:span></text:p><text:p><text:span text:style-name="T53">最前面のページを閉じる</text:span><text:span text:style-name="T53"><text:line-break/></text:span><text:span text:style-name="T53">$('.page:first', document).remove();</text:span></text:p></draw:text-box></draw:frame><draw:frame draw:style-name="gr32" draw:text-style-name="P35" svg:width="3.673cm" svg:height="2.066cm" svg:x="6.699cm" svg:y="16.57cm"><draw:text-box><text:p><text:span text:style-name="T53">2.4:</text:span></text:p><text:p><text:span text:style-name="T53">ひとつ前のページを表示する</text:span><text:span text:style-name="T53"><text:line-break/></text:span><text:span text:style-name="T53">$('.page:first', document).remove();</text:span></text:p></draw:text-box></draw:frame><draw:rect draw:style-name="gr4" draw:text-style-name="P16" svg:width="0.341cm" svg:height="1.724cm" svg:x="5.981cm" svg:y="11.441cm"><text:p/></draw:rect><draw:rect draw:style-name="gr4" draw:text-style-name="P16" svg:width="0.341cm" svg:height="2.153cm" svg:x="10.384cm" svg:y="13.164cm"><text:p/></draw:rect><draw:line draw:style-name="gr11" draw:text-style-name="P16" svg:x1="1.479cm" svg:y1="11.441cm" svg:x2="5.926cm" svg:y2="11.441cm"><text:p/></draw:line><draw:line draw:style-name="gr11" draw:text-style-name="P16" svg:x1="6.138cm" svg:y1="13.166cm" svg:x2="10.585cm" svg:y2="13.166cm"><text:p/></draw:line><draw:rect draw:style-name="gr18" draw:text-style-name="P20" svg:width="2.398cm" svg:height="0.581cm" svg:x="11.719cm" svg:y="11.83cm"><text:p><text:span text:style-name="T26">disappearPage()</text:span></text:p></draw:rect><draw:line draw:style-name="gr3" draw:text-style-name="P15" svg:x1="12.903cm" svg:y1="12.411cm" svg:x2="12.956cm" svg:y2="19.396cm"><text:p/></draw:line><draw:line draw:style-name="gr11" draw:text-style-name="P16" svg:x1="10.586cm" svg:y1="15.313cm" svg:x2="12.79cm" svg:y2="15.313cm"><text:p/></draw:line><draw:rect draw:style-name="gr4" draw:text-style-name="P16" svg:width="0.339cm" svg:height="3.476cm" svg:x="12.788cm" svg:y="15.284cm"><text:p/></draw:rect><draw:rect draw:style-name="gr4" draw:text-style-name="P16" svg:width="0.339cm" svg:height="1.724cm" svg:x="5.937cm" svg:y="16.358cm"><text:p/></draw:rect><draw:rect draw:style-name="gr4" draw:text-style-name="P16" svg:width="0.339cm" svg:height="1.724cm" svg:x="5.932cm" svg:y="18.759cm"><text:p/></draw:rect><draw:line draw:style-name="gr5" draw:text-style-name="P16" svg:x1="6.271cm" svg:y1="16.359cm" svg:x2="12.788cm" svg:y2="16.359cm"><text:p/></draw:line><draw:line draw:style-name="gr5" draw:text-style-name="P16" svg:x1="6.271cm" svg:y1="18.76cm" svg:x2="12.788cm" svg:y2="18.76cm"><text:p/></draw:line></draw:g><draw:frame draw:style-name="gr49" draw:text-style-name="P37" svg:width="4.008cm" svg:height="2.525cm" svg:x="6.294cm" svg:y="1.108cm"><draw:text-box><text:p><text:span text:style-name="T55">1.1:</text:span></text:p><text:p><text:span text:style-name="T53">リンクのボタンが押されたイベントのコールバック関数が実行される。</text:span><text:span text:style-name="T53"><text:line-break/></text:span><text:span text:style-name="T53">$(document).on('click', '.callpage', function({});</text:span></text:p></draw:text-box></draw:frame></draw:g></text:p>
      <text:p text:style-name="P2"><draw:g text:anchor-type="as-char" draw:z-index="12" draw:style-name="gr1"><draw:g draw:style-name="gr17"><draw:rect draw:style-name="gr18" draw:text-style-name="P16" svg:width="2.865cm" svg:height="0.944cm" svg:x="4.643cm" svg:y="0.025cm"><text:p text:style-name="P16"><text:span text:style-name="T16">HTML</text:span></text:p></draw:rect><draw:line draw:style-name="gr3" draw:text-style-name="P16" svg:x1="6.091cm" svg:y1="0.966cm" svg:x2="6.091cm" svg:y2="22.753cm"><text:p/></draw:line></draw:g><draw:g draw:style-name="gr17"><draw:rect draw:style-name="gr18" draw:text-style-name="P16" svg:width="2.865cm" svg:height="0.944cm" svg:x="13.735cm" svg:y="0.025cm"><text:p text:style-name="P16"><text:span text:style-name="T16">サーバ</text:span></text:p></draw:rect><draw:line draw:style-name="gr3" draw:text-style-name="P16" svg:x1="15.137cm" svg:y1="0.966cm" svg:x2="15.137cm" svg:y2="22.753cm"><text:p/></draw:line></draw:g><draw:g draw:style-name="gr17"><draw:rect draw:style-name="gr18" draw:text-style-name="P16" svg:width="2.865cm" svg:height="0.944cm" svg:x="0cm" svg:y="0.025cm"><text:p text:style-name="P16"><text:span text:style-name="T16">ユーザ</text:span></text:p></draw:rect><draw:line draw:style-name="gr3" draw:text-style-name="P16" svg:x1="1.475cm" svg:y1="0.966cm" svg:x2="1.475cm" svg:y2="22.753cm"><text:p/></draw:line></draw:g><draw:frame draw:style-name="gr27" draw:text-style-name="P35" svg:width="3.76cm" svg:height="1.241cm" svg:x="1.85cm" svg:y="1.155cm"><draw:text-box><text:p><text:span text:style-name="T53">3:</text:span></text:p><text:p><text:span text:style-name="T53">設定ボタン</text:span><text:span text:style-name="T53">(</text:span><text:span text:style-name="T53">リンクリストのボタン</text:span><text:span text:style-name="T53">)</text:span><text:span text:style-name="T53">をクリックする</text:span></text:p></draw:text-box></draw:frame><draw:frame draw:style-name="gr24" draw:text-style-name="P35" svg:width="4cm" svg:height="2.892cm" svg:x="6.369cm" svg:y="1.157cm"><draw:text-box><text:p><text:span text:style-name="T53">3.1:</text:span></text:p><text:p><text:span text:style-name="T53">設定ボタン</text:span><text:span text:style-name="T53">(</text:span><text:span text:style-name="T53">リンクリストのボタン</text:span><text:span text:style-name="T53">)</text:span><text:span text:style-name="T53">がクリックされたイベントのコールバック関数が実行される。</text:span><text:span text:style-name="T53"><text:line-break/></text:span><text:span text:style-name="T53">$(document).on('click', '.setting-button', function({});</text:span></text:p></draw:text-box></draw:frame><draw:frame draw:style-name="gr19" draw:text-style-name="P35" svg:width="2.026cm" svg:height="2.479cm" svg:x="10.963cm" svg:y="3.103cm"><draw:text-box><text:p><text:span text:style-name="T53">3.2:</text:span></text:p><text:p><text:span text:style-name="T53">リンクリストを表示させる関数をコールする。</text:span></text:p><text:p><text:span text:style-name="T53">showLinkList();</text:span></text:p></draw:text-box></draw:frame><draw:frame draw:style-name="gr46" draw:text-style-name="P35" svg:width="4.608cm" svg:height="1.805cm" svg:x="6.257cm" svg:y="5.946cm"><draw:text-box><text:p><text:span text:style-name="T53">3.3:</text:span></text:p><text:p><text:span text:style-name="T53">非表示にしてあったリンクリストを表示する。</text:span><text:span text:style-name="T53"><text:line-break/></text:span><text:span text:style-name="T53">$('#modal').dialog('open');</text:span></text:p></draw:text-box></draw:frame><draw:rect draw:style-name="gr4" draw:text-style-name="P16" svg:width="0.339cm" svg:height="1.214cm" svg:x="1.314cm" svg:y="1.316cm"><text:p/></draw:rect><draw:rect draw:style-name="gr4" draw:text-style-name="P15" svg:width="0.345cm" svg:height="1.585cm" svg:x="5.913cm" svg:y="2.528cm"><text:p/></draw:rect><draw:line draw:style-name="gr11" draw:text-style-name="P16" svg:x1="1.475cm" svg:y1="2.527cm" svg:x2="5.912cm" svg:y2="2.527cm"><text:p/></draw:line><draw:g draw:style-name="gr17"><draw:rect draw:style-name="gr18" draw:text-style-name="P15" svg:width="2.865cm" svg:height="0.946cm" svg:x="9.128cm" svg:y="0cm"><text:p text:style-name="P16"><text:span text:style-name="T16">JavaScript</text:span></text:p></draw:rect><draw:line draw:style-name="gr3" draw:text-style-name="P16" svg:x1="10.559cm" svg:y1="0.942cm" svg:x2="10.559cm" svg:y2="22.729cm"><text:p/></draw:line></draw:g><draw:rect draw:style-name="gr4" draw:text-style-name="P15" svg:width="0.346cm" svg:height="1.467cm" svg:x="10.368cm" svg:y="4.113cm"><text:p/></draw:rect><draw:line draw:style-name="gr11" draw:text-style-name="P16" svg:x1="6.091cm" svg:y1="4.111cm" svg:x2="10.579cm" svg:y2="4.111cm"><text:p/></draw:line><draw:rect draw:style-name="gr18" draw:text-style-name="P36" svg:width="2.393cm" svg:height="0.579cm" svg:x="11.806cm" svg:y="2.856cm"><text:p><text:span text:style-name="T54">showLinkList()</text:span></text:p></draw:rect><draw:line draw:style-name="gr3" draw:text-style-name="P15" svg:x1="12.988cm" svg:y1="3.434cm" svg:x2="13.041cm" svg:y2="10.403cm"><text:p/></draw:line><draw:line draw:style-name="gr11" draw:text-style-name="P16" svg:x1="10.559cm" svg:y1="5.576cm" svg:x2="12.758cm" svg:y2="5.576cm"><text:p/></draw:line><draw:rect draw:style-name="gr4" draw:text-style-name="P15" svg:width="0.346cm" svg:height="2.08cm" svg:x="12.76cm" svg:y="5.579cm"><text:p/></draw:rect><draw:rect draw:style-name="gr4" draw:text-style-name="P15" svg:width="0.345cm" svg:height="1.34cm" svg:x="5.913cm" svg:y="7.664cm"><text:p/></draw:rect><draw:line draw:style-name="gr5" draw:text-style-name="P16" svg:x1="6.257cm" svg:y1="7.662cm" svg:x2="12.76cm" svg:y2="7.662cm"><text:p/></draw:line><draw:rect draw:style-name="gr4" draw:text-style-name="P16" svg:width="0.339cm" svg:height="1.442cm" svg:x="1.258cm" svg:y="9.975cm"><text:p/></draw:rect><draw:frame draw:style-name="gr46" draw:text-style-name="P35" svg:width="4.269cm" svg:height="1.805cm" svg:x="1.7cm" svg:y="10.098cm"><draw:text-box><text:p><text:span text:style-name="T53">4:</text:span><text:span text:style-name="T53">コンボボックスのボタンをクリックする。</text:span></text:p></draw:text-box></draw:frame><draw:frame draw:style-name="gr34" draw:text-style-name="P35" svg:width="4.014cm" svg:height="3.717cm" svg:x="6.521cm" svg:y="10.123cm"><draw:text-box><text:p><text:span text:style-name="T53">4.1:</text:span></text:p><text:p><text:span text:style-name="T53">コンボボックス生成時にボタンに登録されたクリックイベントのコールバック関数が実行される。</text:span></text:p><text:p><text:span text:style-name="T53">$('&lt;button&gt;').addClass( "custom-combobox-toggle" )click(function(){});</text:span></text:p></draw:text-box></draw:frame><draw:frame draw:style-name="gr19" draw:text-style-name="P35" svg:width="2.005cm" svg:height="2.479cm" svg:x="10.922cm" svg:y="13.414cm"><draw:text-box><text:p><text:span text:style-name="T53">4.2.</text:span></text:p><text:p><text:span text:style-name="T53">空のサーチを行う。</text:span></text:p><text:p><text:span text:style-name="T53">input.autocomplete( "search", "" );</text:span></text:p></draw:text-box></draw:frame><draw:frame draw:style-name="gr24" draw:text-style-name="P35" svg:width="3.666cm" svg:height="2.892cm" svg:x="6.735cm" svg:y="16.399cm"><draw:text-box><text:p><text:span text:style-name="T53">4.3:</text:span></text:p><text:p><text:span text:style-name="T53">プルダウンメニューを絞り込みなしで表示する。</text:span></text:p><text:p><text:span text:style-name="T53">input.autocomplete({response:function(){$('.ui-autocomplete:visible').toggle();}})</text:span></text:p></draw:text-box></draw:frame><draw:rect draw:style-name="gr4" draw:text-style-name="P16" svg:width="0.339cm" svg:height="2.491cm" svg:x="5.969cm" svg:y="11.416cm"><text:p/></draw:rect><draw:rect draw:style-name="gr4" draw:text-style-name="P16" svg:width="0.339cm" svg:height="2.149cm" svg:x="10.412cm" svg:y="13.915cm"><text:p/></draw:rect><draw:line draw:style-name="gr11" draw:text-style-name="P16" svg:x1="1.475cm" svg:y1="11.415cm" svg:x2="5.912cm" svg:y2="11.415cm"><text:p/></draw:line><draw:line draw:style-name="gr11" draw:text-style-name="P16" svg:x1="6.174cm" svg:y1="13.915cm" svg:x2="10.611cm" svg:y2="13.915cm"><text:p/></draw:line><draw:rect draw:style-name="gr18" draw:text-style-name="P36" svg:width="2.962cm" svg:height="0.579cm" svg:x="11.474cm" svg:y="12.587cm"><text:p><text:span text:style-name="T54">input.autocomplete()</text:span></text:p></draw:rect><draw:line draw:style-name="gr3" draw:text-style-name="P15" svg:x1="12.927cm" svg:y1="13.163cm" svg:x2="12.98cm" svg:y2="20.132cm"><text:p/></draw:line><draw:line draw:style-name="gr11" draw:text-style-name="P16" svg:x1="10.612cm" svg:y1="16.061cm" svg:x2="12.811cm" svg:y2="16.061cm"><text:p/></draw:line><draw:rect draw:style-name="gr4" draw:text-style-name="P16" svg:width="0.339cm" svg:height="3.467cm" svg:x="12.811cm" svg:y="16.032cm"><text:p/></draw:rect><draw:rect draw:style-name="gr4" draw:text-style-name="P16" svg:width="0.339cm" svg:height="1.721cm" svg:x="5.969cm" svg:y="19.498cm"><text:p/></draw:rect><draw:line draw:style-name="gr5" draw:text-style-name="P16" svg:x1="6.308cm" svg:y1="19.496cm" svg:x2="12.811cm" svg:y2="19.496cm"><text:p/></draw:line></draw:g></text:p>
      <text:p text:style-name="P2"/>
      <text:p text:style-name="P4"><draw:g text:anchor-type="as-char" draw:z-index="14" draw:style-name="gr1"><draw:g draw:style-name="gr17"><draw:rect draw:style-name="gr18" draw:text-style-name="P16" svg:width="2.881cm" svg:height="0.95cm" svg:x="4.673cm" svg:y="0.026cm"><text:p text:style-name="P16"><text:span text:style-name="T16">HTML</text:span></text:p></draw:rect><draw:line draw:style-name="gr3" draw:text-style-name="P16" svg:x1="6.13cm" svg:y1="0.974cm" svg:x2="6.13cm" svg:y2="22.893cm"><text:p/></draw:line></draw:g><draw:g draw:style-name="gr17"><draw:rect draw:style-name="gr18" draw:text-style-name="P16" svg:width="2.881cm" svg:height="0.95cm" svg:x="13.818cm" svg:y="0.026cm"><text:p text:style-name="P16"><text:span text:style-name="T16">サーバ</text:span></text:p></draw:rect><draw:line draw:style-name="gr3" draw:text-style-name="P16" svg:x1="15.226cm" svg:y1="0.974cm" svg:x2="15.226cm" svg:y2="22.893cm"><text:p/></draw:line></draw:g><draw:g draw:style-name="gr17"><draw:rect draw:style-name="gr18" draw:text-style-name="P16" svg:width="2.881cm" svg:height="0.95cm" svg:x="0cm" svg:y="0.026cm"><text:p text:style-name="P16"><text:span text:style-name="T16">ユーザ</text:span></text:p></draw:rect><draw:line draw:style-name="gr3" draw:text-style-name="P16" svg:x1="1.482cm" svg:y1="0.974cm" svg:x2="1.482cm" svg:y2="22.893cm"><text:p/></draw:line></draw:g><draw:frame draw:style-name="gr50" draw:text-style-name="P35" svg:width="4.082cm" svg:height="1.216cm" svg:x="1.863cm" svg:y="1.328cm"><draw:text-box><text:p><text:span text:style-name="T53">5:</text:span><text:span text:style-name="T53">コンボボックスのプルダウンメニューの項目を選択する。</text:span></text:p></draw:text-box></draw:frame><draw:frame draw:style-name="gr24" draw:text-style-name="P35" svg:width="4.218cm" svg:height="2.892cm" svg:x="6.428cm" svg:y="1.277cm"><draw:text-box><text:p><text:span text:style-name="T53">5.1:</text:span><text:span text:style-name="T53"><text:line-break/></text:span><text:span text:style-name="T53">コンボボックスのプルダウンメニューが選択されたイベントのコールバック関数が実行される。</text:span></text:p><text:p><text:span text:style-name="T53">autocompleteselect: function( event, ui ) {});</text:span></text:p></draw:text-box></draw:frame><draw:frame draw:style-name="gr35" draw:text-style-name="P35" svg:width="2.038cm" svg:height="4.13cm" svg:x="11.03cm" svg:y="2.489cm"><draw:text-box><text:p><text:span text:style-name="T53">5.2</text:span></text:p><text:p><text:span text:style-name="T53">jQuery UI Autocomplete</text:span><text:span text:style-name="T53">の</text:span><text:span text:style-name="T53">select</text:span><text:span text:style-name="T53">イベントを走らせる。</text:span></text:p><text:p><text:span text:style-name="T53">this._trigger( "select", event, {item:ui.item.option});</text:span></text:p></draw:text-box></draw:frame><draw:frame draw:style-name="gr44" draw:text-style-name="P35" svg:width="4.635cm" svg:height="1.818cm" svg:x="6.232cm" svg:y="7.459cm"><draw:text-box><text:p><text:span text:style-name="T53">5.3:</text:span></text:p><text:p><text:span text:style-name="T53">該当するテキストボックスの内容が書き換えられる。</text:span></text:p></draw:text-box></draw:frame><draw:rect draw:style-name="gr4" draw:text-style-name="P16" svg:width="0.341cm" svg:height="1.22cm" svg:x="1.323cm" svg:y="1.325cm"><text:p/></draw:rect><draw:rect draw:style-name="gr4" draw:text-style-name="P15" svg:width="0.348cm" svg:height="1.761cm" svg:x="5.95cm" svg:y="2.544cm"><text:p/></draw:rect><draw:line draw:style-name="gr11" draw:text-style-name="P16" svg:x1="1.482cm" svg:y1="2.543cm" svg:x2="5.946cm" svg:y2="2.543cm"><text:p/></draw:line><draw:g draw:style-name="gr17"><draw:rect draw:style-name="gr18" draw:text-style-name="P15" svg:width="2.885cm" svg:height="0.952cm" svg:x="9.183cm" svg:y="0cm"><text:p text:style-name="P16"><text:span text:style-name="T16">JavaScript</text:span></text:p></draw:rect><draw:line draw:style-name="gr3" draw:text-style-name="P16" svg:x1="10.625cm" svg:y1="0.947cm" svg:x2="10.625cm" svg:y2="22.866cm"><text:p/></draw:line></draw:g><draw:rect draw:style-name="gr4" draw:text-style-name="P15" svg:width="0.348cm" svg:height="2.368cm" svg:x="10.432cm" svg:y="4.304cm"><text:p/></draw:rect><draw:line draw:style-name="gr11" draw:text-style-name="P16" svg:x1="6.13cm" svg:y1="4.304cm" svg:x2="10.645cm" svg:y2="4.304cm"><text:p/></draw:line><draw:rect draw:style-name="gr18" draw:text-style-name="P36" svg:width="3.504cm" svg:height="0.583cm" svg:x="11.248cm" svg:y="1.879cm"><text:p><text:span text:style-name="T54">jQuery UI Autocomplete</text:span></text:p></draw:rect><draw:line draw:style-name="gr3" draw:text-style-name="P15" svg:x1="13.06cm" svg:y1="2.489cm" svg:x2="13.12cm" svg:y2="10.471cm"><text:p/></draw:line><draw:line draw:style-name="gr11" draw:text-style-name="P16" svg:x1="10.779cm" svg:y1="6.66cm" svg:x2="12.991cm" svg:y2="6.66cm"><text:p/></draw:line><draw:rect draw:style-name="gr4" draw:text-style-name="P15" svg:width="0.392cm" svg:height="2.095cm" svg:x="12.887cm" svg:y="6.66cm"><text:p/></draw:rect><draw:rect draw:style-name="gr4" draw:text-style-name="P15" svg:width="0.346cm" svg:height="1.348cm" svg:x="5.886cm" svg:y="8.758cm"><text:p/></draw:rect><draw:line draw:style-name="gr5" draw:text-style-name="P16" svg:x1="6.233cm" svg:y1="8.756cm" svg:x2="13.069cm" svg:y2="8.751cm"><text:p/></draw:line><draw:rect draw:style-name="gr4" draw:text-style-name="P16" svg:width="0.341cm" svg:height="0.937cm" svg:x="1.265cm" svg:y="10.548cm"><text:p/></draw:rect><draw:frame draw:style-name="gr44" draw:text-style-name="P35" svg:width="4.238cm" svg:height="1.818cm" svg:x="1.711cm" svg:y="10.661cm"><draw:text-box><text:p><text:span text:style-name="T53">6:</text:span><text:span text:style-name="T53">リストのレコード追加ボタンをクリックする。</text:span></text:p></draw:text-box></draw:frame><draw:frame draw:style-name="gr24" draw:text-style-name="P35" svg:width="4.038cm" svg:height="2.892cm" svg:x="6.562cm" svg:y="11.06cm"><draw:text-box><text:p><text:span text:style-name="T53">6.1:</text:span></text:p><text:p><text:span text:style-name="T53">レコード追加ボタンが押されたイベントのコールバック関数が実行される。</text:span></text:p><text:p><text:span text:style-name="T53">$(document).on('click', '.add-button.add-record', function(){});</text:span></text:p></draw:text-box></draw:frame><draw:frame draw:style-name="gr51" draw:text-style-name="P35" svg:width="2.019cm" svg:height="3.305cm" svg:x="10.987cm" svg:y="13.166cm"><draw:text-box><text:p><text:span text:style-name="T53">6.2</text:span></text:p><text:p><text:span text:style-name="T53">jqGrid</text:span><text:span text:style-name="T53">のレコード編集ダイアログを出す。</text:span></text:p><text:p><text:span text:style-name="T53">$('#fig2-1-list').editGridRow("new", gridoption);</text:span></text:p></draw:text-box></draw:frame><draw:frame draw:style-name="gr44" draw:text-style-name="P35" svg:width="3.689cm" svg:height="1.818cm" svg:x="2.092cm" svg:y="18.5cm"><draw:text-box><text:p><text:span text:style-name="T53">6.3:</text:span></text:p><text:p><text:span text:style-name="T53">表示された編集ダイアログを操作する。</text:span></text:p></draw:text-box></draw:frame><draw:rect draw:style-name="gr4" draw:text-style-name="P16" svg:width="0.341cm" svg:height="2.505cm" svg:x="6.006cm" svg:y="11.485cm"><text:p/></draw:rect><draw:rect draw:style-name="gr4" draw:text-style-name="P16" svg:width="0.341cm" svg:height="2.521cm" svg:x="10.476cm" svg:y="14cm"><text:p/></draw:rect><draw:line draw:style-name="gr11" draw:text-style-name="P16" svg:x1="1.482cm" svg:y1="11.485cm" svg:x2="5.946cm" svg:y2="11.485cm"><text:p/></draw:line><draw:line draw:style-name="gr11" draw:text-style-name="P16" svg:x1="6.211cm" svg:y1="14cm" svg:x2="10.675cm" svg:y2="14cm"><text:p/></draw:line><draw:rect draw:style-name="gr18" draw:text-style-name="P36" svg:width="2.98cm" svg:height="0.583cm" svg:x="11.543cm" svg:y="12.663cm"><text:p><text:span text:style-name="T54">jqGrid</text:span></text:p></draw:rect><draw:line draw:style-name="gr3" draw:text-style-name="P15" svg:x1="13.005cm" svg:y1="13.242cm" svg:x2="13.058cm" svg:y2="20.254cm"><text:p/></draw:line><draw:line draw:style-name="gr11" draw:text-style-name="P16" svg:x1="10.79cm" svg:y1="16.521cm" svg:x2="13.002cm" svg:y2="16.521cm"><text:p/></draw:line><draw:rect draw:style-name="gr4" draw:text-style-name="P16" svg:width="0.341cm" svg:height="1.701cm" svg:x="12.889cm" svg:y="16.521cm"><text:p/></draw:rect><draw:rect draw:style-name="gr4" draw:text-style-name="P16" svg:width="0.341cm" svg:height="1.731cm" svg:x="6.006cm" svg:y="18.221cm"><text:p/></draw:rect><draw:line draw:style-name="gr5" draw:text-style-name="P16" svg:x1="6.348cm" svg:y1="18.221cm" svg:x2="12.891cm" svg:y2="18.221cm"><text:p/></draw:line><draw:line draw:style-name="gr5" draw:text-style-name="P16" svg:x1="1.63cm" svg:y1="19.95cm" svg:x2="6.129cm" svg:y2="19.95cm"><text:p/></draw:line><draw:rect draw:style-name="gr4" draw:text-style-name="P16" svg:width="0.341cm" svg:height="1.041cm" svg:x="1.291cm" svg:y="19.951cm"><text:p/></draw:rect></draw:g></text:p>
      <text:p text:style-name="P3"><draw:g text:anchor-type="as-char" draw:z-index="10" draw:style-name="gr1"><draw:g draw:style-name="gr17"><draw:rect draw:style-name="gr18" draw:text-style-name="P16" svg:width="2.886cm" svg:height="0.952cm" svg:x="4.678cm" svg:y="0.026cm"><text:p text:style-name="P16"><text:span text:style-name="T16">HTML</text:span></text:p></draw:rect><draw:line draw:style-name="gr3" draw:text-style-name="P16" svg:x1="6.139cm" svg:y1="0.974cm" svg:x2="6.139cm" svg:y2="22.92cm"><text:p/></draw:line></draw:g><draw:g draw:style-name="gr17"><draw:rect draw:style-name="gr18" draw:text-style-name="P16" svg:width="2.885cm" svg:height="0.952cm" svg:x="0cm" svg:y="0.026cm"><text:p text:style-name="P16"><text:span text:style-name="T16">ユーザ</text:span></text:p></draw:rect><draw:line draw:style-name="gr3" draw:text-style-name="P16" svg:x1="1.486cm" svg:y1="0.974cm" svg:x2="1.486cm" svg:y2="22.92cm"><text:p/></draw:line></draw:g><draw:frame draw:style-name="gr40" draw:text-style-name="P25" svg:width="4.088cm" svg:height="1.218cm" svg:x="1.864cm" svg:y="1.496cm"><draw:text-box><text:p><text:span text:style-name="T35">9:</text:span></text:p><text:p><text:span text:style-name="T15">クローズボタンを押す。</text:span></text:p></draw:text-box></draw:frame><draw:frame draw:style-name="gr19" draw:text-style-name="P25" svg:width="4.224cm" svg:height="2.479cm" svg:x="6.415cm" svg:y="1.685cm"><draw:text-box><text:p><text:span text:style-name="T35">9.1:</text:span></text:p><text:p><text:span text:style-name="T15">クローズボタンが押されたときのイベントコールバック関数が実行される。</text:span></text:p><text:p><text:span text:style-name="T33">$(document).on('click', '.close-button', function(){});</text:span></text:p></draw:text-box></draw:frame><draw:frame draw:style-name="gr41" draw:text-style-name="P25" svg:width="2.04cm" svg:height="2.735cm" svg:x="11.044cm" svg:y="3.131cm"><draw:text-box><text:p><text:span text:style-name="T35">9.2</text:span></text:p><text:p><text:span text:style-name="T15">画面を閉じる前の判定を行う。</text:span></text:p><text:p><text:span text:style-name="T33">onPageClose();</text:span></text:p></draw:text-box></draw:frame><draw:rect draw:style-name="gr4" draw:text-style-name="P16" svg:width="0.341cm" svg:height="1.243cm" svg:x="1.325cm" svg:y="1.326cm"><text:p/></draw:rect><draw:rect draw:style-name="gr4" draw:text-style-name="P15" svg:width="0.348cm" svg:height="1.597cm" svg:x="5.957cm" svg:y="2.547cm"><text:p/></draw:rect><draw:line draw:style-name="gr11" draw:text-style-name="P16" svg:x1="1.665cm" svg:y1="2.544cm" svg:x2="5.956cm" svg:y2="2.544cm"><text:p/></draw:line><draw:g draw:style-name="gr17"><draw:rect draw:style-name="gr18" draw:text-style-name="P15" svg:width="2.886cm" svg:height="0.952cm" svg:x="9.195cm" svg:y="0cm"><text:p text:style-name="P16"><text:span text:style-name="T16">JavaScript</text:span></text:p></draw:rect><draw:line draw:style-name="gr3" draw:text-style-name="P16" svg:x1="10.638cm" svg:y1="0.95cm" svg:x2="10.638cm" svg:y2="22.896cm"><text:p/></draw:line></draw:g><draw:rect draw:style-name="gr4" draw:text-style-name="P15" svg:width="0.348cm" svg:height="1.137cm" svg:x="10.444cm" svg:y="4.143cm"><text:p/></draw:rect><draw:line draw:style-name="gr11" draw:text-style-name="P16" svg:x1="6.137cm" svg:y1="4.142cm" svg:x2="10.658cm" svg:y2="4.142cm"><text:p/></draw:line><draw:rect draw:style-name="gr18" draw:text-style-name="P20" svg:width="3.514cm" svg:height="0.59cm" svg:x="11.434cm" svg:y="2.54cm"><text:p text:style-name="P16"><text:span text:style-name="T48">onPageClose()</text:span></text:p></draw:rect><draw:line draw:style-name="gr3" draw:text-style-name="P15" svg:x1="13.083cm" svg:y1="3.131cm" svg:x2="13.235cm" svg:y2="22.744cm"><text:p/></draw:line><draw:line draw:style-name="gr11" draw:text-style-name="P16" svg:x1="10.638cm" svg:y1="5.278cm" svg:x2="12.902cm" svg:y2="5.278cm"><text:p/></draw:line><draw:rect draw:style-name="gr4" draw:text-style-name="P15" svg:width="0.394cm" svg:height="10.076cm" svg:x="12.903cm" svg:y="5.279cm"><text:p/></draw:rect><draw:rect draw:style-name="gr4" draw:text-style-name="P15" svg:width="0.348cm" svg:height="8.155cm" svg:x="5.893cm" svg:y="9.504cm"><text:p/></draw:rect><draw:line draw:style-name="gr5" draw:text-style-name="P16" svg:x1="6.24cm" svg:y1="11.286cm" svg:x2="15.246cm" svg:y2="11.209cm"><text:p/></draw:line><draw:rect draw:style-name="gr18" draw:text-style-name="P20" svg:width="2.754cm" svg:height="0.585cm" svg:x="13.852cm" svg:y="6.309cm"><text:p text:style-name="P16"><text:span text:style-name="T48">disappearPage()</text:span></text:p></draw:rect><draw:line draw:style-name="gr3" draw:text-style-name="P15" svg:x1="15.246cm" svg:y1="6.892cm" svg:x2="15.246cm" svg:y2="11.406cm"><text:p/></draw:line><draw:rect draw:style-name="gr8" draw:text-style-name="P15" svg:width="13.322cm" svg:height="12.403cm" svg:x="3.452cm" svg:y="5.632cm"><text:p/></draw:rect><draw:rect draw:style-name="gr9" draw:text-style-name="P15" svg:width="1.994cm" svg:height="1.006cm" svg:x="3.452cm" svg:y="5.632cm"><text:p text:style-name="P16"><text:span text:style-name="T49">alt</text:span></text:p></draw:rect><draw:frame draw:style-name="gr42" draw:text-style-name="P25" svg:width="2.812cm" svg:height="0.484cm" svg:x="13.559cm" svg:y="5.826cm"><draw:text-box><text:p><text:span text:style-name="T15">[</text:span><text:span text:style-name="T15">リストが保存済み</text:span><text:span text:style-name="T15">]</text:span></text:p></draw:text-box></draw:frame><draw:frame draw:style-name="gr32" draw:text-style-name="P25" svg:width="1.756cm" svg:height="2.066cm" svg:x="13.49cm" svg:y="6.844cm"><draw:text-box><text:p><text:span text:style-name="T35">9.3-A</text:span></text:p><text:p><text:span text:style-name="T15">そのまま画面を閉じる。</text:span></text:p><text:p><text:span text:style-name="T33">disappearPage();</text:span></text:p></draw:text-box></draw:frame><draw:line draw:style-name="gr11" draw:text-style-name="P16" svg:x1="13.295cm" svg:y1="8.998cm" svg:x2="15.245cm" svg:y2="8.998cm"><text:p/></draw:line><draw:line draw:style-name="gr5" draw:text-style-name="P16" svg:x1="6.24cm" svg:y1="9.503cm" svg:x2="15.246cm" svg:y2="9.505cm"><text:p/></draw:line><draw:frame draw:style-name="gr15" draw:text-style-name="P25" svg:width="3.89cm" svg:height="1.654cm" svg:x="6.555cm" svg:y="7.823cm"><draw:text-box><text:p><text:span text:style-name="T35">9.4-A:</text:span></text:p><text:p><text:span text:style-name="T50">最前面のページを閉じる</text:span><text:span text:style-name="T50"><text:line-break/></text:span><text:span text:style-name="T50">$('.page:first', document).remove();</text:span></text:p></draw:text-box></draw:frame><draw:frame draw:style-name="gr15" draw:text-style-name="P25" svg:width="3.89cm" svg:height="1.654cm" svg:x="6.477cm" svg:y="9.477cm"><draw:text-box><text:p><text:span text:style-name="T35">9.5-A:</text:span></text:p><text:p><text:span text:style-name="T50">ひとつ前のページを表示する</text:span><text:span text:style-name="T50"><text:line-break/></text:span><text:span text:style-name="T15">$('.page:first', document).remove();</text:span></text:p></draw:text-box></draw:frame><draw:rect draw:style-name="gr4" draw:text-style-name="P15" svg:width="0.371cm" svg:height="2.218cm" svg:x="15.113cm" svg:y="8.991cm"><text:p/></draw:rect><draw:frame draw:style-name="gr42" draw:text-style-name="P25" svg:width="2.814cm" svg:height="0.484cm" svg:x="13.421cm" svg:y="11.693cm"><draw:text-box><text:p><text:span text:style-name="T35">[</text:span><text:span text:style-name="T35">リストが未保存</text:span><text:span text:style-name="T35">]</text:span></text:p></draw:text-box></draw:frame><draw:rect draw:style-name="gr18" draw:text-style-name="P20" svg:width="2.754cm" svg:height="0.585cm" svg:x="13.852cm" svg:y="12.151cm"><text:p text:style-name="P16"><text:span text:style-name="T48">saveListe()</text:span></text:p></draw:rect><draw:line draw:style-name="gr3" draw:text-style-name="P15" svg:x1="15.246cm" svg:y1="12.734cm" svg:x2="15.246cm" svg:y2="17.248cm"><text:p/></draw:line><draw:frame draw:style-name="gr19" draw:text-style-name="P25" svg:width="1.756cm" svg:height="2.479cm" svg:x="13.49cm" svg:y="12.852cm"><draw:text-box><text:p><text:span text:style-name="T35">9.3-B:</text:span></text:p><text:p><text:span text:style-name="T15">リストの保存ダイアログを出す処理を行う。</text:span></text:p><text:p text:style-name="P16"><text:span text:style-name="T15">saveList();</text:span></text:p></draw:text-box></draw:frame><draw:line draw:style-name="gr11" draw:text-style-name="P16" svg:x1="13.295cm" svg:y1="15.333cm" svg:x2="14.987cm" svg:y2="15.333cm"><text:p/></draw:line><draw:rect draw:style-name="gr4" draw:text-style-name="P15" svg:width="0.371cm" svg:height="1.218cm" svg:x="14.988cm" svg:y="15.33cm"><text:p/></draw:rect><draw:line draw:style-name="gr5" draw:text-style-name="P16" svg:x1="6.24cm" svg:y1="16.544cm" svg:x2="15.246cm" svg:y2="16.544cm"><text:p/></draw:line><draw:frame draw:style-name="gr32" draw:text-style-name="P25" svg:width="3.89cm" svg:height="2.066cm" svg:x="6.516cm" svg:y="14.261cm"><draw:text-box><text:p><text:span text:style-name="T35">9.4-B:</text:span></text:p><text:p><text:span text:style-name="T51">保存選択のダイアログを呼ぶ。</text:span></text:p><text:p><text:span text:style-name="T52">$('#chooseListSave', document).dialog('open');</text:span></text:p></draw:text-box></draw:frame></draw:g></text:p>
      <text:p text:style-name="P2"><draw:g text:anchor-type="as-char" draw:z-index="9" draw:style-name="gr1"><draw:frame draw:style-name="gr19" draw:text-style-name="P25" svg:width="2.012cm" svg:height="2.479cm" svg:x="10.71cm" svg:y="14.444cm"><draw:text-box><text:p><text:span text:style-name="T41">10.8:</text:span></text:p><text:p><text:span text:style-name="T15">現在の画面のリスト編集フラグを下ろす。</text:span></text:p><text:p><text:span text:style-name="T11">isChange -= figs[fig];</text:span></text:p></draw:text-box></draw:frame><draw:g draw:style-name="gr17"><draw:rect draw:style-name="gr18" draw:text-style-name="P16" svg:width="2.874cm" svg:height="0.946cm" svg:x="4.657cm" svg:y="0.026cm"><text:p text:style-name="P16"><text:span text:style-name="T16">HTML</text:span></text:p></draw:rect><draw:line draw:style-name="gr3" draw:text-style-name="P16" svg:x1="6.111cm" svg:y1="0.967cm" svg:x2="6.111cm" svg:y2="22.815cm"><text:p/></draw:line></draw:g><draw:g draw:style-name="gr17"><draw:rect draw:style-name="gr18" draw:text-style-name="P16" svg:width="2.872cm" svg:height="0.946cm" svg:x="13.774cm" svg:y="0.026cm"><text:p text:style-name="P16"><text:span text:style-name="T16">サーバ</text:span></text:p></draw:rect><draw:line draw:style-name="gr3" draw:text-style-name="P16" svg:x1="15.178cm" svg:y1="0.967cm" svg:x2="15.178cm" svg:y2="22.815cm"><text:p/></draw:line></draw:g><draw:g draw:style-name="gr17"><draw:rect draw:style-name="gr18" draw:text-style-name="P16" svg:width="2.872cm" svg:height="0.946cm" svg:x="0cm" svg:y="0.026cm"><text:p text:style-name="P16"><text:span text:style-name="T16">ユーザ</text:span></text:p></draw:rect><draw:line draw:style-name="gr3" draw:text-style-name="P16" svg:x1="1.479cm" svg:y1="0.967cm" svg:x2="1.479cm" svg:y2="22.815cm"><text:p/></draw:line></draw:g><draw:frame draw:style-name="gr27" draw:text-style-name="P25" svg:width="4.07cm" svg:height="1.241cm" svg:x="1.856cm" svg:y="1.159cm"><draw:text-box><text:p><text:span text:style-name="T35">10:</text:span></text:p><text:p><text:span text:style-name="T15">リスト保存選択ダイアログで保存するボタンを選択する。</text:span></text:p></draw:text-box></draw:frame><draw:frame draw:style-name="gr19" draw:text-style-name="P25" svg:width="4.204cm" svg:height="2.479cm" svg:x="6.387cm" svg:y="1.506cm"><draw:text-box><text:p><text:span text:style-name="T35">10.1:</text:span></text:p><text:p><text:span text:style-name="T15">保存するボタンのコールバック関数を実行する。</text:span></text:p><text:p><text:span text:style-name="T15">$('#chooseListSave').dialog({button:{'</text:span><text:span text:style-name="T15">保存する</text:span><text:span text:style-name="T15">':function(){}});</text:span></text:p></draw:text-box></draw:frame><draw:rect draw:style-name="gr4" draw:text-style-name="P16" svg:width="0.341cm" svg:height="1.216cm" svg:x="1.318cm" svg:y="1.319cm"><text:p/></draw:rect><draw:rect draw:style-name="gr4" draw:text-style-name="P15" svg:width="0.346cm" svg:height="1.588cm" svg:x="5.93cm" svg:y="2.536cm"><text:p/></draw:rect><draw:line draw:style-name="gr11" draw:text-style-name="P16" svg:x1="1.657cm" svg:y1="2.535cm" svg:x2="5.928cm" svg:y2="2.535cm"><text:p/></draw:line><draw:g draw:style-name="gr17"><draw:rect draw:style-name="gr18" draw:text-style-name="P15" svg:width="2.874cm" svg:height="0.948cm" svg:x="9.153cm" svg:y="0cm"><text:p text:style-name="P16"><text:span text:style-name="T16">JavaScript</text:span></text:p></draw:rect><draw:line draw:style-name="gr3" draw:text-style-name="P16" svg:x1="10.59cm" svg:y1="0.944cm" svg:x2="10.59cm" svg:y2="22.792cm"><text:p/></draw:line></draw:g><draw:rect draw:style-name="gr4" draw:text-style-name="P15" svg:width="0.346cm" svg:height="9.159cm" svg:x="10.398cm" svg:y="4.124cm"><text:p/></draw:rect><draw:line draw:style-name="gr11" draw:text-style-name="P16" svg:x1="6.11cm" svg:y1="4.125cm" svg:x2="10.611cm" svg:y2="4.125cm"><text:p/></draw:line><draw:line draw:style-name="gr11" draw:text-style-name="P16" svg:x1="10.59cm" svg:y1="13.282cm" svg:x2="12.846cm" svg:y2="13.282cm"><text:p/></draw:line><draw:rect draw:style-name="gr4" draw:text-style-name="P15" svg:width="0.346cm" svg:height="1.703cm" svg:x="5.865cm" svg:y="6.062cm"><text:p/></draw:rect><draw:line draw:style-name="gr5" draw:text-style-name="P16" svg:x1="10.744cm" svg:y1="9.74cm" svg:x2="14.923cm" svg:y2="9.735cm"><text:p/></draw:line><draw:frame draw:style-name="gr19" draw:text-style-name="P25" svg:width="2.012cm" svg:height="2.479cm" svg:x="10.836cm" svg:y="10.848cm"><draw:text-box><text:p><text:span text:style-name="T35">10.7:</text:span></text:p><text:p><text:span text:style-name="T15">ダイアログを閉じる。</text:span></text:p><text:p><text:span text:style-name="T44">closeChooseListSaveDialog(</text:span><text:span text:style-name="T11">this);</text:span></text:p></draw:text-box></draw:frame><draw:rect draw:style-name="gr4" draw:text-style-name="P16" svg:width="0.339cm" svg:height="1.091cm" svg:x="5.928cm" svg:y="10.151cm"><text:p/></draw:rect><draw:rect draw:style-name="gr4" draw:text-style-name="P16" svg:width="0.341cm" svg:height="1.812cm" svg:x="5.925cm" svg:y="14.259cm"><text:p/></draw:rect><draw:rect draw:style-name="gr18" draw:text-style-name="P20" svg:width="2.971cm" svg:height="0.86cm" svg:x="11.506cm" svg:y="10.211cm"><text:p text:style-name="P16"><text:span text:style-name="T39">closeChooseList</text:span></text:p><text:p text:style-name="P16"><text:span text:style-name="T47">SaveDialog(</text:span><text:span text:style-name="T31">)</text:span></text:p></draw:rect><draw:line draw:style-name="gr3" draw:text-style-name="P15" svg:x1="12.962cm" svg:y1="10.79cm" svg:x2="13.034cm" svg:y2="18.595cm"><text:p/></draw:line><draw:rect draw:style-name="gr4" draw:text-style-name="P15" svg:width="0.341cm" svg:height="5.051cm" svg:x="12.845cm" svg:y="13.282cm"><text:p/></draw:rect><draw:rect draw:style-name="gr4" draw:text-style-name="P16" svg:width="0.341cm" svg:height="2.112cm" svg:x="5.987cm" svg:y="18.341cm"><text:p/></draw:rect><draw:line draw:style-name="gr5" draw:text-style-name="P16" svg:x1="10.77cm" svg:y1="16.926cm" svg:x2="12.844cm" svg:y2="16.926cm"><text:p/></draw:line><draw:line draw:style-name="gr5" draw:text-style-name="P16" svg:x1="6.189cm" svg:y1="10.151cm" svg:x2="10.398cm" svg:y2="10.146cm"><text:p/></draw:line><draw:rect draw:style-name="gr4" draw:text-style-name="P16" svg:width="0.339cm" svg:height="1.345cm" svg:x="15.007cm" svg:y="17.42cm"><text:p/></draw:rect><draw:line draw:style-name="gr5" draw:text-style-name="P16" svg:x1="6.327cm" svg:y1="18.341cm" svg:x2="12.848cm" svg:y2="18.341cm"><text:p/></draw:line><draw:frame draw:style-name="gr15" draw:text-style-name="P25" svg:width="3.85cm" svg:height="1.654cm" svg:x="6.327cm" svg:y="16.574cm"><draw:text-box><text:p><text:span text:style-name="T35">10.9:</text:span></text:p><text:p><text:span text:style-name="T15">現在の画面を閉じて前の画面を出す。</text:span></text:p><text:p><text:span text:style-name="T11">disappearPage();</text:span></text:p></draw:text-box></draw:frame><draw:line draw:style-name="gr11" draw:text-style-name="P16" svg:x1="13.167cm" svg:y1="17.417cm" svg:x2="15.196cm" svg:y2="17.417cm"><text:p/></draw:line><draw:line draw:style-name="gr5" draw:text-style-name="P16" svg:x1="6.265cm" svg:y1="14.298cm" svg:x2="12.845cm" svg:y2="14.298cm"><text:p/></draw:line><draw:frame draw:style-name="gr15" draw:text-style-name="P25" svg:width="3.83cm" svg:height="1.654cm" svg:x="6.387cm" svg:y="4.288cm"><draw:text-box><text:p><text:span text:style-name="T35">10.2:</text:span></text:p><text:p><text:span text:style-name="T15">編集した行データを取得する</text:span></text:p><text:p><text:span text:style-name="T15">$('#fig2-1-table').getRowData(rowId');</text:span></text:p></draw:text-box></draw:frame><draw:line draw:style-name="gr5" draw:text-style-name="P16" svg:x1="6.212cm" svg:y1="6.068cm" svg:x2="10.399cm" svg:y2="6.068cm"><text:p/></draw:line><draw:frame draw:style-name="gr15" draw:text-style-name="P25" svg:width="3.83cm" svg:height="1.654cm" svg:x="6.458cm" svg:y="5.96cm"><draw:text-box><text:p><text:span text:style-name="T35">10.3:</text:span></text:p><text:p><text:span text:style-name="T15">編集した行データを変数に入れる。</text:span></text:p><text:p><text:span text:style-name="T15">var rowData;</text:span></text:p></draw:text-box></draw:frame><draw:line draw:style-name="gr11" draw:text-style-name="P15" svg:x1="6.218cm" svg:y1="7.764cm" svg:x2="10.398cm" svg:y2="7.764cm"><text:p/></draw:line><draw:line draw:style-name="gr11" draw:text-style-name="P15" svg:x1="10.743cm" svg:y1="8.611cm" svg:x2="14.923cm" svg:y2="8.611cm"><text:p/></draw:line><draw:rect draw:style-name="gr4" draw:text-style-name="P16" svg:width="0.339cm" svg:height="1.128cm" svg:x="14.923cm" svg:y="8.613cm"><text:p/></draw:rect><draw:frame draw:style-name="gr27" draw:text-style-name="P25" svg:width="3.83cm" svg:height="1.241cm" svg:x="11.06cm" svg:y="7.258cm"><draw:text-box><text:p><text:span text:style-name="T35">10.4:</text:span></text:p><text:p><text:span text:style-name="T15">Ajax</text:span><text:span text:style-name="T15">通信でサーバに行のデータを送信する。</text:span></text:p></draw:text-box></draw:frame><draw:frame draw:style-name="gr39" draw:text-style-name="P25" svg:width="3.83cm" svg:height="0.957cm" svg:x="10.897cm" svg:y="8.809cm"><draw:text-box><text:p><text:span text:style-name="T35">10.5:</text:span></text:p><text:p><text:span text:style-name="T15">通信結果を返す。</text:span></text:p></draw:text-box></draw:frame><draw:frame draw:style-name="gr27" draw:text-style-name="P25" svg:width="3.64cm" svg:height="1.241cm" svg:x="6.447cm" svg:y="8.862cm"><draw:text-box><text:p><text:span text:style-name="T35">10.6:</text:span></text:p><text:p><text:span text:style-name="T15">通信結果を表示する。</text:span></text:p><text:p><text:span text:style-name="T15">alert(message);</text:span></text:p></draw:text-box></draw:frame><draw:frame draw:style-name="gr32" draw:text-style-name="P25" svg:width="4.093cm" svg:height="2.066cm" svg:x="6.306cm" svg:y="12.074cm"><draw:text-box><text:p><text:span text:style-name="T35">10.6:</text:span></text:p><text:p><text:span text:style-name="T15">実際にダイアログを閉じる。</text:span></text:p><text:p><text:span text:style-name="T15">$('#chooseListSaveDialog').dialog('close');</text:span></text:p></draw:text-box></draw:frame><draw:rect draw:style-name="gr4" draw:text-style-name="P16" svg:width="0.339cm" svg:height="0.881cm" svg:x="10.432cm" svg:y="16.91cm"><text:p/></draw:rect></draw:g></text:p>
      <text:p text:style-name="P2"><draw:g text:anchor-type="as-char" draw:z-index="8" draw:style-name="gr1"><draw:g draw:style-name="gr17"><draw:rect draw:style-name="gr18" draw:text-style-name="P16" svg:width="2.869cm" svg:height="0.946cm" svg:x="4.653cm" svg:y="0.026cm"><text:p text:style-name="P16"><text:span text:style-name="T16">HTML</text:span></text:p></draw:rect><draw:line draw:style-name="gr3" draw:text-style-name="P16" svg:x1="6.106cm" svg:y1="0.967cm" svg:x2="6.106cm" svg:y2="22.793cm"><text:p/></draw:line></draw:g><draw:g draw:style-name="gr17"><draw:rect draw:style-name="gr18" draw:text-style-name="P16" svg:width="2.869cm" svg:height="0.946cm" svg:x="13.76cm" svg:y="0.026cm"><text:p text:style-name="P16"><text:span text:style-name="T16">サーバ</text:span></text:p></draw:rect><draw:line draw:style-name="gr3" draw:text-style-name="P16" svg:x1="15.161cm" svg:y1="0.967cm" svg:x2="15.161cm" svg:y2="22.793cm"><text:p/></draw:line></draw:g><draw:g draw:style-name="gr17"><draw:rect draw:style-name="gr18" draw:text-style-name="P16" svg:width="2.871cm" svg:height="0.946cm" svg:x="0cm" svg:y="0.026cm"><text:p text:style-name="P16"><text:span text:style-name="T16">ユーザ</text:span></text:p></draw:rect><draw:line draw:style-name="gr3" draw:text-style-name="P16" svg:x1="1.478cm" svg:y1="0.967cm" svg:x2="1.478cm" svg:y2="22.793cm"><text:p/></draw:line></draw:g><draw:frame draw:style-name="gr27" draw:text-style-name="P25" svg:width="4.067cm" svg:height="1.241cm" svg:x="1.854cm" svg:y="1.157cm"><draw:text-box><text:p><text:span text:style-name="T15">11:</text:span></text:p><text:p><text:span text:style-name="T15">リスト保存選択ダイアログで保存しないボタンを選択する。</text:span></text:p></draw:text-box></draw:frame><draw:frame draw:style-name="gr19" draw:text-style-name="P25" svg:width="4.201cm" svg:height="2.479cm" svg:x="6.38cm" svg:y="1.674cm"><draw:text-box><text:p><text:span text:style-name="T35">11.1:</text:span></text:p><text:p><text:span text:style-name="T15">保存しないボタンのコールバック関数を実行する。</text:span></text:p><text:p><text:span text:style-name="T15">$('#chooseListSave').dialog({button:{'</text:span><text:span text:style-name="T15">保存しない</text:span><text:span text:style-name="T15">':function(){}});</text:span></text:p></draw:text-box></draw:frame><draw:rect draw:style-name="gr4" draw:text-style-name="P16" svg:width="0.339cm" svg:height="1.213cm" svg:x="1.318cm" svg:y="1.319cm"><text:p/></draw:rect><draw:rect draw:style-name="gr4" draw:text-style-name="P15" svg:width="0.346cm" svg:height="1.588cm" svg:x="5.925cm" svg:y="2.533cm"><text:p/></draw:rect><draw:line draw:style-name="gr11" draw:text-style-name="P16" svg:x1="1.655cm" svg:y1="2.531cm" svg:x2="5.922cm" svg:y2="2.531cm"><text:p/></draw:line><draw:g draw:style-name="gr17"><draw:rect draw:style-name="gr18" draw:text-style-name="P15" svg:width="2.872cm" svg:height="0.946cm" svg:x="9.144cm" svg:y="0cm"><text:p text:style-name="P16"><text:span text:style-name="T16">JavaScript</text:span></text:p></draw:rect><draw:line draw:style-name="gr3" draw:text-style-name="P16" svg:x1="10.58cm" svg:y1="0.944cm" svg:x2="10.58cm" svg:y2="22.77cm"><text:p/></draw:line></draw:g><draw:rect draw:style-name="gr4" draw:text-style-name="P15" svg:width="0.346cm" svg:height="2.259cm" svg:x="10.388cm" svg:y="4.12cm"><text:p/></draw:rect><draw:line draw:style-name="gr11" draw:text-style-name="P16" svg:x1="6.104cm" svg:y1="4.119cm" svg:x2="10.6cm" svg:y2="4.119cm"><text:p/></draw:line><draw:line draw:style-name="gr5" draw:text-style-name="P16" svg:x1="10.732cm" svg:y1="9.73cm" svg:x2="12.663cm" svg:y2="9.73cm"><text:p/></draw:line><draw:frame draw:style-name="gr19" draw:text-style-name="P25" svg:width="1.724cm" svg:height="2.479cm" svg:x="11.058cm" svg:y="3.791cm"><draw:text-box><text:p><text:span text:style-name="T41">11.3:</text:span></text:p><text:p><text:span text:style-name="T15">ダイアログを閉じる。</text:span></text:p><text:p><text:span text:style-name="T44">closeChooseListSaveDialog(</text:span><text:span text:style-name="T11">this);</text:span></text:p></draw:text-box></draw:frame><draw:rect draw:style-name="gr4" draw:text-style-name="P16" svg:width="0.339cm" svg:height="1.091cm" svg:x="5.955cm" svg:y="7.271cm"><text:p/></draw:rect><draw:rect draw:style-name="gr4" draw:text-style-name="P16" svg:width="0.339cm" svg:height="1.396cm" svg:x="5.941cm" svg:y="11.4cm"><text:p/></draw:rect><draw:rect draw:style-name="gr18" draw:text-style-name="P20" svg:width="2.966cm" svg:height="0.86cm" svg:x="11.328cm" svg:y="3.009cm"><text:p text:style-name="P16"><text:span text:style-name="T39">closeChooseList</text:span></text:p><text:p text:style-name="P16"><text:span text:style-name="T47">SaveDialog(</text:span><text:span text:style-name="T31">)</text:span></text:p></draw:rect><draw:line draw:style-name="gr3" draw:text-style-name="P15" svg:x1="12.782cm" svg:y1="3.865cm" svg:x2="12.854cm" svg:y2="11.662cm"><text:p/></draw:line><draw:rect draw:style-name="gr4" draw:text-style-name="P15" svg:width="0.341cm" svg:height="5.045cm" svg:x="12.665cm" svg:y="6.355cm"><text:p/></draw:rect><draw:line draw:style-name="gr5" draw:text-style-name="P16" svg:x1="6.104cm" svg:y1="7.271cm" svg:x2="12.664cm" svg:y2="7.264cm"><text:p/></draw:line><draw:line draw:style-name="gr5" draw:text-style-name="P16" svg:x1="6.188cm" svg:y1="18.495cm" svg:x2="10.388cm" svg:y2="18.495cm"><text:p/></draw:line><draw:line draw:style-name="gr11" draw:text-style-name="P16" svg:x1="10.633cm" svg:y1="6.375cm" svg:x2="12.66cm" svg:y2="6.375cm"><text:p/></draw:line><draw:line draw:style-name="gr5" draw:text-style-name="P16" svg:x1="6.278cm" svg:y1="11.4cm" svg:x2="12.852cm" svg:y2="11.4cm"><text:p/></draw:line><draw:rect draw:style-name="gr4" draw:text-style-name="P16" svg:width="0.339cm" svg:height="1.126cm" svg:x="10.395cm" svg:y="9.73cm"><text:p/></draw:rect><draw:frame draw:style-name="gr32" draw:text-style-name="P25" svg:width="4.185cm" svg:height="2.066cm" svg:x="6.396cm" svg:y="5.182cm"><draw:text-box><text:p><text:span text:style-name="T35">11.4:</text:span></text:p><text:p><text:span text:style-name="T15">実際にダイアログを閉じる。</text:span></text:p><text:p><text:span text:style-name="T15">$('#chooseListSaveDialog').dialog('close');</text:span></text:p></draw:text-box></draw:frame><draw:frame draw:style-name="gr15" draw:text-style-name="P25" svg:width="3.634cm" svg:height="1.654cm" svg:x="6.442cm" svg:y="9.698cm"><draw:text-box><text:p><text:span text:style-name="T35">11.6:</text:span></text:p><text:p><text:span text:style-name="T15">現在の画面を閉じて前の画面を出す。</text:span></text:p><text:p><text:span text:style-name="T11">disappearPage();</text:span></text:p></draw:text-box></draw:frame><draw:rect draw:style-name="gr4" draw:text-style-name="P16" svg:width="0.339cm" svg:height="0.881cm" svg:x="10.421cm" svg:y="16.561cm"><text:p/></draw:rect><draw:frame draw:style-name="gr19" draw:text-style-name="P25" svg:width="2.01cm" svg:height="2.479cm" svg:x="10.656cm" svg:y="7.258cm"><draw:text-box><text:p><text:span text:style-name="T41">11.5:</text:span></text:p><text:p><text:span text:style-name="T15">現在の画面のリスト編集フラグを下ろす。</text:span></text:p><text:p><text:span text:style-name="T11">isChange -= figs[fig];</text:span></text:p></draw:text-box></draw:frame><draw:frame draw:style-name="gr27" draw:text-style-name="P25" svg:width="4.067cm" svg:height="1.241cm" svg:x="1.854cm" svg:y="13.413cm"><draw:text-box><text:p><text:span text:style-name="T15">12:</text:span></text:p><text:p><text:span text:style-name="T15">リスト保存選択ダイアログでキャンセルボタンを選択する。</text:span></text:p></draw:text-box></draw:frame><draw:frame draw:style-name="gr24" draw:text-style-name="P25" svg:width="3.927cm" svg:height="2.892cm" svg:x="6.461cm" svg:y="13.331cm"><draw:text-box><text:p><text:span text:style-name="T15">12.1:</text:span></text:p><text:p><text:span text:style-name="T15">キャンセルボタンのコールバック関数を実行する。</text:span></text:p><text:p><text:span text:style-name="T15">$('#chooseListSave').dialog({button:{'</text:span><text:span text:style-name="T15">キャンセル</text:span><text:span text:style-name="T15">':function(){}});</text:span></text:p></draw:text-box></draw:frame><draw:rect draw:style-name="gr4" draw:text-style-name="P16" svg:width="0.339cm" svg:height="1.214cm" svg:x="1.318cm" svg:y="13.575cm"><text:p/></draw:rect><draw:rect draw:style-name="gr4" draw:text-style-name="P15" svg:width="0.346cm" svg:height="1.588cm" svg:x="5.925cm" svg:y="14.79cm"><text:p/></draw:rect><draw:line draw:style-name="gr11" draw:text-style-name="P16" svg:x1="1.655cm" svg:y1="14.787cm" svg:x2="5.922cm" svg:y2="14.787cm"><text:p/></draw:line><draw:rect draw:style-name="gr4" draw:text-style-name="P15" svg:width="0.346cm" svg:height="2.119cm" svg:x="10.388cm" svg:y="16.378cm"><text:p/></draw:rect><draw:line draw:style-name="gr11" draw:text-style-name="P16" svg:x1="6.104cm" svg:y1="16.377cm" svg:x2="10.6cm" svg:y2="16.377cm"><text:p/></draw:line><draw:frame draw:style-name="gr38" draw:text-style-name="P25" svg:width="4.201cm" svg:height="2.117cm" svg:x="6.188cm" svg:y="16.408cm"><draw:text-box><text:p><text:span text:style-name="T35">12.2:</text:span></text:p><text:p><text:span text:style-name="T15">ダイアログを閉じる。</text:span></text:p><text:p><text:span text:style-name="T15">$('#chooseListSaveDialog'.dialog('close');</text:span></text:p></draw:text-box></draw:frame><draw:rect draw:style-name="gr4" draw:text-style-name="P15" svg:width="0.346cm" svg:height="2.257cm" svg:x="5.842cm" svg:y="18.496cm"><text:p/></draw:rect></draw:g></text:p>
      <text:p text:style-name="P2"><draw:g text:anchor-type="as-char" draw:z-index="7" draw:style-name="gr1"><draw:g draw:style-name="gr17"><draw:rect draw:style-name="gr18" draw:text-style-name="P16" svg:width="2.865cm" svg:height="0.944cm" svg:x="4.646cm" svg:y="0.026cm"><text:p text:style-name="P16"><text:span text:style-name="T16">HTML</text:span></text:p></draw:rect><draw:line draw:style-name="gr3" draw:text-style-name="P16" svg:x1="6.096cm" svg:y1="0.967cm" svg:x2="6.096cm" svg:y2="22.761cm"><text:p/></draw:line></draw:g><draw:g draw:style-name="gr17"><draw:rect draw:style-name="gr18" draw:text-style-name="P16" svg:width="2.865cm" svg:height="0.944cm" svg:x="0cm" svg:y="0.026cm"><text:p text:style-name="P16"><text:span text:style-name="T16">ユーザ</text:span></text:p></draw:rect><draw:line draw:style-name="gr3" draw:text-style-name="P16" svg:x1="1.476cm" svg:y1="0.967cm" svg:x2="1.476cm" svg:y2="22.761cm"><text:p/></draw:line></draw:g><draw:frame draw:style-name="gr27" draw:text-style-name="P25" svg:width="4.059cm" svg:height="1.241cm" svg:x="1.852cm" svg:y="1.154cm"><draw:text-box><text:p><text:span text:style-name="T35">13:</text:span></text:p><text:p><text:span text:style-name="T15">タブのインデックス</text:span><text:span text:style-name="T15">(</text:span><text:span text:style-name="T15">切り替えるボタンをクリックする</text:span><text:span text:style-name="T15">)</text:span><text:span text:style-name="T15">。</text:span></text:p></draw:text-box></draw:frame><draw:frame draw:style-name="gr32" draw:text-style-name="P25" svg:width="4.194cm" svg:height="2.066cm" svg:x="6.371cm" svg:y="2.35cm"><draw:text-box><text:p><text:span text:style-name="T35">13.1:</text:span></text:p><text:p><text:span text:style-name="T15">タブのインデックスが押されたイベントに対する処理が実行される。</text:span></text:p><text:p><text:span text:style-name="T15"/></text:p></draw:text-box></draw:frame><draw:rect draw:style-name="gr4" draw:text-style-name="P16" svg:width="0.338cm" svg:height="1.211cm" svg:x="1.316cm" svg:y="1.318cm"><text:p/></draw:rect><draw:rect draw:style-name="gr4" draw:text-style-name="P15" svg:width="0.345cm" svg:height="1.587cm" svg:x="5.916cm" svg:y="2.529cm"><text:p/></draw:rect><draw:line draw:style-name="gr11" draw:text-style-name="P16" svg:x1="1.653cm" svg:y1="2.528cm" svg:x2="5.914cm" svg:y2="2.528cm"><text:p/></draw:line><draw:g draw:style-name="gr17"><draw:rect draw:style-name="gr18" draw:text-style-name="P15" svg:width="2.869cm" svg:height="0.946cm" svg:x="9.13cm" svg:y="0cm"><text:p text:style-name="P16"><text:span text:style-name="T16">JavaScript</text:span></text:p></draw:rect><draw:line draw:style-name="gr3" draw:text-style-name="P16" svg:x1="10.564cm" svg:y1="0.943cm" svg:x2="10.564cm" svg:y2="22.737cm"><text:p/></draw:line></draw:g><draw:rect draw:style-name="gr4" draw:text-style-name="P15" svg:width="0.346cm" svg:height="2.253cm" svg:x="10.372cm" svg:y="4.115cm"><text:p/></draw:rect><draw:line draw:style-name="gr11" draw:text-style-name="P16" svg:x1="6.094cm" svg:y1="4.113cm" svg:x2="10.584cm" svg:y2="4.113cm"><text:p/></draw:line><draw:frame draw:style-name="gr19" draw:text-style-name="P25" svg:width="2.006cm" svg:height="2.479cm" svg:x="10.758cm" svg:y="3.785cm"><draw:text-box><text:p><text:span text:style-name="T41">13.2:</text:span></text:p><text:p><text:span text:style-name="T44">ライブラリ「</text:span><text:span text:style-name="T44">easytabs</text:span><text:span text:style-name="T44">」によりタブのコンテンツの切り替えを行う。</text:span></text:p></draw:text-box></draw:frame><draw:rect draw:style-name="gr4" draw:text-style-name="P16" svg:width="0.339cm" svg:height="1.089cm" svg:x="5.946cm" svg:y="7.26cm"><text:p/></draw:rect><draw:rect draw:style-name="gr4" draw:text-style-name="P16" svg:width="0.339cm" svg:height="1.392cm" svg:x="5.932cm" svg:y="12.776cm"><text:p/></draw:rect><draw:rect draw:style-name="gr18" draw:text-style-name="P20" svg:width="2.962cm" svg:height="0.579cm" svg:x="11.31cm" svg:y="3.284cm"><text:p text:style-name="P16"><text:span text:style-name="T39">easytabs</text:span></text:p></draw:rect><draw:line draw:style-name="gr3" draw:text-style-name="P15" svg:x1="12.765cm" svg:y1="3.861cm" svg:x2="12.884cm" svg:y2="18.661cm"><text:p/></draw:line><draw:rect draw:style-name="gr4" draw:text-style-name="P15" svg:width="0.341cm" svg:height="12.316cm" svg:x="12.645cm" svg:y="6.346cm"><text:p/></draw:rect><draw:line draw:style-name="gr5" draw:text-style-name="P16" svg:x1="6.094cm" svg:y1="7.261cm" svg:x2="12.645cm" svg:y2="7.254cm"><text:p/></draw:line><draw:line draw:style-name="gr11" draw:text-style-name="P16" svg:x1="10.621cm" svg:y1="6.368cm" svg:x2="12.645cm" svg:y2="6.368cm"><text:p/></draw:line><draw:line draw:style-name="gr5" draw:text-style-name="P16" svg:x1="6.272cm" svg:y1="12.777cm" svg:x2="15.088cm" svg:y2="12.786cm"><text:p/></draw:line><draw:frame draw:style-name="gr27" draw:text-style-name="P25" svg:width="3.894cm" svg:height="1.241cm" svg:x="6.387cm" svg:y="5.969cm"><draw:text-box><text:p><text:span text:style-name="T35">13.3:</text:span></text:p><text:p><text:span text:style-name="T15">アクティブなタブのコンテンツが切り替わる。</text:span></text:p></draw:text-box></draw:frame><draw:frame draw:style-name="gr36" draw:text-style-name="P25" svg:width="3.631cm" svg:height="1.908cm" svg:x="6.431cm" svg:y="10.661cm"><draw:text-box><text:p><text:span text:style-name="T23">13.5:</text:span></text:p><text:p><text:span text:style-name="T45">統計ページのタブであれば、グラフの再描画を行う。</text:span></text:p><text:p><text:span text:style-name="T46">doDrawChart()</text:span><text:span text:style-name="T45">;</text:span></text:p></draw:text-box></draw:frame><draw:frame draw:style-name="gr37" draw:text-style-name="P25" svg:width="2.005cm" svg:height="3.506cm" svg:x="13.199cm" svg:y="7.128cm"><draw:text-box><text:p><text:span text:style-name="T23">13.4:</text:span></text:p><text:p><text:span text:style-name="T45">タブ切替時のコールバック関数を実行する。</text:span></text:p><text:p><text:span text:style-name="T45">$(document).on('easytabs:after',function(){});</text:span></text:p></draw:text-box></draw:frame><draw:rect draw:style-name="gr18" draw:text-style-name="P20" svg:width="2.962cm" svg:height="0.581cm" svg:x="13.751cm" svg:y="5.302cm"><text:p text:style-name="P16"><text:span text:style-name="T39">GoogleChartTools</text:span></text:p></draw:rect><draw:line draw:style-name="gr3" draw:text-style-name="P15" svg:x1="15.206cm" svg:y1="5.881cm" svg:x2="15.31cm" svg:y2="13.325cm"><text:p/></draw:line><draw:rect draw:style-name="gr4" draw:text-style-name="P15" svg:width="0.341cm" svg:height="1.989cm" svg:x="15.087cm" svg:y="10.797cm"><text:p/></draw:rect><draw:line draw:style-name="gr11" draw:text-style-name="P16" svg:x1="12.986cm" svg:y1="10.797cm" svg:x2="15.087cm" svg:y2="10.797cm"><text:p/></draw:line><draw:rect draw:style-name="gr18" draw:text-style-name="P20" svg:width="2.962cm" svg:height="0.581cm" svg:x="13.751cm" svg:y="14.452cm"><text:p text:style-name="P16"><text:span text:style-name="T39">jqGrid</text:span></text:p></draw:rect><draw:line draw:style-name="gr3" draw:text-style-name="P15" svg:x1="15.206cm" svg:y1="15.031cm" svg:x2="15.31cm" svg:y2="21.659cm"><text:p/></draw:line><draw:rect draw:style-name="gr4" draw:text-style-name="P15" svg:width="0.341cm" svg:height="1.989cm" svg:x="15.087cm" svg:y="18.662cm"><text:p/></draw:rect><draw:frame draw:style-name="gr37" draw:text-style-name="P25" svg:width="2.005cm" svg:height="3.506cm" svg:x="13.199cm" svg:y="15.108cm"><draw:text-box><text:p><text:span text:style-name="T23">13.6:</text:span></text:p><text:p><text:span text:style-name="T45">タブ切替時のコールバック関数を実行する。</text:span></text:p><text:p><text:span text:style-name="T45">$(document).on('easytabs:after',function(){});</text:span></text:p></draw:text-box></draw:frame><draw:line draw:style-name="gr11" draw:text-style-name="P16" svg:x1="12.986cm" svg:y1="18.662cm" svg:x2="15.205cm" svg:y2="18.662cm"><text:p/></draw:line><draw:rect draw:style-name="gr4" draw:text-style-name="P16" svg:width="0.339cm" svg:height="1.392cm" svg:x="5.9cm" svg:y="20.655cm"><text:p/></draw:rect><draw:line draw:style-name="gr5" draw:text-style-name="P16" svg:x1="6.239cm" svg:y1="20.642cm" svg:x2="15.055cm" svg:y2="20.651cm"><text:p/></draw:line><draw:frame draw:style-name="gr36" draw:text-style-name="P34" svg:width="4.326cm" svg:height="1.908cm" svg:x="6.239cm" svg:y="18.734cm"><draw:text-box><text:p><text:span text:style-name="T23">13.7:</text:span></text:p><text:p><text:span text:style-name="T45">リストがあるタブであれば、リストのリサイズを行う。</text:span></text:p><text:p><text:span text:style-name="T46">gridResize()</text:span><text:span text:style-name="T45">;</text:span></text:p></draw:text-box></draw:frame></draw:g></text:p>
      <text:p text:style-name="P2"><draw:g text:anchor-type="as-char" draw:z-index="6" draw:style-name="gr1"><draw:frame draw:style-name="gr34" draw:text-style-name="P25" svg:width="2.844cm" svg:height="3.717cm" svg:x="10.91cm" svg:y="10.786cm"><draw:text-box><text:p><text:span text:style-name="T23">15.2:</text:span></text:p><text:p><text:span text:style-name="T44">プルダウンメニューで選択した項目の値を引数に入れ、グラフを描画する関数をコールする。</text:span></text:p><text:p><text:span text:style-name="T44">drawChart('fig8-0', 'line_chart', false, $(this).val());</text:span></text:p></draw:text-box></draw:frame><draw:g draw:style-name="gr17"><draw:rect draw:style-name="gr18" draw:text-style-name="P16" svg:width="2.872cm" svg:height="0.946cm" svg:x="4.657cm" svg:y="0.026cm"><text:p text:style-name="P16"><text:span text:style-name="T16">HTML</text:span></text:p></draw:rect><draw:line draw:style-name="gr3" draw:text-style-name="P16" svg:x1="6.107cm" svg:y1="0.969cm" svg:x2="6.107cm" svg:y2="22.812cm"><text:p/></draw:line></draw:g><draw:g draw:style-name="gr17"><draw:rect draw:style-name="gr18" draw:text-style-name="P16" svg:width="2.872cm" svg:height="0.946cm" svg:x="0cm" svg:y="0.026cm"><text:p text:style-name="P16"><text:span text:style-name="T16">ユーザ</text:span></text:p></draw:rect><draw:line draw:style-name="gr3" draw:text-style-name="P16" svg:x1="1.48cm" svg:y1="0.969cm" svg:x2="1.48cm" svg:y2="22.812cm"><text:p/></draw:line></draw:g><draw:frame draw:style-name="gr13" draw:text-style-name="P25" svg:width="4.068cm" svg:height="0.828cm" svg:x="1.856cm" svg:y="1.323cm"><draw:text-box><text:p><text:span text:style-name="T35">14:</text:span></text:p><text:p><text:span text:style-name="T15">ノード分割ボタンを押す。</text:span></text:p></draw:text-box></draw:frame><draw:frame draw:style-name="gr19" draw:text-style-name="P25" svg:width="4.003cm" svg:height="2.479cm" svg:x="6.385cm" svg:y="1.27cm"><draw:text-box><text:p><text:span text:style-name="T35">14.1:</text:span></text:p><text:p><text:span text:style-name="T15">ノード分割ボタンが押されたイベントコールバック関数が実行される。</text:span></text:p><text:p><text:span text:style-name="T33">$(document).on('click', '.devide_button', function(){});</text:span></text:p></draw:text-box></draw:frame><draw:rect draw:style-name="gr4" draw:text-style-name="P16" svg:width="0.341cm" svg:height="1.214cm" svg:x="1.318cm" svg:y="1.319cm"><text:p/></draw:rect><draw:rect draw:style-name="gr4" draw:text-style-name="P15" svg:width="0.346cm" svg:height="1.311cm" svg:x="5.927cm" svg:y="2.535cm"><text:p/></draw:rect><draw:line draw:style-name="gr11" draw:text-style-name="P16" svg:x1="1.655cm" svg:y1="2.534cm" svg:x2="5.925cm" svg:y2="2.534cm"><text:p/></draw:line><draw:g draw:style-name="gr17"><draw:rect draw:style-name="gr18" draw:text-style-name="P15" svg:width="2.874cm" svg:height="0.948cm" svg:x="9.151cm" svg:y="0cm"><text:p text:style-name="P16"><text:span text:style-name="T16">JavaScript</text:span></text:p></draw:rect><draw:line draw:style-name="gr3" draw:text-style-name="P16" svg:x1="10.589cm" svg:y1="0.944cm" svg:x2="10.589cm" svg:y2="22.787cm"><text:p/></draw:line></draw:g><draw:rect draw:style-name="gr4" draw:text-style-name="P15" svg:width="0.348cm" svg:height="2.172cm" svg:x="10.395cm" svg:y="3.822cm"><text:p/></draw:rect><draw:line draw:style-name="gr11" draw:text-style-name="P16" svg:x1="6.089cm" svg:y1="3.845cm" svg:x2="10.589cm" svg:y2="3.845cm"><text:p/></draw:line><draw:rect draw:style-name="gr4" draw:text-style-name="P16" svg:width="0.341cm" svg:height="1.091cm" svg:x="5.957cm" svg:y="5.994cm"><text:p/></draw:rect><draw:frame draw:style-name="gr15" draw:text-style-name="P25" svg:width="4.204cm" svg:height="1.654cm" svg:x="6.288cm" svg:y="4.313cm"><draw:text-box><text:p><text:span text:style-name="T35">14.2:</text:span></text:p><text:p><text:span text:style-name="T15">ノード分割ダイアログを表示する。</text:span></text:p><text:p><text:span text:style-name="T33">$('#devide_node').dialog("open")</text:span></text:p></draw:text-box></draw:frame><draw:line draw:style-name="gr5" draw:text-style-name="P15" svg:x1="6.294cm" svg:y1="5.994cm" svg:x2="10.585cm" svg:y2="5.987cm"><text:p/></draw:line><draw:frame draw:style-name="gr27" draw:text-style-name="P25" svg:width="4.068cm" svg:height="1.241cm" svg:x="1.856cm" svg:y="7.578cm"><draw:text-box><text:p><text:span text:style-name="T35">15:</text:span></text:p><text:p><text:span text:style-name="T15">グラフの日付単位選択のプルダウンメニューを選択する。</text:span></text:p></draw:text-box></draw:frame><draw:frame draw:style-name="gr19" draw:text-style-name="P25" svg:width="4.003cm" svg:height="2.479cm" svg:x="6.385cm" svg:y="7.929cm"><draw:text-box><text:p><text:span text:style-name="T35">15.1:</text:span></text:p><text:p><text:span text:style-name="T15">グラフの日付単位選択のイベントのコールバック関数が実行される。</text:span></text:p><text:p><text:span text:style-name="T33">$(document).on('change', '.choose_unit', function(){});</text:span></text:p></draw:text-box></draw:frame><draw:rect draw:style-name="gr4" draw:text-style-name="P16" svg:width="0.341cm" svg:height="1.216cm" svg:x="1.318cm" svg:y="7.738cm"><text:p/></draw:rect><draw:rect draw:style-name="gr4" draw:text-style-name="P15" svg:width="0.346cm" svg:height="1.588cm" svg:x="5.927cm" svg:y="8.955cm"><text:p/></draw:rect><draw:line draw:style-name="gr11" draw:text-style-name="P16" svg:x1="1.655cm" svg:y1="8.954cm" svg:x2="5.925cm" svg:y2="8.954cm"><text:p/></draw:line><draw:rect draw:style-name="gr4" draw:text-style-name="P15" svg:width="0.348cm" svg:height="4.095cm" svg:x="10.395cm" svg:y="10.543cm"><text:p/></draw:rect><draw:line draw:style-name="gr11" draw:text-style-name="P16" svg:x1="6.107cm" svg:y1="10.543cm" svg:x2="10.394cm" svg:y2="10.543cm"><text:p/></draw:line><draw:line draw:style-name="gr5" draw:text-style-name="P16" svg:x1="6.324cm" svg:y1="17.345cm" svg:x2="13.633cm" svg:y2="17.345cm"><text:p/></draw:line><draw:rect draw:style-name="gr18" draw:text-style-name="P20" svg:width="2.975cm" svg:height="0.588cm" svg:x="12.397cm" svg:y="10.199cm"><text:p text:style-name="P16"><text:span text:style-name="T22">GoogleChartTools</text:span></text:p></draw:rect><draw:line draw:style-name="gr3" draw:text-style-name="P15" svg:x1="13.854cm" svg:y1="10.786cm" svg:x2="13.889cm" svg:y2="17.882cm"><text:p/></draw:line><draw:rect draw:style-name="gr4" draw:text-style-name="P15" svg:width="0.341cm" svg:height="2.83cm" svg:x="13.637cm" svg:y="14.617cm"><text:p/></draw:rect><draw:line draw:style-name="gr11" draw:text-style-name="P16" svg:x1="10.739cm" svg:y1="14.617cm" svg:x2="13.856cm" svg:y2="14.637cm"><text:p/></draw:line><draw:rect draw:style-name="gr4" draw:text-style-name="P16" svg:width="0.339cm" svg:height="1.534cm" svg:x="5.988cm" svg:y="17.344cm"><text:p/></draw:rect><draw:frame draw:style-name="gr32" draw:text-style-name="P25" svg:width="3.994cm" svg:height="2.066cm" svg:x="6.401cm" svg:y="15.148cm"><draw:text-box><text:p><text:span text:style-name="T35">15.4:</text:span></text:p><text:p><text:span text:style-name="T15">取得したデータセットからグラフを描画する。</text:span></text:p><text:p><text:span text:style-name="T33">chart.draw(data,chartOptions[contentName]);</text:span></text:p></draw:text-box></draw:frame><draw:frame draw:style-name="gr35" draw:text-style-name="P25" svg:width="2.844cm" svg:height="4.13cm" svg:x="14.443cm" svg:y="14.651cm"><draw:text-box><text:p><text:span text:style-name="T23">15.3:</text:span></text:p><text:p><text:span text:style-name="T11">コンテンツ名、プルダウンメニューで選択した項目の値から該当するデータセットを取得する。</text:span></text:p><text:p><text:span text:style-name="T33">var data = getChartDataFromMap(contentName, unit);</text:span></text:p></draw:text-box></draw:frame></draw:g></text:p>
      <text:p text:style-name="P2"><draw:g text:anchor-type="as-char" draw:z-index="5" draw:style-name="gr1"><draw:g draw:style-name="gr17"><draw:rect draw:style-name="gr18" draw:text-style-name="P16" svg:width="2.865cm" svg:height="0.944cm" svg:x="4.648cm" svg:y="0.026cm"><text:p text:style-name="P16"><text:span text:style-name="T16">HTML</text:span></text:p></draw:rect><draw:line draw:style-name="gr3" draw:text-style-name="P16" svg:x1="6.098cm" svg:y1="0.968cm" svg:x2="6.098cm" svg:y2="22.768cm"><text:p/></draw:line></draw:g><draw:g draw:style-name="gr17"><draw:rect draw:style-name="gr18" draw:text-style-name="P16" svg:width="2.867cm" svg:height="0.944cm" svg:x="0cm" svg:y="0.026cm"><text:p text:style-name="P16"><text:span text:style-name="T16">ユーザ</text:span></text:p></draw:rect><draw:line draw:style-name="gr3" draw:text-style-name="P16" svg:x1="1.475cm" svg:y1="0.968cm" svg:x2="1.475cm" svg:y2="22.768cm"><text:p/></draw:line></draw:g><draw:frame draw:style-name="gr27" draw:text-style-name="P25" svg:width="4.061cm" svg:height="1.241cm" svg:x="1.852cm" svg:y="1.155cm"><draw:text-box><text:p><text:span text:style-name="T35">16:</text:span></text:p><text:p><text:span text:style-name="T15">リストのレコード削除ボタンを押す。</text:span></text:p></draw:text-box></draw:frame><draw:frame draw:style-name="gr19" draw:text-style-name="P25" svg:width="3.783cm" svg:height="2.479cm" svg:x="6.408cm" svg:y="1.318cm"><draw:text-box><text:p><text:span text:style-name="T35">16.1:</text:span></text:p><text:p><text:span text:style-name="T15">リストのレコード削除ボタンが押されたイベントのコールバック関数が実行される。</text:span></text:p><text:p><text:span text:style-name="T33">$(document).on('click', '.delete-button', function(){});</text:span></text:p></draw:text-box></draw:frame><draw:rect draw:style-name="gr4" draw:text-style-name="P16" svg:width="0.339cm" svg:height="1.213cm" svg:x="1.316cm" svg:y="1.318cm"><text:p/></draw:rect><draw:rect draw:style-name="gr4" draw:text-style-name="P15" svg:width="0.345cm" svg:height="1.308cm" svg:x="5.918cm" svg:y="2.531cm"><text:p/></draw:rect><draw:line draw:style-name="gr11" draw:text-style-name="P16" svg:x1="1.654cm" svg:y1="2.529cm" svg:x2="5.916cm" svg:y2="2.529cm"><text:p/></draw:line><draw:g draw:style-name="gr17"><draw:rect draw:style-name="gr18" draw:text-style-name="P15" svg:width="2.867cm" svg:height="0.946cm" svg:x="9.133cm" svg:y="0cm"><text:p text:style-name="P16"><text:span text:style-name="T16">JavaScript</text:span></text:p></draw:rect><draw:line draw:style-name="gr3" draw:text-style-name="P16" svg:x1="10.566cm" svg:y1="0.945cm" svg:x2="10.566cm" svg:y2="22.745cm"><text:p/></draw:line></draw:g><draw:rect draw:style-name="gr4" draw:text-style-name="P15" svg:width="0.346cm" svg:height="2.583cm" svg:x="10.375cm" svg:y="3.814cm"><text:p/></draw:rect><draw:line draw:style-name="gr11" draw:text-style-name="P16" svg:x1="6.077cm" svg:y1="3.837cm" svg:x2="10.568cm" svg:y2="3.837cm"><text:p/></draw:line><draw:rect draw:style-name="gr4" draw:text-style-name="P16" svg:width="0.339cm" svg:height="0.317cm" svg:x="5.946cm" svg:y="6.389cm"><text:p/></draw:rect><draw:rect draw:style-name="gr4" draw:text-style-name="P16" svg:width="0.339cm" svg:height="1.684cm" svg:x="5.886cm" svg:y="12.571cm"><text:p/></draw:rect><draw:line draw:style-name="gr5" draw:text-style-name="P16" svg:x1="10.721cm" svg:y1="16.295cm" svg:x2="13.85cm" svg:y2="16.295cm"><text:p/></draw:line><draw:rect draw:style-name="gr18" draw:text-style-name="P20" svg:width="2.969cm" svg:height="0.585cm" svg:x="12.612cm" svg:y="12.324cm"><text:p text:style-name="P16"><text:span text:style-name="T39">getCurrentDate()</text:span></text:p></draw:rect><draw:line draw:style-name="gr3" draw:text-style-name="P15" svg:x1="14.071cm" svg:y1="12.913cm" svg:x2="14.071cm" svg:y2="16.506cm"><text:p/></draw:line><draw:rect draw:style-name="gr4" draw:text-style-name="P15" svg:width="0.339cm" svg:height="1.786cm" svg:x="13.85cm" svg:y="14.501cm"><text:p/></draw:rect><draw:frame draw:style-name="gr32" draw:text-style-name="P25" svg:width="4.195cm" svg:height="2.066cm" svg:x="6.276cm" svg:y="4.258cm"><draw:text-box><text:p><text:span text:style-name="T35">16.2:</text:span></text:p><text:p><text:span text:style-name="T15">チェックが入った行を削除する。</text:span></text:p><text:p><text:span text:style-name="T33">$targetTable.delRowData($(this).attr('id'));</text:span></text:p></draw:text-box></draw:frame><draw:line draw:style-name="gr5" draw:text-style-name="P15" svg:x1="6.285cm" svg:y1="6.395cm" svg:x2="10.568cm" svg:y2="6.388cm"><text:p/></draw:line><draw:frame draw:style-name="gr27" draw:text-style-name="P25" svg:width="4.061cm" svg:height="1.241cm" svg:x="1.852cm" svg:y="7.198cm"><draw:text-box><text:p><text:span text:style-name="T35">17:</text:span></text:p><text:p><text:span text:style-name="T15">入出庫管理画面</text:span></text:p><text:p><text:span text:style-name="T15">本日ボタンを押す。</text:span></text:p></draw:text-box></draw:frame><draw:frame draw:style-name="gr24" draw:text-style-name="P25" svg:width="3.994cm" svg:height="2.892cm" svg:x="6.373cm" svg:y="7.108cm"><draw:text-box><text:p><text:span text:style-name="T35">17.1:</text:span></text:p><text:p><text:span text:style-name="T15">本日ボタンが押されたときのイベントのコールバック関数が実行される。</text:span></text:p><text:p><text:span text:style-name="T33">$(document).on('click', target + " .today_button", function(){});</text:span></text:p></draw:text-box></draw:frame><draw:rect draw:style-name="gr4" draw:text-style-name="P16" svg:width="0.339cm" svg:height="1.213cm" svg:x="1.316cm" svg:y="7.195cm"><text:p/></draw:rect><draw:rect draw:style-name="gr4" draw:text-style-name="P15" svg:width="0.345cm" svg:height="1.585cm" svg:x="5.918cm" svg:y="8.408cm"><text:p/></draw:rect><draw:line draw:style-name="gr11" draw:text-style-name="P16" svg:x1="1.654cm" svg:y1="8.405cm" svg:x2="5.916cm" svg:y2="8.405cm"><text:p/></draw:line><draw:rect draw:style-name="gr4" draw:text-style-name="P15" svg:width="0.346cm" svg:height="8.799cm" svg:x="10.375cm" svg:y="9.992cm"><text:p/></draw:rect><draw:line draw:style-name="gr11" draw:text-style-name="P16" svg:x1="6.097cm" svg:y1="9.993cm" svg:x2="10.375cm" svg:y2="9.993cm"><text:p/></draw:line><draw:frame draw:style-name="gr33" draw:text-style-name="P32" svg:width="3.696cm" svg:height="2.225cm" svg:x="6.389cm" svg:y="9.992cm"><draw:text-box><text:p><text:span text:style-name="T40">17.2:</text:span></text:p><text:p><text:span text:style-name="T40">チェックが入ったレコードを取得する。</text:span></text:p><text:p><text:span text:style-name="T40">$checked = $(target + "-list .jqgrow:has('input:checkbox:checked')")</text:span><text:span text:style-name="T1">;</text:span></text:p></draw:text-box></draw:frame><draw:frame draw:style-name="gr15" draw:text-style-name="P25" svg:width="3.096cm" svg:height="1.654cm" svg:x="10.871cm" svg:y="12.79cm"><draw:text-box><text:p><text:span text:style-name="T41">17.4:</text:span></text:p><text:p><text:span text:style-name="T15">現在の日付を取得する。</text:span></text:p><text:p><text:span text:style-name="T15">getCurrentDate();</text:span></text:p></draw:text-box></draw:frame><draw:line draw:style-name="gr11" draw:text-style-name="P16" svg:x1="10.721cm" svg:y1="14.483cm" svg:x2="13.85cm" svg:y2="14.483cm"><text:p/></draw:line><draw:rect draw:style-name="gr8" draw:text-style-name="P15" svg:width="9.455cm" svg:height="2.747cm" svg:x="1.725cm" svg:y="4.128cm"><text:p/></draw:rect><draw:rect draw:style-name="gr9" draw:text-style-name="P33" svg:width="4.282cm" svg:height="0.664cm" svg:x="1.725cm" svg:y="4.128cm"><text:p text:style-name="P16"><text:span text:style-name="T26">Loop(1,</text:span><text:span text:style-name="T15">チェックされた行の数</text:span><text:span text:style-name="T42">)</text:span></text:p></draw:rect><draw:line draw:style-name="gr5" draw:text-style-name="P16" svg:x1="6.097cm" svg:y1="12.572cm" svg:x2="10.375cm" svg:y2="12.572cm"><text:p/></draw:line><draw:line draw:style-name="gr11" draw:text-style-name="P16" svg:x1="6.077cm" svg:y1="14.254cm" svg:x2="10.375cm" svg:y2="14.254cm"><text:p/></draw:line><draw:frame draw:style-name="gr15" draw:text-style-name="P25" svg:width="3.626cm" svg:height="1.654cm" svg:x="6.435cm" svg:y="12.578cm"><draw:text-box><text:p><text:span text:style-name="T35">17.3:</text:span></text:p><text:p><text:span text:style-name="T15">チェックが入ったレコードを変数に格納する。</text:span></text:p><text:p><text:span text:style-name="T33">$checked</text:span></text:p></draw:text-box></draw:frame><draw:frame draw:style-name="gr15" draw:text-style-name="P25" svg:width="3.072cm" svg:height="1.654cm" svg:x="10.896cm" svg:y="14.55cm"><draw:text-box><text:p><text:span text:style-name="T41">17.5:</text:span></text:p><text:p><text:span text:style-name="T15">取得した日付を変数に入れる。</text:span></text:p><text:p><text:span text:style-name="T15">current</text:span></text:p></draw:text-box></draw:frame><draw:line draw:style-name="gr5" draw:text-style-name="P16" svg:x1="6.315cm" svg:y1="21.512cm" svg:x2="13.85cm" svg:y2="21.452cm"><text:p/></draw:line><draw:rect draw:style-name="gr18" draw:text-style-name="P20" svg:width="2.969cm" svg:height="0.586cm" svg:x="12.612cm" svg:y="16.605cm"><text:p><text:span text:style-name="T22">setRecordDate()</text:span></text:p></draw:rect><draw:line draw:style-name="gr3" draw:text-style-name="P15" svg:x1="14.071cm" svg:y1="17.194cm" svg:x2="14.098cm" svg:y2="22.266cm"><text:p/></draw:line><draw:rect draw:style-name="gr4" draw:text-style-name="P15" svg:width="0.339cm" svg:height="2.67cm" svg:x="13.85cm" svg:y="18.782cm"><text:p/></draw:rect><draw:frame draw:style-name="gr32" draw:text-style-name="P25" svg:width="3.021cm" svg:height="2.066cm" svg:x="10.943cm" svg:y="16.702cm"><draw:text-box><text:p><text:span text:style-name="T41">17.6:</text:span></text:p><text:p><text:span text:style-name="T15">レコードに日付をセットする。</text:span></text:p><text:p><text:span text:style-name="T11">setRecordDate($checked, current, target);</text:span></text:p></draw:text-box></draw:frame><draw:line draw:style-name="gr11" draw:text-style-name="P16" svg:x1="10.721cm" svg:y1="18.791cm" svg:x2="14.071cm" svg:y2="18.782cm"><text:p/></draw:line><draw:rect draw:style-name="gr4" draw:text-style-name="P16" svg:width="0.339cm" svg:height="0.747cm" svg:x="5.976cm" svg:y="21.511cm"><text:p/></draw:rect><draw:frame draw:style-name="gr19" draw:text-style-name="P25" svg:width="3.987cm" svg:height="2.479cm" svg:x="6.389cm" svg:y="18.874cm"><draw:text-box><text:p><text:span text:style-name="T35">17.7:</text:span></text:p><text:p><text:span text:style-name="T15">チェックが入った行をに日付を入れる。</text:span></text:p><text:p><text:span text:style-name="T33">$(target + '-list').setCell(checkedRecords.eq(i).attr('id'), 'date', date);</text:span></text:p></draw:text-box></draw:frame><draw:rect draw:style-name="gr8" draw:text-style-name="P15" svg:width="12.74cm" svg:height="3.555cm" svg:x="1.676cm" svg:y="18.941cm"><text:p/></draw:rect><draw:rect draw:style-name="gr9" draw:text-style-name="P27" svg:width="4.283cm" svg:height="0.664cm" svg:x="1.676cm" svg:y="18.941cm"><text:p text:style-name="P16"><text:span text:style-name="T25">Loop(1,</text:span><text:span text:style-name="T43">チェックされた行の数</text:span><text:span text:style-name="T25">)</text:span></text:p></draw:rect></draw:g></text:p>
      <text:p text:style-name="P2"><draw:g text:anchor-type="as-char" draw:z-index="4" draw:style-name="gr1"><draw:g draw:style-name="gr17"><draw:rect draw:style-name="gr18" draw:text-style-name="P16" svg:width="2.879cm" svg:height="0.95cm" svg:x="4.669cm" svg:y="0.026cm"><text:p text:style-name="P16"><text:span text:style-name="T16">HTML</text:span></text:p></draw:rect><draw:line draw:style-name="gr3" draw:text-style-name="P16" svg:x1="6.126cm" svg:y1="0.972cm" svg:x2="6.126cm" svg:y2="22.874cm"><text:p/></draw:line></draw:g><draw:g draw:style-name="gr17"><draw:rect draw:style-name="gr18" draw:text-style-name="P16" svg:width="2.879cm" svg:height="0.95cm" svg:x="0cm" svg:y="0.026cm"><text:p text:style-name="P16"><text:span text:style-name="T16">ユーザ</text:span></text:p></draw:rect><draw:line draw:style-name="gr3" draw:text-style-name="P16" svg:x1="1.483cm" svg:y1="0.972cm" svg:x2="1.483cm" svg:y2="22.874cm"><text:p/></draw:line></draw:g><draw:frame draw:style-name="gr27" draw:text-style-name="P25" svg:width="4.081cm" svg:height="1.241cm" svg:x="1.861cm" svg:y="1.162cm"><draw:text-box><text:p><text:span text:style-name="T15">18:</text:span></text:p><text:p><text:span text:style-name="T15">入出庫管理画面</text:span></text:p><text:p><text:span text:style-name="T15">カレンダーボタンを押す。</text:span></text:p></draw:text-box></draw:frame><draw:frame draw:style-name="gr24" draw:text-style-name="P25" svg:width="4.014cm" svg:height="2.892cm" svg:x="6.403cm" svg:y="0.944cm"><draw:text-box><text:p><text:span text:style-name="T19">18.1:</text:span></text:p><text:p><text:span text:style-name="T21">カレンダーボタンが押されたときのイベントのコールバック関数が実行される。</text:span></text:p><text:p><text:span text:style-name="T28">$(document).on('click', target + " .calendar_button", function(){});</text:span></text:p></draw:text-box></draw:frame><draw:rect draw:style-name="gr4" draw:text-style-name="P16" svg:width="0.341cm" svg:height="1.218cm" svg:x="1.321cm" svg:y="1.323cm"><text:p/></draw:rect><draw:rect draw:style-name="gr4" draw:text-style-name="P15" svg:width="0.348cm" svg:height="1.315cm" svg:x="5.944cm" svg:y="2.542cm"><text:p/></draw:rect><draw:line draw:style-name="gr11" draw:text-style-name="P16" svg:x1="1.663cm" svg:y1="2.541cm" svg:x2="5.945cm" svg:y2="2.541cm"><text:p/></draw:line><draw:g draw:style-name="gr17"><draw:rect draw:style-name="gr18" draw:text-style-name="P15" svg:width="2.881cm" svg:height="0.95cm" svg:x="9.176cm" svg:y="0cm"><text:p text:style-name="P16"><text:span text:style-name="T16">JavaScript</text:span></text:p></draw:rect><draw:line draw:style-name="gr3" draw:text-style-name="P16" svg:x1="10.62cm" svg:y1="0.948cm" svg:x2="10.62cm" svg:y2="22.85cm"><text:p/></draw:line></draw:g><draw:rect draw:style-name="gr4" draw:text-style-name="P15" svg:width="0.348cm" svg:height="8.743cm" svg:x="10.423cm" svg:y="3.831cm"><text:p/></draw:rect><draw:line draw:style-name="gr11" draw:text-style-name="P16" svg:x1="6.108cm" svg:y1="3.855cm" svg:x2="10.62cm" svg:y2="3.855cm"><text:p/></draw:line><draw:line draw:style-name="gr5" draw:text-style-name="P16" svg:x1="6.309cm" svg:y1="13.606cm" svg:x2="14.527cm" svg:y2="13.657cm"><text:p/></draw:line><draw:rect draw:style-name="gr18" draw:text-style-name="P20" svg:width="3.597cm" svg:height="0.588cm" svg:x="12.959cm" svg:y="9.592cm"><text:p><text:span text:style-name="T22">createTemporatyElem()</text:span></text:p></draw:rect><draw:line draw:style-name="gr3" draw:text-style-name="P15" svg:x1="14.745cm" svg:y1="10.181cm" svg:x2="14.745cm" svg:y2="13.791cm"><text:p/></draw:line><draw:rect draw:style-name="gr4" draw:text-style-name="P15" svg:width="0.341cm" svg:height="7.635cm" svg:x="14.524cm" svg:y="12.573cm"><text:p/></draw:rect><draw:line draw:style-name="gr22" draw:text-style-name="P15" svg:x1="6.122cm" svg:y1="9.878cm" svg:x2="10.425cm" svg:y2="9.871cm"><text:p/></draw:line><draw:line draw:style-name="gr11" draw:text-style-name="P16" svg:x1="10.62cm" svg:y1="12.574cm" svg:x2="14.526cm" svg:y2="12.574cm"><text:p/></draw:line><draw:rect draw:style-name="gr8" draw:text-style-name="P15" svg:width="7.714cm" svg:height="2.008cm" svg:x="3.406cm" svg:y="8.089cm"><text:p/></draw:rect><draw:rect draw:style-name="gr9" draw:text-style-name="P27" svg:width="2.059cm" svg:height="0.668cm" svg:x="3.399cm" svg:y="8.089cm"><text:p text:style-name="P16"><text:span text:style-name="T25">break</text:span></text:p></draw:rect><draw:frame draw:style-name="gr26" draw:text-style-name="P17" svg:width="3.41cm" svg:height="1.172cm" svg:x="6.491cm" svg:y="14.998cm"><draw:text-box><text:p><text:span text:style-name="T37">18.7:</text:span></text:p><text:p><text:span text:style-name="T5">カレンダーを作る。</text:span></text:p><text:p><text:span text:style-name="T5">$hidden.datepicker();</text:span></text:p></draw:text-box></draw:frame><draw:line draw:style-name="gr5" draw:text-style-name="P15" svg:x1="6.124cm" svg:y1="6.088cm" svg:x2="10.427cm" svg:y2="6.081cm"><text:p/></draw:line><draw:frame draw:style-name="gr30" draw:text-style-name="P32" svg:width="4.012cm" svg:height="2.214cm" svg:x="6.412cm" svg:y="3.902cm"><draw:text-box><text:p><text:span text:style-name="T2">18.2:</text:span></text:p><text:p><text:span text:style-name="T2">チェックが入ったレコードを取得する。</text:span></text:p><text:p><text:span text:style-name="T2">$checked = $(target + "-list .jqgrow:has('input:checkbox:checked')")</text:span><text:span text:style-name="T1">;</text:span></text:p></draw:text-box></draw:frame><draw:rect draw:style-name="gr4" draw:text-style-name="P15" svg:width="0.348cm" svg:height="1.618cm" svg:x="5.944cm" svg:y="6.082cm"><text:p/></draw:rect><draw:frame draw:style-name="gr15" draw:text-style-name="P21" svg:width="4.012cm" svg:height="1.654cm" svg:x="6.412cm" svg:y="6.094cm"><draw:text-box><text:p><text:span text:style-name="T19">18.3:</text:span></text:p><text:p><text:span text:style-name="T21">チェックが入ったレコードを変数に格納する。</text:span></text:p><text:p><text:span text:style-name="T28">$checked</text:span></text:p></draw:text-box></draw:frame><draw:line draw:style-name="gr11" draw:text-style-name="P16" svg:x1="6.124cm" svg:y1="7.698cm" svg:x2="10.422cm" svg:y2="7.698cm"><text:p/></draw:line><draw:frame draw:style-name="gr31" draw:text-style-name="P28" svg:width="3.066cm" svg:height="0.541cm" svg:x="6.412cm" svg:y="8.437cm"><draw:text-box><text:p text:style-name="P16"><text:span text:style-name="T19">[$checked.length == 0]</text:span></text:p></draw:text-box></draw:frame><draw:frame draw:style-name="gr13" draw:text-style-name="P28" svg:width="3.066cm" svg:height="0.828cm" svg:x="6.412cm" svg:y="8.941cm"><draw:text-box><text:p text:style-name="P16"><text:span text:style-name="T19">処理を終える</text:span></text:p><text:p text:style-name="P16"><text:span text:style-name="T19">return false;</text:span></text:p></draw:text-box></draw:frame><draw:frame draw:style-name="gr19" draw:text-style-name="P25" svg:width="2.853cm" svg:height="2.479cm" svg:x="10.938cm" svg:y="10.051cm"><draw:text-box><text:p><text:span text:style-name="T38">18.4:</text:span></text:p><text:p><text:span text:style-name="T21">カレンダーと、カレンダーの値を一時保存する要素を作る。</text:span></text:p><text:p><text:span text:style-name="T11">createTemporatyElem(target, $checked);</text:span></text:p></draw:text-box></draw:frame><draw:rect draw:style-name="gr4" draw:text-style-name="P15" svg:width="0.343cm" svg:height="1.368cm" svg:x="5.964cm" svg:y="13.605cm"><text:p/></draw:rect><draw:frame draw:style-name="gr24" draw:text-style-name="P21" svg:width="3.643cm" svg:height="2.892cm" svg:x="6.491cm" svg:y="10.539cm"><draw:text-box><text:p><text:span text:style-name="T23">18.5:</text:span></text:p><text:p><text:span text:style-name="T21">カレンダーで選択した日付を一時保存する要素を作る。</text:span></text:p><text:p><text:span text:style-name="T28">$(target).append($('&lt;input&gt;').attr({id: 'fig12-tmpdate',type: 'text'}));</text:span></text:p></draw:text-box></draw:frame><draw:frame draw:style-name="gr27" draw:text-style-name="P26" svg:width="4.342cm" svg:height="1.241cm" svg:x="6.491cm" svg:y="13.668cm"><draw:text-box><text:p><text:span text:style-name="T23">18.6:</text:span></text:p><text:p><text:span text:style-name="T18">作成した要素を変数に入れる。</text:span></text:p><text:p><text:span text:style-name="T18">$hidden</text:span></text:p></draw:text-box></draw:frame><draw:line draw:style-name="gr11" draw:text-style-name="P16" svg:x1="6.124cm" svg:y1="14.971cm" svg:x2="14.522cm" svg:y2="14.971cm"><text:p/></draw:line><draw:line draw:style-name="gr5" draw:text-style-name="P16" svg:x1="6.309cm" svg:y1="16.195cm" svg:x2="14.527cm" svg:y2="16.246cm"><text:p/></draw:line><draw:rect draw:style-name="gr4" draw:text-style-name="P15" svg:width="0.343cm" svg:height="1.368cm" svg:x="5.964cm" svg:y="16.194cm"><text:p/></draw:rect><draw:line draw:style-name="gr5" draw:text-style-name="P16" svg:x1="6.309cm" svg:y1="20.17cm" svg:x2="14.527cm" svg:y2="20.221cm"><text:p/></draw:line><draw:frame draw:style-name="gr24" draw:text-style-name="P21" svg:width="4.273cm" svg:height="2.892cm" svg:x="6.345cm" svg:y="17.171cm"><draw:text-box><text:p><text:span text:style-name="T38">18.8:</text:span></text:p><text:p><text:span text:style-name="T21">カレンダーの日付を一時保存する要素の値の変化のイベントを登録する。。</text:span></text:p><text:p><text:span text:style-name="T11">setTemporaryElemChangeEvent(target, checkedRecord, $hidden);</text:span></text:p></draw:text-box></draw:frame><draw:rect draw:style-name="gr4" draw:text-style-name="P15" svg:width="0.343cm" svg:height="1.366cm" svg:x="5.964cm" svg:y="20.17cm"><text:p/></draw:rect></draw:g></text:p>
      <text:p text:style-name="P2"><draw:g text:anchor-type="as-char" draw:z-index="3" draw:style-name="gr1"><draw:g draw:style-name="gr17"><draw:rect draw:style-name="gr18" draw:text-style-name="P16" svg:width="2.876cm" svg:height="0.948cm" svg:x="4.662cm" svg:y="0.026cm"><text:p text:style-name="P16"><text:span text:style-name="T16">HTML</text:span></text:p></draw:rect><draw:line draw:style-name="gr3" draw:text-style-name="P16" svg:x1="6.118cm" svg:y1="0.97cm" svg:x2="6.118cm" svg:y2="22.842cm"><text:p/></draw:line></draw:g><draw:g draw:style-name="gr17"><draw:rect draw:style-name="gr18" draw:text-style-name="P16" svg:width="2.876cm" svg:height="0.948cm" svg:x="0cm" svg:y="0.026cm"><text:p text:style-name="P16"><text:span text:style-name="T16">ユーザ</text:span></text:p></draw:rect><draw:line draw:style-name="gr3" draw:text-style-name="P16" svg:x1="1.481cm" svg:y1="0.97cm" svg:x2="1.481cm" svg:y2="22.842cm"><text:p/></draw:line></draw:g><draw:frame draw:style-name="gr27" draw:text-style-name="P25" svg:width="4.075cm" svg:height="1.241cm" svg:x="1.857cm" svg:y="0.993cm"><draw:text-box><text:p><text:span text:style-name="T15">19:</text:span></text:p><text:p><text:span text:style-name="T15">入出庫管理画面</text:span></text:p><text:p><text:span text:style-name="T15">カレンダーの日付を選択する。</text:span></text:p></draw:text-box></draw:frame><draw:frame draw:style-name="gr28" draw:text-style-name="P31" svg:width="4.007cm" svg:height="3.121cm" svg:x="6.394cm" svg:y="1.042cm"><draw:text-box><text:p><text:span text:style-name="T14">19.1:</text:span></text:p><text:p><text:span text:style-name="T14">カレンダーの日付を一時保存する要素の値が変わったときのイベントのコールバック関数が実行される。</text:span></text:p><text:p><text:span text:style-name="T14">$(document).on('change.tmpdate', temporaryElem, function()</text:span></text:p></draw:text-box></draw:frame><draw:rect draw:style-name="gr4" draw:text-style-name="P16" svg:width="0.341cm" svg:height="1.216cm" svg:x="1.319cm" svg:y="1.321cm"><text:p/></draw:rect><draw:rect draw:style-name="gr4" draw:text-style-name="P15" svg:width="0.346cm" svg:height="1.721cm" svg:x="5.937cm" svg:y="2.538cm"><text:p/></draw:rect><draw:line draw:style-name="gr11" draw:text-style-name="P16" svg:x1="1.659cm" svg:y1="2.535cm" svg:x2="5.935cm" svg:y2="2.535cm"><text:p/></draw:line><draw:g draw:style-name="gr17"><draw:rect draw:style-name="gr18" draw:text-style-name="P15" svg:width="2.878cm" svg:height="0.95cm" svg:x="9.163cm" svg:y="0cm"><text:p text:style-name="P16"><text:span text:style-name="T16">JavaScript</text:span></text:p></draw:rect><draw:line draw:style-name="gr3" draw:text-style-name="P16" svg:x1="10.602cm" svg:y1="0.945cm" svg:x2="10.602cm" svg:y2="22.817cm"><text:p/></draw:line></draw:g><draw:rect draw:style-name="gr4" draw:text-style-name="P15" svg:width="0.348cm" svg:height="16.735cm" svg:x="10.409cm" svg:y="4.258cm"><text:p/></draw:rect><draw:line draw:style-name="gr5" draw:text-style-name="P16" svg:x1="6.297cm" svg:y1="14.54cm" svg:x2="10.409cm" svg:y2="14.54cm"><text:p/></draw:line><draw:rect draw:style-name="gr8" draw:text-style-name="P15" svg:width="10.12cm" svg:height="4.668cm" svg:x="1.759cm" svg:y="11.585cm"><text:p/></draw:rect><draw:rect draw:style-name="gr9" draw:text-style-name="P20" svg:width="4.109cm" svg:height="0.668cm" svg:x="1.759cm" svg:y="11.585cm"><text:p text:style-name="P18"><text:span text:style-name="T26">loop(1,</text:span><text:span text:style-name="T31">checkedRecordLength</text:span><text:span text:style-name="T26"> )</text:span></text:p></draw:rect><draw:line draw:style-name="gr5" draw:text-style-name="P15" svg:x1="6.283cm" svg:y1="6.073cm" svg:x2="10.414cm" svg:y2="6.073cm"><text:p/></draw:line><draw:rect draw:style-name="gr4" draw:text-style-name="P15" svg:width="0.346cm" svg:height="1.616cm" svg:x="5.937cm" svg:y="6.08cm"><text:p/></draw:rect><draw:frame draw:style-name="gr6" draw:text-style-name="P17" svg:width="4.007cm" svg:height="1.562cm" svg:x="6.403cm" svg:y="6.101cm"><draw:text-box><text:p><text:span text:style-name="T14">19.3:</text:span></text:p><text:p><text:span text:style-name="T4">取得した数値をを変数に入れる。</text:span></text:p><text:p><text:span text:style-name="T4">checkedRecordLength</text:span></text:p></draw:text-box></draw:frame><draw:line draw:style-name="gr11" draw:text-style-name="P16" svg:x1="6.117cm" svg:y1="7.689cm" svg:x2="10.409cm" svg:y2="7.689cm"><text:p/></draw:line><draw:rect draw:style-name="gr4" draw:text-style-name="P15" svg:width="0.343cm" svg:height="1.364cm" svg:x="5.955cm" svg:y="14.54cm"><text:p/></draw:rect><draw:frame draw:style-name="gr24" draw:text-style-name="P21" svg:width="3.929cm" svg:height="2.892cm" svg:x="6.253cm" svg:y="11.594cm"><draw:text-box><text:p><text:span text:style-name="T32">19.6:</text:span></text:p><text:p><text:span text:style-name="T15">チェックの入った行の日付列にカレンダーで選択した日付を入れる。</text:span></text:p><text:p><text:span text:style-name="T33">$targetList.setCell(checkedRecord.eq(i).attr('id'), 'date', temporaryElem.val());</text:span></text:p></draw:text-box></draw:frame><draw:line draw:style-name="gr5" draw:text-style-name="P16" svg:x1="6.336cm" svg:y1="18.222cm" svg:x2="10.448cm" svg:y2="18.222cm"><text:p/></draw:line><draw:frame draw:style-name="gr29" draw:text-style-name="P17" svg:width="4.074cm" svg:height="2.795cm" svg:x="6.336cm" svg:y="16.252cm"><draw:text-box><text:p><text:span text:style-name="T34">19.7:</text:span></text:p><text:p><text:span text:style-name="T14">このコールバック関数を持つイベントを削除する。</text:span></text:p><text:p><text:span text:style-name="T14">$(document).off('change.tmpdate');</text:span></text:p></draw:text-box></draw:frame><draw:rect draw:style-name="gr4" draw:text-style-name="P15" svg:width="0.343cm" svg:height="1.064cm" svg:x="5.994cm" svg:y="18.223cm"><text:p/></draw:rect><draw:line draw:style-name="gr11" draw:text-style-name="P16" svg:x1="6.097cm" svg:y1="4.259cm" svg:x2="10.409cm" svg:y2="4.259cm"><text:p/></draw:line><draw:frame draw:style-name="gr15" draw:text-style-name="P21" svg:width="4.007cm" svg:height="1.654cm" svg:x="6.253cm" svg:y="4.378cm"><draw:text-box><text:p><text:span text:style-name="T35">19.2:</text:span></text:p><text:p><text:span text:style-name="T15">処理対象のレコードの数を取得する。</text:span></text:p><text:p><text:span text:style-name="T11">checkedRecord.length;</text:span></text:p></draw:text-box></draw:frame><draw:frame draw:style-name="gr15" draw:text-style-name="P21" svg:width="4.007cm" svg:height="1.654cm" svg:x="6.403cm" svg:y="7.775cm"><draw:text-box><text:p><text:span text:style-name="T23">19.4:</text:span></text:p><text:p><text:span text:style-name="T15">処理対象のテーブルを取得する。</text:span></text:p><text:p><text:span text:style-name="T33">$(target + '-list');</text:span></text:p></draw:text-box></draw:frame><draw:frame draw:style-name="gr15" draw:text-style-name="P21" svg:width="4.007cm" svg:height="1.654cm" svg:x="6.403cm" svg:y="9.476cm"><draw:text-box><text:p><text:span text:style-name="T23">19.5:</text:span></text:p><text:p><text:span text:style-name="T11">取得したテーブルをを変数に入れる。</text:span></text:p><text:p><text:span text:style-name="T36">$targetList</text:span></text:p></draw:text-box></draw:frame><draw:rect draw:style-name="gr4" draw:text-style-name="P15" svg:width="0.346cm" svg:height="1.616cm" svg:x="5.937cm" svg:y="9.454cm"><text:p/></draw:rect><draw:line draw:style-name="gr5" draw:text-style-name="P15" svg:x1="6.283cm" svg:y1="9.454cm" svg:x2="10.414cm" svg:y2="9.454cm"><text:p/></draw:line><draw:line draw:style-name="gr11" draw:text-style-name="P16" svg:x1="6.117cm" svg:y1="11.068cm" svg:x2="10.409cm" svg:y2="11.068cm"><text:p/></draw:line><draw:line draw:style-name="gr5" draw:text-style-name="P16" svg:x1="6.297cm" svg:y1="20.99cm" svg:x2="10.409cm" svg:y2="20.99cm"><text:p/></draw:line><draw:frame draw:style-name="gr15" draw:text-style-name="P21" svg:width="4.074cm" svg:height="1.654cm" svg:x="6.336cm" svg:y="19.251cm"><draw:text-box><text:p><text:span text:style-name="T32">19.8:</text:span></text:p><text:p><text:span text:style-name="T15">カレンダーの値を一時保存するために作った要素を消す。</text:span></text:p><text:p><text:span text:style-name="T33">$'fig12-tmpdate').remove();</text:span></text:p></draw:text-box></draw:frame><draw:rect draw:style-name="gr4" draw:text-style-name="P15" svg:width="0.343cm" svg:height="1.064cm" svg:x="5.955cm" svg:y="20.992cm"><text:p/></draw:rect></draw:g></text:p>
      <text:p text:style-name="P2"><draw:g text:anchor-type="as-char" draw:z-index="2" draw:style-name="gr1"><draw:frame draw:style-name="gr7" draw:text-style-name="P29" svg:width="4.054cm" svg:height="1.952cm" svg:x="6.302cm" svg:y="18.046cm"><draw:text-box><text:p text:style-name="P18"><text:span text:style-name="T4">20.10</text:span></text:p><text:p text:style-name="P18"><text:span text:style-name="T27">レコードを追加する。</text:span></text:p><text:p><text:span text:style-name="T27">$('#fig5-list').addRowData(undefined, values);</text:span></text:p></draw:text-box></draw:frame><draw:frame draw:style-name="gr19" draw:text-style-name="P26" svg:width="4.075cm" svg:height="2.479cm" svg:x="6.249cm" svg:y="14.132cm"><draw:text-box><text:p><text:span text:style-name="T23">20.8:</text:span></text:p><text:p><text:span text:style-name="T18">上書き確認のダイアログを出す</text:span></text:p><text:p><text:span text:style-name="T18">$('#check_product_code').dialog('open');</text:span></text:p></draw:text-box></draw:frame><draw:g draw:style-name="gr17"><draw:rect draw:style-name="gr18" draw:text-style-name="P16" svg:width="2.86cm" svg:height="0.943cm" svg:x="4.639cm" svg:y="0.026cm"><text:p text:style-name="P16"><text:span text:style-name="T16">HTML</text:span></text:p></draw:rect><draw:line draw:style-name="gr3" draw:text-style-name="P16" svg:x1="6.087cm" svg:y1="0.965cm" svg:x2="6.087cm" svg:y2="22.725cm"><text:p/></draw:line></draw:g><draw:g draw:style-name="gr17"><draw:rect draw:style-name="gr18" draw:text-style-name="P16" svg:width="2.862cm" svg:height="0.943cm" svg:x="0cm" svg:y="0.026cm"><text:p text:style-name="P16"><text:span text:style-name="T16">ユーザ</text:span></text:p></draw:rect><draw:line draw:style-name="gr3" draw:text-style-name="P16" svg:x1="1.474cm" svg:y1="0.965cm" svg:x2="1.474cm" svg:y2="22.725cm"><text:p/></draw:line></draw:g><draw:frame draw:style-name="gr15" draw:text-style-name="P25" svg:width="4.054cm" svg:height="1.654cm" svg:x="1.849cm" svg:y="1.152cm"><draw:text-box><text:p><text:span text:style-name="T19">20:</text:span></text:p><text:p><text:span text:style-name="T18">製品管理画面</text:span></text:p><text:p><text:span text:style-name="T18">ダイアログで製品情報を登録する。</text:span></text:p></draw:text-box></draw:frame><draw:frame draw:style-name="gr24" draw:text-style-name="P25" svg:width="3.987cm" svg:height="2.892cm" svg:x="6.361cm" svg:y="1.171cm"><draw:text-box><text:p><text:span text:style-name="T19">20.1:</text:span></text:p><text:p><text:span text:style-name="T28">製品追加ダイアログの登録ボタンクリックイベントのコールバック関数が実行される。</text:span></text:p><text:p><text:span text:style-name="T28">$('#fig5-edit').dialog({buttons:[“</text:span><text:span text:style-name="T28">登録”</text:span><text:span text:style-name="T28">:function(){}]})</text:span></text:p><text:p><text:span text:style-name="T28"/></text:p></draw:text-box></draw:frame><draw:rect draw:style-name="gr4" draw:text-style-name="P16" svg:width="0.339cm" svg:height="1.516cm" svg:x="1.312cm" svg:y="1.314cm"><text:p/></draw:rect><draw:rect draw:style-name="gr4" draw:text-style-name="P15" svg:width="0.345cm" svg:height="0.96cm" svg:x="5.907cm" svg:y="2.829cm"><text:p/></draw:rect><draw:line draw:style-name="gr11" draw:text-style-name="P16" svg:x1="1.653cm" svg:y1="2.828cm" svg:x2="5.907cm" svg:y2="2.828cm"><text:p/></draw:line><draw:g draw:style-name="gr17"><draw:rect draw:style-name="gr18" draw:text-style-name="P15" svg:width="2.864cm" svg:height="0.944cm" svg:x="9.116cm" svg:y="0cm"><text:p text:style-name="P16"><text:span text:style-name="T16">JavaScript</text:span></text:p></draw:rect><draw:line draw:style-name="gr3" draw:text-style-name="P16" svg:x1="10.548cm" svg:y1="0.942cm" svg:x2="10.548cm" svg:y2="22.702cm"><text:p/></draw:line></draw:g><draw:rect draw:style-name="gr4" draw:text-style-name="P15" svg:width="0.345cm" svg:height="18.326cm" svg:x="10.356cm" svg:y="3.789cm"><text:p/></draw:rect><draw:line draw:style-name="gr5" draw:text-style-name="P16" svg:x1="6.233cm" svg:y1="16.745cm" svg:x2="10.324cm" svg:y2="16.745cm"><text:p/></draw:line><draw:rect draw:style-name="gr8" draw:text-style-name="P15" svg:width="9.715cm" svg:height="5.21cm" svg:x="2.073cm" svg:y="12.809cm"><text:p/></draw:rect><draw:rect draw:style-name="gr9" draw:text-style-name="P20" svg:width="3.758cm" svg:height="0.664cm" svg:x="2.048cm" svg:y="12.809cm"><text:p text:style-name="P18"><text:span text:style-name="T10">loop(1,</text:span><text:span text:style-name="T29">製品コードセル数</text:span><text:span text:style-name="T10"> </text:span><text:span text:style-name="T10">)</text:span></text:p></draw:rect><draw:line draw:style-name="gr5" draw:text-style-name="P15" svg:x1="6.218cm" svg:y1="7.146cm" svg:x2="14.548cm" svg:y2="7.146cm"><text:p/></draw:line><draw:rect draw:style-name="gr4" draw:text-style-name="P15" svg:width="0.348cm" svg:height="1.819cm" svg:x="5.872cm" svg:y="7.146cm"><text:p/></draw:rect><draw:frame draw:style-name="gr25" draw:text-style-name="P14" svg:width="3.987cm" svg:height="1.846cm" svg:x="6.503cm" svg:y="7.147cm"><draw:text-box><text:p><text:span text:style-name="T1">20.4:</text:span></text:p><text:p><text:span text:style-name="T2">取得したフォームの値を連想配列のフォーム名に対応したキーの値に設定する。</text:span></text:p><text:p><text:span text:style-name="T2">retMap[$(this).attr('name')]</text:span></text:p></draw:text-box></draw:frame><draw:line draw:style-name="gr11" draw:text-style-name="P16" svg:x1="6.054cm" svg:y1="8.965cm" svg:x2="14.55cm" svg:y2="8.965cm"><text:p/></draw:line><draw:rect draw:style-name="gr4" draw:text-style-name="P15" svg:width="0.339cm" svg:height="0.817cm" svg:x="5.893cm" svg:y="16.748cm"><text:p/></draw:rect><draw:line draw:style-name="gr5" draw:text-style-name="P16" svg:x1="10.701cm" svg:y1="10.728cm" svg:x2="14.792cm" svg:y2="10.728cm"><text:p/></draw:line><draw:frame draw:style-name="gr6" draw:text-style-name="P30" svg:width="3.507cm" svg:height="1.562cm" svg:x="10.873cm" svg:y="9.223cm"><draw:text-box><text:p><text:span text:style-name="T4">20.5:</text:span></text:p><text:p><text:span text:style-name="T27">取得したダイアログの入力データを返す。</text:span></text:p><text:p><text:span text:style-name="T27">return retMap;</text:span></text:p></draw:text-box></draw:frame><draw:line draw:style-name="gr11" draw:text-style-name="P16" svg:x1="6.057cm" svg:y1="3.789cm" svg:x2="10.347cm" svg:y2="3.789cm"><text:p/></draw:line><draw:frame draw:style-name="gr7" draw:text-style-name="P17" svg:width="3.987cm" svg:height="1.952cm" svg:x="6.535cm" svg:y="5.212cm"><draw:text-box><text:p><text:span text:style-name="T4">20.3:</text:span></text:p><text:p><text:span text:style-name="T5">ダイアログのフォームの値を順次取得する。</text:span></text:p><text:p><text:span text:style-name="T5">$.each($(selector + ' input'), function(){$(this).val;});</text:span></text:p></draw:text-box></draw:frame><draw:frame draw:style-name="gr7" draw:text-style-name="P17" svg:width="3.987cm" svg:height="1.952cm" svg:x="6.369cm" svg:y="9.165cm"><draw:text-box><text:p><text:span text:style-name="T4">20.6:</text:span></text:p><text:p><text:span text:style-name="T5">テーブルの製品列のセルを取得する。</text:span></text:p><text:p><text:span text:style-name="T5">$('td[aria-describedby="fig5-list_product_code"]');</text:span></text:p></draw:text-box></draw:frame><draw:frame draw:style-name="gr6" draw:text-style-name="P17" svg:width="3.987cm" svg:height="1.562cm" svg:x="6.338cm" svg:y="11.113cm"><draw:text-box><text:p><text:span text:style-name="T4">20.7:</text:span></text:p><text:p><text:span text:style-name="T30">取得したセルを配列で変数に格納する。</text:span></text:p><text:p><text:span text:style-name="T30">product_codes</text:span></text:p></draw:text-box></draw:frame><draw:rect draw:style-name="gr4" draw:text-style-name="P15" svg:width="0.345cm" svg:height="1.454cm" svg:x="5.902cm" svg:y="11.169cm"><text:p/></draw:rect><draw:line draw:style-name="gr5" draw:text-style-name="P15" svg:x1="6.247cm" svg:y1="11.169cm" svg:x2="10.357cm" svg:y2="11.169cm"><text:p/></draw:line><draw:line draw:style-name="gr11" draw:text-style-name="P16" svg:x1="6.054cm" svg:y1="12.621cm" svg:x2="10.324cm" svg:y2="12.621cm"><text:p/></draw:line><draw:line draw:style-name="gr5" draw:text-style-name="P16" svg:x1="6.264cm" svg:y1="20.031cm" svg:x2="10.355cm" svg:y2="20.031cm"><text:p/></draw:line><draw:rect draw:style-name="gr4" draw:text-style-name="P15" svg:width="0.339cm" svg:height="0.659cm" svg:x="5.932cm" svg:y="20.031cm"><text:p/></draw:rect><draw:rect draw:style-name="gr18" draw:text-style-name="P20" svg:width="3.573cm" svg:height="0.585cm" svg:x="13.026cm" svg:y="2.083cm"><text:p><text:span text:style-name="T22">getEditDialogValues()</text:span></text:p></draw:rect><draw:line draw:style-name="gr3" draw:text-style-name="P15" svg:x1="14.803cm" svg:y1="2.667cm" svg:x2="14.803cm" svg:y2="11.222cm"><text:p/></draw:line><draw:rect draw:style-name="gr4" draw:text-style-name="P15" svg:width="0.339cm" svg:height="5.709cm" svg:x="14.55cm" svg:y="5.02cm"><text:p/></draw:rect><draw:line draw:style-name="gr11" draw:text-style-name="P16" svg:x1="10.669cm" svg:y1="5.021cm" svg:x2="14.55cm" svg:y2="5.021cm"><text:p/></draw:line><draw:frame draw:style-name="gr19" draw:text-style-name="P25" svg:width="2.834cm" svg:height="2.479cm" svg:x="11.021cm" svg:y="2.501cm"><draw:text-box><text:p><text:span text:style-name="T23">20.2:</text:span></text:p><text:p><text:span text:style-name="T21">ダイアログで入力されたデータを連想配列として取得する。</text:span></text:p><text:p><text:span text:style-name="T28">getEditDialogValues('#fig5-edit');</text:span></text:p></draw:text-box></draw:frame><draw:rect draw:style-name="gr8" draw:text-style-name="P15" svg:width="13.309cm" svg:height="3.917cm" svg:x="1.766cm" svg:y="5.265cm"><text:p/></draw:rect><draw:rect draw:style-name="gr9" draw:text-style-name="P20" svg:width="3.216cm" svg:height="0.664cm" svg:x="1.766cm" svg:y="5.265cm"><text:p text:style-name="P18"><text:span text:style-name="T10">loop(1,</text:span><text:span text:style-name="T29">入力項目数</text:span><text:span text:style-name="T10"> </text:span><text:span text:style-name="T10">)</text:span></text:p></draw:rect><draw:frame draw:style-name="gr21" draw:text-style-name="P26" svg:width="3.516cm" svg:height="0.415cm" svg:x="6.189cm" svg:y="13.642cm"><draw:text-box><text:p><text:span text:style-name="T24">[</text:span><text:span text:style-name="T23">製品コードに被りがある</text:span><text:span text:style-name="T23">]</text:span></text:p></draw:text-box></draw:frame><draw:line draw:style-name="gr22" draw:text-style-name="P15" svg:x1="1.474cm" svg:y1="17.675cm" svg:x2="10.356cm" svg:y2="17.664cm"><text:p/></draw:line><draw:rect draw:style-name="gr8" draw:text-style-name="P15" svg:width="10.99cm" svg:height="4.169cm" svg:x="0.009cm" svg:y="13.656cm"><text:p/></draw:rect><draw:rect draw:style-name="gr9" draw:text-style-name="P27" svg:width="1.318cm" svg:height="0.664cm" svg:x="0.009cm" svg:y="13.656cm"><text:p text:style-name="P16"><text:span text:style-name="T25">break</text:span></text:p></draw:rect><draw:frame draw:style-name="gr13" draw:text-style-name="P28" svg:width="3.047cm" svg:height="0.828cm" svg:x="2.261cm" svg:y="16.674cm"><draw:text-box><text:p text:style-name="P16"><text:span text:style-name="T19">処理を終える</text:span></text:p><text:p text:style-name="P16"><text:span text:style-name="T19">return false;</text:span></text:p></draw:text-box></draw:frame><draw:frame draw:style-name="gr26" draw:text-style-name="P17" svg:width="3.472cm" svg:height="1.172cm" svg:x="6.468cm" svg:y="20.523cm"><draw:text-box><text:p><text:span text:style-name="T4">20.11:</text:span></text:p><text:p><text:span text:style-name="T27">編集ダイアログを閉じる。</text:span></text:p><text:p><text:span text:style-name="T27">$(this).dialog('close');</text:span></text:p></draw:text-box></draw:frame><draw:rect draw:style-name="gr4" draw:text-style-name="P15" svg:width="0.341cm" svg:height="0.749cm" svg:x="5.962cm" svg:y="21.788cm"><text:p/></draw:rect><draw:line draw:style-name="gr5" draw:text-style-name="P15" svg:x1="6.304cm" svg:y1="21.788cm" svg:x2="10.397cm" svg:y2="21.788cm"><text:p/></draw:line></draw:g></text:p>
      <text:p text:style-name="P2"><draw:g text:anchor-type="as-char" draw:z-index="1" draw:style-name="gr1"><draw:g draw:style-name="gr17"><draw:g draw:style-name="gr17"><draw:rect draw:style-name="gr18" draw:text-style-name="P16" svg:width="2.86cm" svg:height="0.943cm" svg:x="4.639cm" svg:y="0.026cm"><text:p text:style-name="P16"><text:span text:style-name="T16">HTML</text:span></text:p></draw:rect><draw:line draw:style-name="gr3" draw:text-style-name="P16" svg:x1="6.084cm" svg:y1="0.965cm" svg:x2="6.084cm" svg:y2="22.725cm"><text:p/></draw:line></draw:g><draw:g draw:style-name="gr17"><draw:rect draw:style-name="gr18" draw:text-style-name="P16" svg:width="2.862cm" svg:height="0.943cm" svg:x="0cm" svg:y="0.026cm"><text:p text:style-name="P16"><text:span text:style-name="T16">ユーザ</text:span></text:p></draw:rect><draw:line draw:style-name="gr3" draw:text-style-name="P16" svg:x1="1.474cm" svg:y1="0.965cm" svg:x2="1.474cm" svg:y2="22.725cm"><text:p/></draw:line></draw:g><draw:frame draw:style-name="gr15" draw:text-style-name="P25" svg:width="4.054cm" svg:height="1.654cm" svg:x="1.849cm" svg:y="1.483cm"><draw:text-box><text:p><text:span text:style-name="T17">21:</text:span></text:p><text:p><text:span text:style-name="T18">社員追加画面</text:span></text:p><text:p><text:span text:style-name="T18">人物リストのレコードをチェックして追加ボタンを押す。</text:span></text:p></draw:text-box></draw:frame><draw:frame draw:style-name="gr19" draw:text-style-name="P26" svg:width="3.987cm" svg:height="2.479cm" svg:x="6.369cm" svg:y="1.997cm"><draw:text-box><text:p><text:span text:style-name="T19">21.1:</text:span></text:p><text:p><text:span text:style-name="T20">社員追加が面の追加ボタンのクリックイベントのコールバック関数が実行される。</text:span></text:p><text:p><text:span text:style-name="T20">$(this).on('click', '#fig4-5 .choose-record', function(){});</text:span></text:p></draw:text-box></draw:frame><draw:rect draw:style-name="gr4" draw:text-style-name="P16" svg:width="0.339cm" svg:height="1.945cm" svg:x="1.312cm" svg:y="1.314cm"><text:p/></draw:rect><draw:rect draw:style-name="gr4" draw:text-style-name="P15" svg:width="0.345cm" svg:height="1.361cm" svg:x="5.907cm" svg:y="3.133cm"><text:p/></draw:rect><draw:line draw:style-name="gr11" draw:text-style-name="P16" svg:x1="1.653cm" svg:y1="3.161cm" svg:x2="5.907cm" svg:y2="3.161cm"><text:p/></draw:line><draw:g draw:style-name="gr17"><draw:rect draw:style-name="gr18" draw:text-style-name="P15" svg:width="2.864cm" svg:height="0.944cm" svg:x="9.116cm" svg:y="0cm"><text:p text:style-name="P16"><text:span text:style-name="T16">JavaScript</text:span></text:p></draw:rect><draw:line draw:style-name="gr3" draw:text-style-name="P16" svg:x1="10.548cm" svg:y1="0.941cm" svg:x2="10.548cm" svg:y2="22.701cm"><text:p/></draw:line></draw:g><draw:rect draw:style-name="gr4" draw:text-style-name="P15" svg:width="0.345cm" svg:height="18.291cm" svg:x="10.347cm" svg:y="4.493cm"><text:p/></draw:rect><draw:line draw:style-name="gr5" draw:text-style-name="P15" svg:x1="6.16cm" svg:y1="8.996cm" svg:x2="12.947cm" svg:y2="8.996cm"><text:p/></draw:line><draw:rect draw:style-name="gr4" draw:text-style-name="P15" svg:width="0.348cm" svg:height="2.299cm" svg:x="5.948cm" svg:y="8.996cm"><text:p/></draw:rect><draw:frame draw:style-name="gr15" draw:text-style-name="P21" svg:width="3.615cm" svg:height="1.654cm" svg:x="6.562cm" svg:y="9.435cm"><draw:text-box><text:p><text:span text:style-name="T11">21.4:</text:span></text:p><text:p><text:span text:style-name="T11">取得したレコードを変数に格納する。</text:span></text:p><text:p><text:span text:style-name="T15">$checkedrow</text:span></text:p></draw:text-box></draw:frame><draw:line draw:style-name="gr11" draw:text-style-name="P15" svg:x1="6.084cm" svg:y1="11.294cm" svg:x2="13.004cm" svg:y2="11.294cm"><text:p/></draw:line><draw:line draw:style-name="gr11" draw:text-style-name="P16" svg:x1="6.054cm" svg:y1="4.494cm" svg:x2="10.344cm" svg:y2="4.494cm"><text:p/></draw:line><draw:frame draw:style-name="gr19" draw:text-style-name="P21" svg:width="3.747cm" svg:height="2.479cm" svg:x="6.369cm" svg:y="6.309cm"><draw:text-box><text:p><text:span text:style-name="T11">21.3:</text:span></text:p><text:p><text:span text:style-name="T21">チェックが入ったレコードを取得する。</text:span></text:p><text:p><text:span text:style-name="T15">$(getRowFrom +' .jqgrow:has(input:checkbox:checked)');</text:span></text:p></draw:text-box></draw:frame><draw:rect draw:style-name="gr18" draw:text-style-name="P20" svg:width="2.924cm" svg:height="0.592cm" svg:x="11.679cm" svg:y="2.32cm"><text:p><text:span text:style-name="T22">addSelectedRows()</text:span></text:p></draw:rect><draw:line draw:style-name="gr3" draw:text-style-name="P15" svg:x1="13.12cm" svg:y1="2.91cm" svg:x2="13.171cm" svg:y2="22.653cm"><text:p/></draw:line><draw:rect draw:style-name="gr4" draw:text-style-name="P15" svg:width="0.339cm" svg:height="15.273cm" svg:x="13.007cm" svg:y="7.507cm"><text:p/></draw:rect><draw:line draw:style-name="gr11" draw:text-style-name="P16" svg:x1="10.691cm" svg:y1="7.507cm" svg:x2="13.254cm" svg:y2="7.507cm"><text:p/></draw:line><draw:frame draw:style-name="gr20" draw:text-style-name="P26" svg:width="2.116cm" svg:height="4.543cm" svg:x="10.881cm" svg:y="2.826cm"><draw:text-box><text:p><text:span text:style-name="T23">21.2:</text:span></text:p><text:p><text:span text:style-name="T18">選択した人物レコードを社員管理テーブルに追加する。</text:span></text:p><text:p><text:span text:style-name="T20">addSelectedRows('#fig4-5-list', '#fig4-3-list', checkboxHtml, arrayStrings);</text:span></text:p></draw:text-box></draw:frame><draw:frame draw:style-name="gr21" draw:text-style-name="P26" svg:width="4.19cm" svg:height="0.415cm" svg:x="6.087cm" svg:y="12.324cm"><draw:text-box><text:p><text:span text:style-name="T24">[</text:span><text:span text:style-name="T24">レコードが取得できなかった</text:span><text:span text:style-name="T23">]</text:span></text:p></draw:text-box></draw:frame><draw:line draw:style-name="gr22" draw:text-style-name="P15" svg:x1="6.084cm" svg:y1="14.273cm" svg:x2="13.004cm" svg:y2="14.273cm"><text:p/></draw:line><draw:rect draw:style-name="gr8" draw:text-style-name="P15" svg:width="9.446cm" svg:height="2.931cm" svg:x="4.03cm" svg:y="12.109cm"><text:p/></draw:rect><draw:rect draw:style-name="gr9" draw:text-style-name="P27" svg:width="1.318cm" svg:height="0.664cm" svg:x="4.03cm" svg:y="12.109cm"><text:p text:style-name="P16"><text:span text:style-name="T25">break</text:span></text:p></draw:rect><draw:frame draw:style-name="gr13" draw:text-style-name="P28" svg:width="3.047cm" svg:height="0.828cm" svg:x="6.659cm" svg:y="13.252cm"><draw:text-box><text:p text:style-name="P16"><text:span text:style-name="T19">処理を終える</text:span></text:p><text:p text:style-name="P16"><text:span text:style-name="T19">return false;</text:span></text:p></draw:text-box></draw:frame><draw:rect draw:style-name="gr18" draw:text-style-name="P20" svg:width="2.913cm" svg:height="0.481cm" svg:x="13.951cm" svg:y="15.242cm"><text:p><text:span text:style-name="T22">appendRowData()</text:span></text:p></draw:rect><draw:line draw:style-name="gr3" draw:text-style-name="P15" svg:x1="15.475cm" svg:y1="16.545cm" svg:x2="15.475cm" svg:y2="21.883cm"><text:p/></draw:line><draw:frame draw:style-name="gr20" draw:text-style-name="P26" svg:width="1.969cm" svg:height="4.543cm" svg:x="13.376cm" svg:y="15.794cm"><draw:text-box><text:p><text:span text:style-name="T23">21.5:</text:span></text:p><text:p><text:span text:style-name="T23">指定したテーブルにチェックされたレコードを追加する。</text:span></text:p><text:p><text:span text:style-name="T26">appendRowData($checkedrow, $grid, addElem, elemStrings, targetGrid)</text:span></text:p></draw:text-box></draw:frame><draw:rect draw:style-name="gr4" draw:text-style-name="P15" svg:width="0.348cm" svg:height="2.287cm" svg:x="15.344cm" svg:y="20.488cm"><text:p/></draw:rect><draw:line draw:style-name="gr11" draw:text-style-name="P16" svg:x1="13.346cm" svg:y1="20.489cm" svg:x2="15.344cm" svg:y2="20.489cm"><text:p/></draw:line></draw:g><draw:line draw:style-name="gr23" draw:text-style-name="P16" svg:x1="10.349cm" svg:y1="22.775cm" svg:x2="15.66cm" svg:y2="22.775cm"><text:p/></draw:line></draw:g></text:p>
      <text:p text:style-name="P2"><draw:g text:anchor-type="as-char" draw:z-index="0" draw:style-name="gr1"><draw:frame draw:style-name="gr2" draw:text-style-name="P14" svg:width="1.451cm" svg:height="4.058cm" svg:x="14.233cm" svg:y="5.941cm"><draw:text-box><text:p><text:span text:style-name="T1">21.8:</text:span></text:p><text:p><text:span text:style-name="T2">レコードのデータの連想配列にデータを追加する。</text:span></text:p><text:p text:style-name="P13"><text:span text:style-name="T3">rowdata[elemStrings[j]] = addElem[elemStrings[j]];</text:span></text:p></draw:text-box></draw:frame><draw:line draw:style-name="gr3" draw:text-style-name="P15" svg:x1="-0.001cm" svg:y1="0.279cm" svg:x2="-0.001cm" svg:y2="22.042cm"><text:p/></draw:line><draw:line draw:style-name="gr3" draw:text-style-name="P16" svg:x1="4.611cm" svg:y1="0.122cm" svg:x2="4.611cm" svg:y2="21.882cm"><text:p/></draw:line><draw:line draw:style-name="gr3" draw:text-style-name="P16" svg:x1="9.043cm" svg:y1="0.122cm" svg:x2="9.043cm" svg:y2="21.882cm"><text:p/></draw:line><draw:line draw:style-name="gr3" draw:text-style-name="P15" svg:x1="11.645cm" svg:y1="0.078cm" svg:x2="11.696cm" svg:y2="17.886cm"><text:p/></draw:line><draw:line draw:style-name="gr3" draw:text-style-name="P15" svg:x1="14cm" svg:y1="0.041cm" svg:x2="14.005cm" svg:y2="17.44cm"><text:p/></draw:line><draw:rect draw:style-name="gr4" draw:text-style-name="P15" svg:width="0.348cm" svg:height="1.546cm" svg:x="4.41cm" svg:y="3.54cm"><text:p/></draw:rect><draw:rect draw:style-name="gr4" draw:text-style-name="P15" svg:width="0.348cm" svg:height="15.818cm" svg:x="13.836cm" svg:y="0.042cm"><text:p/></draw:rect><draw:rect draw:style-name="gr4" draw:text-style-name="P15" svg:width="0.339cm" svg:height="16.368cm" svg:x="11.532cm" svg:y="0cm"><text:p/></draw:rect><draw:rect draw:style-name="gr4" draw:text-style-name="P15" svg:width="0.345cm" svg:height="17.047cm" svg:x="8.872cm" svg:y="0cm"><text:p/></draw:rect><draw:line draw:style-name="gr5" draw:text-style-name="P15" svg:x1="4.757cm" svg:y1="3.54cm" svg:x2="13.869cm" svg:y2="3.54cm"><text:p/></draw:line><draw:frame draw:style-name="gr6" draw:text-style-name="P17" svg:width="3.987cm" svg:height="1.562cm" svg:x="4.852cm" svg:y="3.542cm"><draw:text-box><text:p><text:span text:style-name="T4">21.7:</text:span></text:p><text:p><text:span text:style-name="T5">取得したレコードを変数に入れる。</text:span></text:p><text:p text:style-name="P13"><text:span text:style-name="T6">rowdata</text:span></text:p></draw:text-box></draw:frame><draw:frame draw:style-name="gr7" draw:text-style-name="P17" svg:width="3.987cm" svg:height="1.952cm" svg:x="4.729cm" svg:y="1.607cm"><draw:text-box><text:p><text:span text:style-name="T4">21.6:</text:span></text:p><text:p><text:span text:style-name="T5">チェックされたレコードを</text:span><text:span text:style-name="T5">1</text:span><text:span text:style-name="T5">件ずつ取得する。</text:span></text:p><text:p><text:span text:style-name="T7">grid.getRowData(checkedRow.eq(i).attr("id"));</text:span></text:p></draw:text-box></draw:frame><draw:rect draw:style-name="gr8" draw:text-style-name="P15" svg:width="15.731cm" svg:height="13.131cm" svg:x="0.249cm" svg:y="1.66cm"><text:p/></draw:rect><draw:rect draw:style-name="gr9" draw:text-style-name="P19" svg:width="4.225cm" svg:height="0.666cm" svg:x="0.249cm" svg:y="1.66cm"><text:p text:style-name="P18"><text:span text:style-name="T8">loop(1,</text:span><text:span text:style-name="T9">チェックされたレコード数</text:span><text:span text:style-name="T8">)</text:span></text:p></draw:rect><draw:rect draw:style-name="gr9" draw:text-style-name="P20" svg:width="1.456cm" svg:height="0.451cm" svg:x="0.619cm" svg:y="5.315cm"><text:p text:style-name="P18"><text:span text:style-name="T10">opt</text:span></text:p></draw:rect><draw:frame draw:style-name="gr10" draw:text-style-name="P21" svg:width="3.987cm" svg:height="0.551cm" svg:x="4.759cm" svg:y="5.486cm"><draw:text-box><text:p><text:span text:style-name="T11">[</text:span><text:span text:style-name="T11">追記するデータがあれば</text:span><text:span text:style-name="T11">]</text:span></text:p></draw:text-box></draw:frame><draw:rect draw:style-name="gr8" draw:text-style-name="P15" svg:width="9.621cm" svg:height="4.532cm" svg:x="6.062cm" svg:y="6.057cm"><text:p/></draw:rect><draw:rect draw:style-name="gr8" draw:text-style-name="P15" svg:width="15.248cm" svg:height="5.437cm" svg:x="0.619cm" svg:y="5.315cm"><text:p/></draw:rect><draw:line draw:style-name="gr11" draw:text-style-name="P16" svg:x1="4.611cm" svg:y1="5.084cm" svg:x2="13.868cm" svg:y2="5.084cm"><text:p/></draw:line><draw:rect draw:style-name="gr9" draw:text-style-name="P22" svg:width="2.675cm" svg:height="0.666cm" svg:x="6.062cm" svg:y="6.057cm"><text:p text:style-name="P18"><text:span text:style-name="T12">loop(1,</text:span><text:span text:style-name="T13">追記データ数</text:span><text:span text:style-name="T12">)</text:span></text:p></draw:rect><draw:polyline draw:style-name="gr11" draw:text-style-name="P16" svg:width="0.9cm" svg:height="0.346cm" svg:x="14.233cm" svg:y="10.077cm" svg:viewBox="0 0 901 347" draw:points="0,0 901,0 901,347 0,347"><text:p/></draw:polyline><draw:line draw:style-name="gr5" draw:text-style-name="P15" svg:x1="4.72cm" svg:y1="13.139cm" svg:x2="13.832cm" svg:y2="13.139cm"><text:p/></draw:line><draw:rect draw:style-name="gr4" draw:text-style-name="P15" svg:width="0.348cm" svg:height="0.84cm" svg:x="4.489cm" svg:y="13.139cm"><text:p/></draw:rect><draw:frame draw:style-name="gr12" draw:text-style-name="P23" svg:width="3.987cm" svg:height="2.341cm" svg:x="4.886cm" svg:y="10.857cm"><draw:text-box><text:p><text:span text:style-name="T14">21.9:</text:span></text:p><text:p><text:span text:style-name="T14">追加対象のリストにレコードを追加する。</text:span></text:p><text:p><text:span text:style-name="T14">$(targetGrid).addRowData(undefined, rowdata);</text:span></text:p></draw:text-box></draw:frame><draw:line draw:style-name="gr5" draw:text-style-name="P15" svg:x1="11.871cm" svg:y1="15.859cm" svg:x2="14.18cm" svg:y2="15.859cm"><text:p/></draw:line><draw:frame draw:style-name="gr13" draw:text-style-name="P24" svg:width="1.463cm" svg:height="0.828cm" svg:x="12.099cm" svg:y="14.885cm"><draw:text-box><text:p><text:span text:style-name="T15">21.10:</text:span></text:p><text:p><text:span text:style-name="T15">関数終了</text:span></text:p></draw:text-box></draw:frame><draw:line draw:style-name="gr5" draw:text-style-name="P15" svg:x1="9.223cm" svg:y1="16.332cm" svg:x2="11.532cm" svg:y2="16.332cm"><text:p/></draw:line><draw:frame draw:style-name="gr14" draw:text-style-name="P24" svg:width="1.941cm" svg:height="1.273cm" svg:x="9.47cm" svg:y="15.007cm"><draw:text-box><text:p><text:span text:style-name="T15">21.11:</text:span></text:p><text:p><text:span text:style-name="T15">関数終了</text:span></text:p><text:p><text:span text:style-name="T15">return true;</text:span></text:p></draw:text-box></draw:frame><draw:line draw:style-name="gr5" draw:text-style-name="P15" svg:x1="4.782cm" svg:y1="17.046cm" svg:x2="8.871cm" svg:y2="17.046cm"><text:p/></draw:line><draw:rect draw:style-name="gr4" draw:text-style-name="P15" svg:width="0.348cm" svg:height="0.84cm" svg:x="4.436cm" svg:y="16.94cm"><text:p/></draw:rect><draw:frame draw:style-name="gr15" draw:text-style-name="P24" svg:width="3.802cm" svg:height="1.654cm" svg:x="4.725cm" svg:y="15.251cm"><draw:text-box><text:p><text:span text:style-name="T15">21.12:</text:span></text:p><text:p><text:span text:style-name="T15">社員一覧の画面に遷移する。</text:span></text:p><text:p><text:span text:style-name="T15">disappearPage();</text:span></text:p></draw:text-box></draw:frame><draw:line draw:style-name="gr16" draw:text-style-name="P16" svg:x1="8.872cm" svg:y1="0.001cm" svg:x2="14.183cm" svg:y2="0.001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1" svg:font-family="'ＭＳ 明朝'"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1" svg:font-family="'ＭＳ Ｐゴシック'" style:font-family-generic="swiss" style:font-pitch="variable"/>
    <style:font-face style:name="ＭＳ Ｐ明朝2"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長い破線" draw:style="rect" draw:dots1="1" draw:dots1-length="261%" draw:distance="14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3.2.2$MacOSX_X86_64 LibreOffice_project/edfb5295ba211bd31ad47d0bad0118690f76407d</meta:generator>
    <dc:date>2015-05-26T00:10:31.103514000</dc:date>
    <meta:editing-duration>PT17H22M36S</meta:editing-duration>
    <meta:editing-cycles>95</meta:editing-cycles>
    <meta:document-statistic meta:table-count="0" meta:image-count="0" meta:object-count="0" meta:page-count="17" meta:paragraph-count="19" meta:word-count="31" meta:character-count="32" meta:non-whitespace-character-count="32"/>
  </office:meta>
</office:document-meta>
</file>